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ucida Console', 'DejaVu Sans Mono', Monaco, 'Courier New', monospace"/>
    <style:font-face style:name="Menlo" svg:font-family="Menlo, Monaco, Consolas, 'Courier New', monospace"/>
    <style:font-face style:name="Proxima Nova" svg:font-family="'Proxima Nova', Arial, sans-serif"/>
    <style:font-face style:name="Verdana1" svg:font-family="Verdana, Geneva, Tahoma, Arial, Helvetica, sans-serif"/>
    <style:font-face style:name="FreeSans1" svg:font-family="FreeSans" style:font-family-generic="swiss"/>
    <style:font-face style:name="Geneva" svg:font-family="Geneva" style:font-family-generic="swiss"/>
    <style:font-face style:name="Helvetica" svg:font-family="Helvetica" style:font-family-generic="swiss"/>
    <style:font-face style:name="Tahoma" svg:font-family="Tahoma" style:font-family-generic="swiss"/>
    <style:font-face style:name="sans-serif" svg:font-family="sans-serif"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90d66" officeooo:paragraph-rsid="00090d66"/>
    </style:style>
    <style:style style:name="P2" style:family="paragraph" style:parent-style-name="Text_20_body">
      <style:text-properties officeooo:rsid="00049ed5" officeooo:paragraph-rsid="00049ed5"/>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ccd89"/>
    </style:style>
    <style:style style:name="P5" style:family="paragraph" style:parent-style-name="Text_20_body">
      <style:paragraph-properties fo:text-align="justify" style:justify-single-word="false"/>
      <style:text-properties officeooo:paragraph-rsid="0021cce8"/>
    </style:style>
    <style:style style:name="P6" style:family="paragraph" style:parent-style-name="Text_20_body">
      <style:paragraph-properties fo:text-align="justify" style:justify-single-word="false"/>
      <style:text-properties style:font-name="Verdana" fo:font-size="10pt" officeooo:rsid="0014dd39" officeooo:paragraph-rsid="0014dd39" style:font-size-asian="10pt" style:font-size-complex="10pt"/>
    </style:style>
    <style:style style:name="P7" style:family="paragraph" style:parent-style-name="Text_20_body">
      <style:text-properties officeooo:paragraph-rsid="002ede66"/>
    </style:style>
    <style:style style:name="P8" style:family="paragraph" style:parent-style-name="Text_20_body">
      <style:paragraph-properties fo:margin-left="0in" fo:margin-right="0in" fo:margin-top="0in" fo:margin-bottom="0in" style:contextual-spacing="false" fo:widows="1" fo:text-indent="0in" style:auto-text-indent="false" fo:padding="0in" fo:border="none"/>
    </style:style>
    <style:style style:name="P9" style:family="paragraph" style:parent-style-name="Text_20_body">
      <style:paragraph-properties fo:margin-left="0in" fo:margin-right="0in" fo:margin-top="0in" fo:margin-bottom="0in" style:contextual-spacing="false" fo:widows="1" fo:text-indent="0in" style:auto-text-indent="false" fo:padding="0in" fo:border="none"/>
      <style:text-properties officeooo:paragraph-rsid="00049ed5"/>
    </style:style>
    <style:style style:name="P10"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fo:font-variant="normal" fo:text-transform="none" fo:color="#484848" style:font-name="Verdana" fo:font-size="10pt" fo:letter-spacing="normal" fo:font-style="normal" fo:font-weight="normal" officeooo:rsid="000b4863" officeooo:paragraph-rsid="000b4863" style:font-size-asian="10pt" style:font-size-complex="10pt"/>
    </style:style>
    <style:style style:name="P11"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style>
    <style:style style:name="P12"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officeooo:paragraph-rsid="000cbe4d"/>
    </style:style>
    <style:style style:name="P13" style:family="paragraph" style:parent-style-name="Text_20_body">
      <style:paragraph-properties fo:margin-left="0in" fo:margin-right="0in" fo:margin-top="0in" fo:margin-bottom="0in" style:contextual-spacing="false" fo:text-align="start" style:justify-single-word="false" fo:widows="1" fo:text-indent="0in" style:auto-text-indent="false" fo:padding="0in" fo:border="none"/>
    </style:style>
    <style:style style:name="P14" style:family="paragraph" style:parent-style-name="Preformatted_20_Text">
      <style:paragraph-properties fo:margin-left="0in" fo:margin-right="0in" fo:margin-top="0in" fo:margin-bottom="0in" style:contextual-spacing="false" style:line-height-at-least="0.2083in" fo:widows="1" fo:text-indent="0in" style:auto-text-indent="false" fo:padding="0in" fo:border="none"/>
    </style:style>
    <style:style style:name="P15" style:family="paragraph" style:parent-style-name="Preformatted_20_Text">
      <style:paragraph-properties fo:margin-left="0in" fo:margin-right="0in" fo:margin-top="0in" fo:margin-bottom="0in" style:contextual-spacing="false" style:line-height-at-least="0.2083in" fo:text-align="justify" style:justify-single-word="false" fo:widows="1" fo:text-indent="0in" style:auto-text-indent="false" fo:padding="0in" fo:border="none"/>
    </style:style>
    <style:style style:name="P16" style:family="paragraph" style:parent-style-name="Preformatted_20_Text">
      <style:paragraph-properties fo:break-before="page"/>
    </style:style>
    <style:style style:name="P17" style:family="paragraph" style:parent-style-name="Preformatted_20_Text">
      <style:paragraph-properties fo:text-align="justify" style:justify-single-word="false" fo:break-before="page"/>
      <style:text-properties officeooo:paragraph-rsid="0027a9ae"/>
    </style:style>
    <style:style style:name="P18" style:family="paragraph" style:parent-style-name="Text_20_body">
      <style:paragraph-properties fo:margin-top="0in" fo:margin-bottom="0in" style:contextual-spacing="false" style:line-height-at-least="0.2083in" fo:text-align="justify" style:justify-single-word="false" fo:widows="1" fo:padding="0in" fo:border="none"/>
    </style:style>
    <style:style style:name="P19" style:family="paragraph" style:parent-style-name="Text_20_body">
      <style:paragraph-properties fo:margin-top="0in" fo:margin-bottom="0in" style:contextual-spacing="false" style:line-height-at-least="0.2083in" fo:widows="1" fo:padding="0in" fo:border="none"/>
    </style:style>
    <style:style style:name="P20" style:family="paragraph" style:parent-style-name="Text_20_body">
      <style:paragraph-properties fo:margin-top="0in" fo:margin-bottom="0in" style:contextual-spacing="false" fo:widows="1" fo:padding="0in" fo:border="none"/>
    </style:style>
    <style:style style:name="P21" style:family="paragraph" style:parent-style-name="Preformatted_20_Text">
      <style:paragraph-properties fo:margin-top="0in" fo:margin-bottom="0in" style:contextual-spacing="false" style:line-height-at-least="0.2083in" fo:widows="1" fo:padding="0in" fo:border="none"/>
    </style:style>
    <style:style style:name="P22" style:family="paragraph" style:parent-style-name="Preformatted_20_Text">
      <style:paragraph-properties fo:margin-top="0in" fo:margin-bottom="0in" style:contextual-spacing="false" style:line-height-at-least="0.2083in" fo:text-align="justify" style:justify-single-word="false" fo:widows="1" fo:padding="0in" fo:border="none"/>
    </style:style>
    <style:style style:name="P23" style:family="paragraph" style:parent-style-name="Preformatted_20_Text">
      <style:paragraph-properties fo:text-align="justify" style:justify-single-word="false"/>
    </style:style>
    <style:style style:name="P24" style:family="paragraph" style:parent-style-name="Preformatted_20_Text">
      <style:paragraph-properties fo:text-align="justify" style:justify-single-word="false"/>
      <style:text-properties officeooo:paragraph-rsid="001e2df6"/>
    </style:style>
    <style:style style:name="P25" style:family="paragraph" style:parent-style-name="Preformatted_20_Text">
      <style:paragraph-properties fo:text-align="justify" style:justify-single-word="false"/>
      <style:text-properties officeooo:paragraph-rsid="002076cf"/>
    </style:style>
    <style:style style:name="P26" style:family="paragraph" style:parent-style-name="Preformatted_20_Text">
      <style:paragraph-properties fo:text-align="justify" style:justify-single-word="false"/>
      <style:text-properties officeooo:paragraph-rsid="0021cce8"/>
    </style:style>
    <style:style style:name="P27" style:family="paragraph" style:parent-style-name="Preformatted_20_Text">
      <style:paragraph-properties fo:text-align="justify" style:justify-single-word="false"/>
      <style:text-properties officeooo:paragraph-rsid="002551bb"/>
    </style:style>
    <style:style style:name="P28" style:family="paragraph" style:parent-style-name="Preformatted_20_Text">
      <style:paragraph-properties fo:text-align="justify" style:justify-single-word="false"/>
      <style:text-properties officeooo:paragraph-rsid="0027a9ae"/>
    </style:style>
    <style:style style:name="P29" style:family="paragraph" style:parent-style-name="Preformatted_20_Text">
      <style:text-properties officeooo:paragraph-rsid="001ccd89"/>
    </style:style>
    <style:style style:name="P30" style:family="paragraph" style:parent-style-name="Preformatted_20_Text">
      <style:text-properties officeooo:paragraph-rsid="001e2df6"/>
    </style:style>
    <style:style style:name="P31" style:family="paragraph" style:parent-style-name="Preformatted_20_Text">
      <style:text-properties officeooo:paragraph-rsid="002551bb"/>
    </style:style>
    <style:style style:name="P32" style:family="paragraph" style:parent-style-name="Preformatted_20_Text">
      <style:text-properties officeooo:paragraph-rsid="0027a9ae"/>
    </style:style>
    <style:style style:name="P33" style:family="paragraph" style:parent-style-name="Text_20_body">
      <style:paragraph-properties fo:margin-top="0in" fo:margin-bottom="0.0102in" style:contextual-spacing="false" style:line-height-at-least="0.3126in" fo:widows="1" fo:padding="0in" fo:border="none"/>
    </style:style>
    <style:style style:name="P34" style:family="paragraph" style:parent-style-name="Standard">
      <style:text-properties fo:color="#3333ff" style:font-name="Verdana" fo:font-size="10pt" fo:font-weight="normal" style:font-size-asian="10pt" style:font-weight-asian="normal" style:font-size-complex="10pt" style:font-weight-complex="normal"/>
    </style:style>
    <style:style style:name="P35" style:family="paragraph" style:parent-style-name="Standard">
      <style:text-properties fo:color="#3333ff" style:font-name="Verdana" fo:font-size="10pt" style:font-size-asian="10pt" style:font-size-complex="10pt"/>
    </style:style>
    <style:style style:name="P36" style:family="paragraph" style:parent-style-name="Standard">
      <style:text-properties style:font-name="Verdana" fo:font-size="10pt" style:font-size-asian="10pt" style:font-size-complex="10pt"/>
    </style:style>
    <style:style style:name="P37" style:family="paragraph" style:parent-style-name="Standard">
      <style:text-properties style:font-name="Verdana" fo:font-size="10pt" officeooo:rsid="00049ed5" officeooo:paragraph-rsid="00049ed5" style:font-size-asian="10pt" style:font-size-complex="10pt"/>
    </style:style>
    <style:style style:name="P38" style:family="paragraph" style:parent-style-name="Standard">
      <style:paragraph-properties fo:text-align="justify" style:justify-single-word="false"/>
      <style:text-properties fo:font-variant="normal" fo:text-transform="none" fo:color="#0000cc" style:font-name="Verdana" fo:font-size="11.25pt" fo:letter-spacing="normal" fo:font-style="normal" fo:font-weight="normal" officeooo:paragraph-rsid="00049ed5"/>
    </style:style>
    <style:style style:name="P39" style:family="paragraph" style:parent-style-name="Text_20_body">
      <style:text-properties fo:font-variant="normal" fo:text-transform="none" fo:color="#484848" style:font-name="Verdana" fo:font-size="10pt" fo:letter-spacing="normal" fo:font-style="normal" fo:font-weight="normal" style:font-size-asian="10pt" style:font-size-complex="10pt"/>
    </style:style>
    <style:style style:name="P40" style:family="paragraph" style:parent-style-name="Text_20_body">
      <style:paragraph-properties fo:text-align="justify" style:justify-single-word="false"/>
      <style:text-properties fo:font-variant="normal" fo:text-transform="none" fo:color="#484848" style:font-name="Verdana" fo:font-size="10pt" fo:letter-spacing="normal" fo:font-style="normal" fo:font-weight="normal" officeooo:rsid="000cbe4d" officeooo:paragraph-rsid="000cbe4d" style:font-size-asian="10pt" style:font-size-complex="10pt"/>
    </style:style>
    <style:style style:name="P41" style:family="paragraph" style:parent-style-name="Text_20_body">
      <style:paragraph-properties fo:text-align="justify" style:justify-single-word="false"/>
      <style:text-properties fo:font-variant="normal" fo:text-transform="none" fo:color="#484848" style:font-name="Verdana" fo:font-size="10pt" fo:letter-spacing="normal" fo:font-style="normal" fo:font-weight="normal" officeooo:rsid="000f93b3" officeooo:paragraph-rsid="000f93b3" style:font-size-asian="10pt" style:font-size-complex="10pt"/>
    </style:style>
    <style:style style:name="P42" style:family="paragraph" style:parent-style-name="Text_20_body">
      <style:paragraph-properties fo:text-align="justify" style:justify-single-word="false"/>
      <style:text-properties fo:font-variant="normal" fo:text-transform="none" fo:color="#484848" style:font-name="Verdana" fo:font-size="10pt" fo:letter-spacing="normal" fo:font-style="normal" fo:font-weight="normal" officeooo:rsid="0014dd39" officeooo:paragraph-rsid="0014dd39" style:font-size-asian="10pt" style:font-size-complex="10pt"/>
    </style:style>
    <style:style style:name="P43" style:family="paragraph" style:parent-style-name="Text_20_body">
      <style:paragraph-properties fo:text-align="justify" style:justify-single-word="false"/>
      <style:text-properties fo:font-variant="normal" fo:text-transform="none" fo:color="#484848" style:font-name="Verdana" fo:font-size="10pt" fo:letter-spacing="normal" fo:font-style="normal" fo:font-weight="normal" officeooo:rsid="001b2f66" officeooo:paragraph-rsid="001b3199" style:font-size-asian="10pt" style:font-size-complex="10pt"/>
    </style:style>
    <style:style style:name="P44" style:family="paragraph" style:parent-style-name="Text_20_body" style:list-style-name="L3">
      <style:paragraph-properties fo:text-align="justify" style:justify-single-word="false"/>
      <style:text-properties fo:font-variant="normal" fo:text-transform="none" fo:color="#484848" style:font-name="Verdana" fo:font-size="10pt" fo:letter-spacing="normal" fo:font-style="normal" fo:font-weight="normal" officeooo:rsid="001b2f66" officeooo:paragraph-rsid="001b3199" style:font-size-asian="10pt" style:font-size-complex="10pt"/>
    </style:style>
    <style:style style:name="P45" style:family="paragraph" style:parent-style-name="Text_20_body">
      <style:paragraph-properties fo:text-align="justify" style:justify-single-word="false"/>
      <style:text-properties fo:font-variant="normal" fo:text-transform="none" fo:color="#000000" style:font-name="Verdana" fo:font-size="10pt" fo:letter-spacing="normal" fo:font-style="normal" fo:font-weight="normal" officeooo:paragraph-rsid="002076cf" style:font-size-asian="10pt" style:font-size-complex="10pt"/>
    </style:style>
    <style:style style:name="P46" style:family="paragraph" style:parent-style-name="Text_20_body">
      <style:paragraph-properties fo:text-align="justify" style:justify-single-word="false"/>
      <style:text-properties fo:font-variant="normal" fo:text-transform="none" fo:color="#000000" style:font-name="Verdana1" fo:font-size="11.25pt" fo:letter-spacing="normal" fo:font-style="normal" fo:font-weight="normal" officeooo:paragraph-rsid="00049ed5"/>
    </style:style>
    <style:style style:name="P47" style:family="paragraph" style:parent-style-name="Text_20_body">
      <style:paragraph-properties fo:text-align="justify" style:justify-single-word="false"/>
      <style:text-properties fo:font-variant="normal" fo:text-transform="none" fo:color="#0000cc" style:font-name="Verdana1" fo:font-size="11.25pt" fo:letter-spacing="normal" fo:font-style="normal" fo:font-weight="normal" officeooo:paragraph-rsid="00049ed5"/>
    </style:style>
    <style:style style:name="P48" style:family="paragraph" style:parent-style-name="Text_20_body">
      <style:paragraph-properties fo:text-align="justify" style:justify-single-word="false"/>
      <style:text-properties fo:font-variant="normal" fo:text-transform="none" fo:color="#0000ff" style:font-name="Verdana1" fo:font-size="11.25pt" fo:letter-spacing="normal" fo:font-style="normal" fo:font-weight="normal" officeooo:paragraph-rsid="00049ed5"/>
    </style:style>
    <style:style style:name="P49" style:family="paragraph" style:parent-style-name="Text_20_body">
      <style:paragraph-properties fo:text-align="justify" style:justify-single-word="false"/>
      <style:text-properties fo:color="#0000ff" style:font-name="Verdana" fo:font-size="10pt" fo:font-weight="normal" officeooo:rsid="0014dd39" officeooo:paragraph-rsid="0014dd39" style:font-size-asian="10pt" style:font-weight-asian="normal" style:font-size-complex="10pt" style:font-weight-complex="normal"/>
    </style:style>
    <style:style style:name="P50" style:family="paragraph" style:parent-style-name="Text_20_body">
      <style:text-properties fo:color="#0000ff" style:font-name="Verdana" fo:font-size="10pt" style:font-size-asian="10pt" style:font-size-complex="10pt"/>
    </style:style>
    <style:style style:name="P51" style:family="paragraph" style:parent-style-name="Text_20_body">
      <style:paragraph-properties fo:text-align="justify" style:justify-single-word="false"/>
      <style:text-properties fo:color="#0000ff" style:font-name="Verdana" fo:font-size="10pt" style:font-size-asian="10pt" style:font-size-complex="10pt"/>
    </style:style>
    <style:style style:name="P52" style:family="paragraph" style:parent-style-name="Text_20_body">
      <style:text-properties style:font-name="Verdana" fo:font-size="10pt" style:font-size-asian="10pt" style:font-size-complex="10pt"/>
    </style:style>
    <style:style style:name="P53" style:family="paragraph" style:parent-style-name="Text_20_body">
      <style:text-properties style:font-name="Verdana" fo:font-size="10pt" officeooo:rsid="000cbe4d" officeooo:paragraph-rsid="000cbe4d" style:font-size-asian="10pt" style:font-size-complex="10pt"/>
    </style:style>
    <style:style style:name="P54" style:family="paragraph" style:parent-style-name="Text_20_body">
      <style:paragraph-properties fo:text-align="justify" style:justify-single-word="false"/>
      <style:text-properties style:font-name="Verdana" fo:font-size="10pt" officeooo:rsid="000cbe4d" officeooo:paragraph-rsid="000cbe4d" style:font-size-asian="10pt" style:font-size-complex="10pt"/>
    </style:style>
    <style:style style:name="P55" style:family="paragraph" style:parent-style-name="Text_20_body">
      <style:paragraph-properties fo:text-align="justify" style:justify-single-word="false"/>
      <style:text-properties style:font-name="Verdana" fo:font-size="10pt" officeooo:rsid="000f93b3" officeooo:paragraph-rsid="000f93b3" style:font-size-asian="10pt" style:font-size-complex="10pt"/>
    </style:style>
    <style:style style:name="P56" style:family="paragraph" style:parent-style-name="Text_20_body">
      <style:paragraph-properties fo:text-align="justify" style:justify-single-word="false"/>
      <style:text-properties style:font-name="Verdana" fo:font-size="10pt" officeooo:rsid="0014dd39" officeooo:paragraph-rsid="0014dd39" style:font-size-asian="10pt" style:font-size-complex="10pt"/>
    </style:style>
    <style:style style:name="P57" style:family="paragraph" style:parent-style-name="Text_20_body">
      <style:paragraph-properties fo:text-align="justify" style:justify-single-word="false"/>
      <style:text-properties fo:color="#3333ff" style:font-name="Verdana" fo:font-size="10pt" fo:font-weight="normal" style:font-size-asian="10pt" style:font-weight-asian="normal" style:font-size-complex="10pt" style:font-weight-complex="normal"/>
    </style:style>
    <style:style style:name="P58" style:family="paragraph" style:parent-style-name="Text_20_body">
      <style:paragraph-properties fo:text-align="justify" style:justify-single-word="false"/>
      <style:text-properties fo:color="#3333ff" style:font-name="Verdana" fo:font-size="10pt" fo:font-weight="normal" officeooo:rsid="000cbe4d" officeooo:paragraph-rsid="000cbe4d" style:font-size-asian="10pt" style:font-weight-asian="normal" style:font-size-complex="10pt" style:font-weight-complex="normal"/>
    </style:style>
    <style:style style:name="P59" style:family="paragraph" style:parent-style-name="Text_20_body">
      <style:paragraph-properties fo:text-align="justify" style:justify-single-word="false"/>
      <style:text-properties fo:color="#3333ff" style:font-name="Verdana" fo:font-size="10pt" fo:font-weight="normal" officeooo:rsid="000f93b3" officeooo:paragraph-rsid="000f93b3" style:font-size-asian="10pt" style:font-weight-asian="normal" style:font-size-complex="10pt" style:font-weight-complex="normal"/>
    </style:style>
    <style:style style:name="P60" style:family="paragraph" style:parent-style-name="Text_20_body" style:list-style-name="L1">
      <style:paragraph-properties fo:margin-left="0in" fo:margin-right="0in" fo:margin-top="0in" fo:margin-bottom="0in" style:contextual-spacing="false" style:line-height-at-least="0.2083in" fo:text-align="justify" style:justify-single-word="false" fo:widows="1" fo:text-indent="0in" style:auto-text-indent="false" fo:padding="0in" fo:border="none"/>
    </style:style>
    <style:style style:name="P61" style:family="paragraph" style:parent-style-name="Text_20_body">
      <style:paragraph-properties fo:margin-left="0in" fo:margin-right="0in" fo:margin-top="0in" fo:margin-bottom="0in" style:contextual-spacing="false" fo:widows="1" fo:text-indent="0in" style:auto-text-indent="false" fo:padding="0in" fo:border="none"/>
      <style:text-properties fo:font-variant="normal" fo:text-transform="none" fo:color="#484848" style:font-name="Verdana" fo:font-size="10pt" fo:letter-spacing="normal" fo:font-style="normal" fo:font-weight="normal" style:font-size-asian="10pt" style:font-size-complex="10pt"/>
    </style:style>
    <style:style style:name="P62"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fo:font-variant="normal" fo:text-transform="none" fo:color="#484848" style:font-name="Verdana" fo:font-size="10pt" fo:letter-spacing="normal" fo:font-style="normal" fo:font-weight="normal" style:font-size-asian="10pt" style:font-size-complex="10pt"/>
    </style:style>
    <style:style style:name="P63"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fo:font-variant="normal" fo:text-transform="none" fo:color="#484848" style:font-name="Verdana" fo:font-size="10pt" fo:letter-spacing="normal" fo:font-style="normal" fo:font-weight="normal" officeooo:paragraph-rsid="000cbe4d" style:font-size-asian="10pt" style:font-size-complex="10pt"/>
    </style:style>
    <style:style style:name="P64"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fo:font-variant="normal" fo:text-transform="none" fo:color="#484848" style:font-name="Verdana" fo:font-size="10pt" fo:letter-spacing="normal" fo:font-style="normal" fo:font-weight="normal" officeooo:rsid="000b4863" officeooo:paragraph-rsid="000b4863" style:font-size-asian="10pt" style:font-size-complex="10pt"/>
    </style:style>
    <style:style style:name="P65" style:family="paragraph" style:parent-style-name="Text_20_body" style:list-style-name="L1">
      <style:paragraph-properties fo:margin-left="0in" fo:margin-right="0in" fo:margin-top="0in" fo:margin-bottom="0in" style:contextual-spacing="false" style:line-height-at-least="0.2083in" fo:text-align="justify" style:justify-single-word="false" fo:widows="1" fo:text-indent="0in" style:auto-text-indent="false" fo:padding="0in" fo:border="none"/>
      <style:text-properties fo:font-variant="normal" fo:text-transform="none" fo:color="#484848" style:font-name="Verdana" fo:font-size="10pt" fo:letter-spacing="normal" fo:font-style="normal" fo:font-weight="normal" style:font-size-asian="10pt" style:font-size-complex="10pt"/>
    </style:style>
    <style:style style:name="P66"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fo:font-variant="normal" fo:text-transform="none" fo:color="#3333ff" style:font-name="Verdana" fo:font-size="10pt" fo:letter-spacing="normal" fo:font-style="normal" fo:font-weight="normal" officeooo:rsid="000b4863" officeooo:paragraph-rsid="000b4863" style:font-size-asian="10pt" style:font-weight-asian="normal" style:font-size-complex="10pt" style:font-weight-complex="normal"/>
    </style:style>
    <style:style style:name="P67" style:family="paragraph" style:parent-style-name="Text_20_body">
      <style:paragraph-properties fo:margin-left="0in" fo:margin-right="0in" fo:margin-top="0in" fo:margin-bottom="0in" style:contextual-spacing="false" fo:widows="1" fo:text-indent="0in" style:auto-text-indent="false" fo:padding="0in" fo:border="none"/>
      <style:text-properties style:font-name="Verdana" fo:font-size="10pt" style:font-size-asian="10pt" style:font-size-complex="10pt"/>
    </style:style>
    <style:style style:name="P68" style:family="paragraph" style:parent-style-name="Text_20_body">
      <style:paragraph-properties fo:margin-left="0in" fo:margin-right="0in" fo:margin-top="0in" fo:margin-bottom="0in" style:contextual-spacing="false" fo:widows="1" fo:text-indent="0in" style:auto-text-indent="false" fo:padding="0in" fo:border="none"/>
      <style:text-properties style:font-name="Verdana" fo:font-size="10pt" officeooo:paragraph-rsid="00049ed5" style:font-size-asian="10pt" style:font-size-complex="10pt"/>
    </style:style>
    <style:style style:name="P69"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style:font-name="Verdana" fo:font-size="10pt" style:font-size-asian="10pt" style:font-size-complex="10pt"/>
    </style:style>
    <style:style style:name="P70" style:family="paragraph" style:parent-style-name="Text_20_body">
      <style:paragraph-properties fo:margin-left="0in" fo:margin-right="0in" fo:margin-top="0in" fo:margin-bottom="0in" style:contextual-spacing="false" fo:text-align="justify" style:justify-single-word="false" fo:widows="1" fo:text-indent="0in" style:auto-text-indent="false" fo:padding="0in" fo:border="none"/>
      <style:text-properties style:font-name="Verdana" fo:font-size="10pt" officeooo:paragraph-rsid="000cbe4d" style:font-size-asian="10pt" style:font-size-complex="10pt"/>
    </style:style>
    <style:style style:name="P71" style:family="paragraph" style:parent-style-name="Text_20_body">
      <style:paragraph-properties fo:margin-left="0in" fo:margin-right="0in" fo:line-height="100%" fo:widows="1" fo:text-indent="0in" style:auto-text-indent="false" fo:padding="0in" fo:border="none"/>
      <style:text-properties fo:font-variant="normal" fo:text-transform="none" fo:color="#000000" style:font-name="Verdana" fo:font-size="10pt" fo:letter-spacing="normal" fo:font-style="normal" fo:font-weight="normal" style:font-size-asian="10pt" style:font-size-complex="10pt"/>
    </style:style>
    <style:style style:name="P72" style:family="paragraph" style:parent-style-name="Text_20_body" style:list-style-name="L2">
      <style:paragraph-properties fo:margin-top="0in" fo:margin-bottom="0in" style:contextual-spacing="false" style:line-height-at-least="0.2083in" fo:widows="1" fo:padding="0in" fo:border="none"/>
    </style:style>
    <style:style style:name="P73" style:family="paragraph" style:parent-style-name="Text_20_body" style:list-style-name="L2">
      <style:paragraph-properties fo:margin-top="0in" fo:margin-bottom="0in" style:contextual-spacing="false" style:line-height-at-least="0.2083in" fo:widows="1" fo:padding="0in" fo:border="none"/>
      <style:text-properties officeooo:paragraph-rsid="0016560a"/>
    </style:style>
    <style:style style:name="P74" style:family="paragraph" style:parent-style-name="Text_20_body">
      <style:paragraph-properties fo:margin-top="0in" fo:margin-bottom="0in" style:contextual-spacing="false" style:line-height-at-least="0.2083in" fo:text-align="justify" style:justify-single-word="false" fo:widows="1" fo:padding="0in" fo:border="none"/>
      <style:text-properties fo:font-variant="normal" fo:text-transform="none" fo:color="#484848" style:font-name="Verdana" fo:font-size="10pt" fo:letter-spacing="normal" fo:font-style="normal" fo:font-weight="normal" style:font-size-asian="10pt" style:font-size-complex="10pt"/>
    </style:style>
    <style:style style:name="P75" style:family="paragraph" style:parent-style-name="Text_20_body">
      <style:paragraph-properties fo:margin-top="0in" fo:margin-bottom="0in" style:contextual-spacing="false" style:line-height-at-least="0.2083in" fo:widows="1" fo:padding="0in" fo:border="none"/>
      <style:text-properties fo:font-variant="normal" fo:text-transform="none" fo:color="#484848" style:font-name="Verdana" fo:font-size="10pt" fo:letter-spacing="normal" fo:font-style="normal" fo:font-weight="normal" style:font-size-asian="10pt" style:font-size-complex="10pt"/>
    </style:style>
    <style:style style:name="P76" style:family="paragraph" style:parent-style-name="Text_20_body" style:list-style-name="L2">
      <style:paragraph-properties fo:margin-top="0in" fo:margin-bottom="0in" style:contextual-spacing="false" style:line-height-at-least="0.2083in" fo:widows="1" fo:padding="0in" fo:border="none"/>
      <style:text-properties fo:font-variant="normal" fo:text-transform="none" fo:color="#484848" style:font-name="Verdana" fo:font-size="10pt" fo:letter-spacing="normal" fo:font-style="normal" fo:font-weight="normal" officeooo:paragraph-rsid="0016560a" style:font-size-asian="10pt" style:font-size-complex="10pt"/>
    </style:style>
    <style:style style:name="P77" style:family="paragraph" style:parent-style-name="Text_20_body">
      <style:paragraph-properties fo:margin-top="0in" fo:margin-bottom="0in" style:contextual-spacing="false" fo:widows="1" fo:padding="0in" fo:border="none"/>
      <style:text-properties fo:font-variant="normal" fo:text-transform="none" fo:color="#484848" style:font-name="Verdana" fo:font-size="10pt" fo:letter-spacing="normal" fo:font-style="normal" fo:font-weight="normal" style:font-size-asian="10pt" style:font-size-complex="10pt"/>
    </style:style>
    <style:style style:name="P78" style:family="paragraph" style:parent-style-name="Text_20_body">
      <style:paragraph-properties fo:margin-top="0in" fo:margin-bottom="0in" style:contextual-spacing="false" style:line-height-at-least="0.2083in" fo:text-align="justify" style:justify-single-word="false" fo:widows="1" fo:padding="0in" fo:border="none"/>
      <style:text-properties style:font-name="Verdana" fo:font-size="10pt" style:font-size-asian="10pt" style:font-size-complex="10pt"/>
    </style:style>
    <style:style style:name="P79" style:family="paragraph" style:parent-style-name="Text_20_body">
      <style:paragraph-properties fo:break-before="page"/>
      <style:text-properties fo:color="#3333ff" style:font-name="Verdana" fo:font-size="10pt" fo:font-weight="normal" officeooo:rsid="000cbe4d" officeooo:paragraph-rsid="000cbe4d" style:font-size-asian="10pt" style:font-weight-asian="normal" style:font-size-complex="10pt" style:font-weight-complex="normal"/>
    </style:style>
    <style:style style:name="P80" style:family="paragraph" style:parent-style-name="Text_20_body">
      <style:paragraph-properties fo:break-before="page"/>
      <style:text-properties fo:color="#3333ff" style:font-name="Verdana" fo:font-size="10pt" officeooo:rsid="001b2f66" officeooo:paragraph-rsid="001b2f66" style:font-size-asian="10pt" style:font-size-complex="10pt"/>
    </style:style>
    <style:style style:name="P81" style:family="paragraph" style:parent-style-name="Text_20_body">
      <style:paragraph-properties fo:break-before="page"/>
      <style:text-properties style:font-name="Verdana" fo:font-size="10pt" style:font-size-asian="10pt" style:font-size-complex="10pt"/>
    </style:style>
    <style:style style:name="P82" style:family="paragraph" style:parent-style-name="Text_20_body">
      <style:paragraph-properties style:line-height-at-least="0.25in" fo:text-align="justify" style:justify-single-word="false" fo:widows="1" fo:padding="0in" fo:border="none"/>
      <style:text-properties fo:font-variant="normal" fo:text-transform="none" fo:color="#000000" style:font-name="Verdana1" fo:font-size="11.25pt" fo:letter-spacing="normal" fo:font-style="normal" fo:font-weight="normal"/>
    </style:style>
    <style:style style:name="P83" style:family="paragraph" style:parent-style-name="Text_20_body">
      <style:paragraph-properties style:line-height-at-least="0.25in" fo:text-align="justify" style:justify-single-word="false" fo:widows="1" fo:padding="0in" fo:border="none"/>
      <style:text-properties fo:font-variant="normal" fo:text-transform="none" fo:color="#0000cc" style:font-name="Verdana1" fo:font-size="11.25pt" fo:letter-spacing="normal" fo:font-style="normal" fo:font-weight="normal"/>
    </style:style>
    <style:style style:name="P84" style:family="paragraph" style:parent-style-name="Text_20_body" style:list-style-name="L4">
      <style:paragraph-properties fo:margin-top="0in" fo:margin-bottom="0.052in" style:contextual-spacing="false" style:line-height-at-least="0.25in" fo:text-align="justify" style:justify-single-word="false" fo:widows="1" fo:background-color="transparent" fo:padding="0in" fo:border="none">
        <style:background-image style:position="center left" style:repeat="no-repeat"/>
      </style:paragraph-properties>
      <style:text-properties fo:font-variant="normal" fo:text-transform="none" fo:color="#000000" style:font-name="Verdana1" fo:font-size="11.25pt" fo:letter-spacing="normal" fo:font-style="normal" fo:font-weight="normal"/>
    </style:style>
    <style:style style:name="P85" style:family="paragraph" style:parent-style-name="Text_20_body" style:list-style-name="L6">
      <style:paragraph-properties fo:margin-top="0in" fo:margin-bottom="0.052in" style:contextual-spacing="false" style:line-height-at-least="0.25in" fo:text-align="justify" style:justify-single-word="false" fo:widows="1" fo:background-color="transparent" fo:padding="0in" fo:border="none">
        <style:background-image style:position="center left" style:repeat="no-repeat"/>
      </style:paragraph-properties>
      <style:text-properties fo:font-variant="normal" fo:text-transform="none" fo:color="#000000" style:font-name="Verdana1" fo:font-size="11.25pt" fo:letter-spacing="normal" fo:font-style="normal" fo:font-weight="normal"/>
    </style:style>
    <style:style style:name="P86" style:family="paragraph" style:parent-style-name="Text_20_body" style:list-style-name="L8">
      <style:paragraph-properties fo:margin-top="0in" fo:margin-bottom="0.052in" style:contextual-spacing="false" style:line-height-at-least="0.25in" fo:text-align="justify" style:justify-single-word="false" fo:widows="1" fo:background-color="transparent" fo:padding="0in" fo:border="none">
        <style:background-image style:position="center left" style:repeat="no-repeat"/>
      </style:paragraph-properties>
      <style:text-properties fo:font-variant="normal" fo:text-transform="none" fo:color="#000000" style:font-name="Verdana1" fo:font-size="11.25pt" fo:letter-spacing="normal" fo:font-style="normal" fo:font-weight="normal"/>
    </style:style>
    <style:style style:name="P87" style:family="paragraph" style:parent-style-name="Preformatted_20_Text">
      <style:paragraph-properties fo:line-height="100%"/>
      <style:text-properties fo:color="#000000" style:font-name="Verdana" fo:font-size="10pt" officeooo:rsid="002ede66" officeooo:paragraph-rsid="002ede66" style:font-size-asian="10pt" style:font-size-complex="10pt"/>
    </style:style>
    <style:style style:name="P88" style:family="paragraph" style:parent-style-name="Preformatted_20_Text">
      <style:text-properties fo:color="#000000" style:font-name="Verdana" fo:font-size="10pt" officeooo:rsid="002ede66" officeooo:paragraph-rsid="002ede66" style:font-size-asian="10pt" style:font-size-complex="10pt"/>
    </style:style>
    <style:style style:name="P89" style:family="paragraph" style:parent-style-name="Preformatted_20_Text">
      <style:text-properties fo:color="#000000" style:font-name="Verdana" fo:font-size="10pt" officeooo:rsid="00316403" officeooo:paragraph-rsid="00316403" style:font-size-asian="10pt" style:font-size-complex="10pt"/>
    </style:style>
    <style:style style:name="P90" style:family="paragraph" style:parent-style-name="Preformatted_20_Text">
      <style:paragraph-properties fo:text-align="justify" style:justify-single-word="false"/>
      <style:text-properties fo:color="#000000" style:font-name="Verdana" fo:font-size="10pt" officeooo:rsid="00316403" officeooo:paragraph-rsid="00316403" style:font-size-asian="10pt" style:font-size-complex="10pt"/>
    </style:style>
    <style:style style:name="P91" style:family="paragraph" style:parent-style-name="Preformatted_20_Text">
      <style:text-properties fo:color="#000000" style:font-name="Verdana" fo:font-size="10pt" officeooo:rsid="0032f95b" officeooo:paragraph-rsid="0032f95b" style:font-size-asian="10pt" style:font-size-complex="10pt"/>
    </style:style>
    <style:style style:name="P92" style:family="paragraph" style:parent-style-name="Preformatted_20_Text">
      <style:text-properties fo:color="#000000" style:font-name="Verdana" fo:font-size="10pt" officeooo:rsid="003413c9" officeooo:paragraph-rsid="003413c9" style:font-size-asian="10pt" style:font-size-complex="10pt"/>
    </style:style>
    <style:style style:name="P93" style:family="paragraph" style:parent-style-name="Preformatted_20_Text">
      <style:paragraph-properties fo:text-align="justify" style:justify-single-word="false"/>
      <style:text-properties fo:color="#000000" style:font-name="Verdana" fo:font-size="10pt" officeooo:rsid="003413c9" officeooo:paragraph-rsid="003413c9" style:font-size-asian="10pt" style:font-size-complex="10pt"/>
    </style:style>
    <style:style style:name="P94" style:family="paragraph" style:parent-style-name="Preformatted_20_Text">
      <style:text-properties fo:color="#000000" style:font-name="Verdana" fo:font-size="10pt" officeooo:rsid="00383c61" officeooo:paragraph-rsid="00383c61" style:font-size-asian="10pt" style:font-size-complex="10pt"/>
    </style:style>
    <style:style style:name="P95" style:family="paragraph" style:parent-style-name="Preformatted_20_Text">
      <style:paragraph-properties fo:text-align="justify" style:justify-single-word="false"/>
      <style:text-properties fo:color="#000000" style:font-name="Verdana" fo:font-size="10pt" officeooo:rsid="00383c61" officeooo:paragraph-rsid="00383c61" style:font-size-asian="10pt" style:font-size-complex="10pt"/>
    </style:style>
    <style:style style:name="P96" style:family="paragraph" style:parent-style-name="Preformatted_20_Text">
      <style:paragraph-properties fo:text-align="justify" style:justify-single-word="false"/>
      <style:text-properties fo:color="#000000" style:font-name="Verdana" fo:font-size="10pt" officeooo:rsid="00395ebf" officeooo:paragraph-rsid="00395ebf" style:font-size-asian="10pt" style:font-size-complex="10pt"/>
    </style:style>
    <style:style style:name="P97" style:family="paragraph" style:parent-style-name="Preformatted_20_Text">
      <style:paragraph-properties fo:text-align="justify" style:justify-single-word="false"/>
      <style:text-properties fo:color="#000000" style:font-name="Verdana" fo:font-size="10pt" officeooo:rsid="0039b4d2" officeooo:paragraph-rsid="0039b4d2" style:font-size-asian="10pt" style:font-size-complex="10pt"/>
    </style:style>
    <style:style style:name="P98" style:family="paragraph" style:parent-style-name="Preformatted_20_Text">
      <style:paragraph-properties fo:text-align="justify" style:justify-single-word="false"/>
      <style:text-properties fo:color="#000000" style:font-name="Verdana" fo:font-size="10pt" officeooo:rsid="003b8043" officeooo:paragraph-rsid="003b8043" style:font-size-asian="10pt" style:font-size-complex="10pt"/>
    </style:style>
    <style:style style:name="P99" style:family="paragraph" style:parent-style-name="Preformatted_20_Text">
      <style:paragraph-properties fo:text-align="justify" style:justify-single-word="false"/>
      <style:text-properties fo:color="#000000" style:font-name="Verdana" fo:font-size="10pt" officeooo:rsid="003d3bb1" officeooo:paragraph-rsid="003d3bb1" style:font-size-asian="10pt" style:font-size-complex="10pt"/>
    </style:style>
    <style:style style:name="P100" style:family="paragraph" style:parent-style-name="Preformatted_20_Text">
      <style:paragraph-properties fo:text-align="justify" style:justify-single-word="false"/>
      <style:text-properties fo:color="#000000" style:font-name="Verdana" fo:font-size="10pt" officeooo:rsid="003db7a4" officeooo:paragraph-rsid="003db7a4" style:font-size-asian="10pt" style:font-size-complex="10pt"/>
    </style:style>
    <style:style style:name="P101" style:family="paragraph" style:parent-style-name="Preformatted_20_Text">
      <style:paragraph-properties fo:text-align="justify" style:justify-single-word="false"/>
      <style:text-properties fo:color="#000000" style:font-name="Verdana" fo:font-size="10pt" officeooo:rsid="003e58f1" officeooo:paragraph-rsid="003e58f1" style:font-size-asian="10pt" style:font-size-complex="10pt"/>
    </style:style>
    <style:style style:name="P102" style:family="paragraph" style:parent-style-name="Preformatted_20_Text">
      <style:paragraph-properties fo:text-align="justify" style:justify-single-word="false"/>
      <style:text-properties fo:color="#000000" style:font-name="Verdana" fo:font-size="10pt" officeooo:rsid="003fef0b" officeooo:paragraph-rsid="003fef0b" style:font-size-asian="10pt" style:font-size-complex="10pt"/>
    </style:style>
    <style:style style:name="P103" style:family="paragraph" style:parent-style-name="Preformatted_20_Text">
      <style:paragraph-properties fo:text-align="justify" style:justify-single-word="false"/>
      <style:text-properties fo:color="#000000" style:font-name="Verdana" fo:font-size="10pt" officeooo:rsid="00404742" officeooo:paragraph-rsid="00404742" style:font-size-asian="10pt" style:font-size-complex="10pt"/>
    </style:style>
    <style:style style:name="P104" style:family="paragraph" style:parent-style-name="Preformatted_20_Text">
      <style:paragraph-properties fo:text-align="justify" style:justify-single-word="false"/>
      <style:text-properties fo:color="#000000" style:font-name="Verdana" fo:font-size="10pt" officeooo:rsid="0040c902" officeooo:paragraph-rsid="0040c902" style:font-size-asian="10pt" style:font-size-complex="10pt"/>
    </style:style>
    <style:style style:name="P105" style:family="paragraph" style:parent-style-name="Preformatted_20_Text">
      <style:paragraph-properties fo:text-align="justify" style:justify-single-word="false"/>
      <style:text-properties fo:color="#000000" style:font-name="Verdana" fo:font-size="10pt" officeooo:rsid="00427a2e" officeooo:paragraph-rsid="00427a2e" style:font-size-asian="10pt" style:font-size-complex="10pt"/>
    </style:style>
    <style:style style:name="P106" style:family="paragraph" style:parent-style-name="Preformatted_20_Text">
      <style:paragraph-properties fo:text-align="justify" style:justify-single-word="false"/>
      <style:text-properties fo:color="#000000" style:font-name="Verdana" fo:font-size="10pt" officeooo:rsid="004400b9" officeooo:paragraph-rsid="004400b9" style:font-size-asian="10pt" style:font-size-complex="10pt"/>
    </style:style>
    <style:style style:name="P107" style:family="paragraph" style:parent-style-name="Preformatted_20_Text">
      <style:paragraph-properties fo:text-align="justify" style:justify-single-word="false"/>
      <style:text-properties fo:color="#000000" style:font-name="Verdana" fo:font-size="10pt" officeooo:rsid="0045c965" officeooo:paragraph-rsid="0045c965" style:font-size-asian="10pt" style:font-size-complex="10pt"/>
    </style:style>
    <style:style style:name="P108" style:family="paragraph" style:parent-style-name="Preformatted_20_Text">
      <style:paragraph-properties fo:text-align="justify" style:justify-single-word="false"/>
      <style:text-properties fo:color="#000000" style:font-name="Verdana" fo:font-size="10pt" officeooo:rsid="0048022f" officeooo:paragraph-rsid="0048022f" style:font-size-asian="10pt" style:font-size-complex="10pt"/>
    </style:style>
    <style:style style:name="P109" style:family="paragraph" style:parent-style-name="Preformatted_20_Text">
      <style:text-properties style:font-name="Verdana" fo:font-size="10pt" style:font-size-asian="10pt" style:font-size-complex="10pt"/>
    </style:style>
    <style:style style:name="P110" style:family="paragraph" style:parent-style-name="Preformatted_20_Text">
      <style:paragraph-properties fo:text-align="justify" style:justify-single-word="false"/>
      <style:text-properties style:font-name="Verdana" fo:font-size="10pt" style:font-size-asian="10pt" style:font-size-complex="10pt"/>
    </style:style>
    <style:style style:name="P111" style:family="paragraph" style:parent-style-name="Preformatted_20_Text">
      <style:paragraph-properties fo:text-align="justify" style:justify-single-word="false"/>
      <style:text-properties style:font-name="Verdana" fo:font-size="10pt" officeooo:paragraph-rsid="001e2df6" style:font-size-asian="10pt" style:font-size-complex="10pt"/>
    </style:style>
    <style:style style:name="P112" style:family="paragraph" style:parent-style-name="Preformatted_20_Text">
      <style:paragraph-properties fo:text-align="justify" style:justify-single-word="false"/>
      <style:text-properties style:font-name="Verdana" fo:font-size="10pt" officeooo:paragraph-rsid="002076cf" style:font-size-asian="10pt" style:font-size-complex="10pt"/>
    </style:style>
    <style:style style:name="P113" style:family="paragraph" style:parent-style-name="Preformatted_20_Text">
      <style:paragraph-properties fo:text-align="justify" style:justify-single-word="false"/>
      <style:text-properties style:font-name="Verdana" fo:font-size="10pt" officeooo:paragraph-rsid="0021cce8" style:font-size-asian="10pt" style:font-size-complex="10pt"/>
    </style:style>
    <style:style style:name="P114" style:family="paragraph" style:parent-style-name="Preformatted_20_Text">
      <style:text-properties style:font-name="Verdana" fo:font-size="10pt" officeooo:paragraph-rsid="001ccd89" style:font-size-asian="10pt" style:font-size-complex="10pt"/>
    </style:style>
    <style:style style:name="P115" style:family="paragraph" style:parent-style-name="Preformatted_20_Text">
      <style:text-properties style:font-name="Verdana" fo:font-size="10pt" officeooo:paragraph-rsid="001e2df6" style:font-size-asian="10pt" style:font-size-complex="10pt"/>
    </style:style>
    <style:style style:name="P116" style:family="paragraph" style:parent-style-name="Preformatted_20_Text">
      <style:text-properties style:font-name="Verdana" fo:font-size="10pt" officeooo:paragraph-rsid="002551bb" style:font-size-asian="10pt" style:font-size-complex="10pt"/>
    </style:style>
    <style:style style:name="P117" style:family="paragraph" style:parent-style-name="Preformatted_20_Text">
      <style:text-properties style:font-name="Verdana" fo:font-size="10pt" officeooo:paragraph-rsid="0027a9ae" style:font-size-asian="10pt" style:font-size-complex="10pt"/>
    </style:style>
    <style:style style:name="P118" style:family="paragraph" style:parent-style-name="Preformatted_20_Text">
      <style:text-properties style:font-name="Verdana" fo:font-size="10pt" officeooo:rsid="0029baaf" officeooo:paragraph-rsid="0029baaf" style:font-size-asian="10pt" style:font-size-complex="10pt"/>
    </style:style>
    <style:style style:name="P119" style:family="paragraph" style:parent-style-name="Preformatted_20_Text">
      <style:text-properties style:font-name="Verdana" fo:font-size="10pt" officeooo:rsid="002b7c76" officeooo:paragraph-rsid="002b7c76" style:font-size-asian="10pt" style:font-size-complex="10pt"/>
    </style:style>
    <style:style style:name="P120" style:family="paragraph" style:parent-style-name="Preformatted_20_Text">
      <style:paragraph-properties fo:text-align="justify" style:justify-single-word="false"/>
      <style:text-properties style:font-name="Verdana" fo:font-size="10pt" officeooo:rsid="002b7c76" officeooo:paragraph-rsid="002b7c76" style:font-size-asian="10pt" style:font-size-complex="10pt"/>
    </style:style>
    <style:style style:name="P121" style:family="paragraph" style:parent-style-name="Preformatted_20_Text">
      <style:text-properties fo:color="#3333ff" style:font-name="Verdana" fo:font-size="10pt" fo:font-weight="normal" style:font-size-asian="10pt" style:font-weight-asian="normal" style:font-size-complex="10pt" style:font-weight-complex="normal"/>
    </style:style>
    <style:style style:name="P122" style:family="paragraph" style:parent-style-name="Preformatted_20_Text">
      <style:text-properties fo:color="#3333ff" style:font-name="Verdana" fo:font-size="10pt" style:font-size-asian="10pt" style:font-size-complex="10pt"/>
    </style:style>
    <style:style style:name="P123" style:family="paragraph" style:parent-style-name="Preformatted_20_Text">
      <style:paragraph-properties fo:text-align="justify" style:justify-single-word="false"/>
      <style:text-properties fo:color="#3333ff" style:font-name="Verdana" fo:font-size="10pt" style:font-size-asian="10pt" style:font-size-complex="10pt"/>
    </style:style>
    <style:style style:name="P124" style:family="paragraph" style:parent-style-name="Preformatted_20_Text">
      <style:paragraph-properties fo:text-align="justify" style:justify-single-word="false"/>
      <style:text-properties fo:color="#3333ff" style:font-name="Verdana" fo:font-size="10pt" officeooo:paragraph-rsid="002076cf" style:font-size-asian="10pt" style:font-size-complex="10pt"/>
    </style:style>
    <style:style style:name="P125" style:family="paragraph" style:parent-style-name="Preformatted_20_Text">
      <style:text-properties fo:color="#3333ff" style:font-name="Verdana" fo:font-size="10pt" officeooo:paragraph-rsid="001ccd89" style:font-size-asian="10pt" style:font-size-complex="10pt"/>
    </style:style>
    <style:style style:name="P126" style:family="paragraph" style:parent-style-name="Preformatted_20_Text">
      <style:text-properties fo:color="#3333ff" style:font-name="Verdana" fo:font-size="10pt" officeooo:paragraph-rsid="001e2df6" style:font-size-asian="10pt" style:font-size-complex="10pt"/>
    </style:style>
    <style:style style:name="P127" style:family="paragraph" style:parent-style-name="Preformatted_20_Text">
      <style:text-properties fo:color="#0000ff" style:font-name="Verdana" fo:font-size="10pt" style:font-size-asian="10pt" style:font-size-complex="10pt"/>
    </style:style>
    <style:style style:name="P128" style:family="paragraph" style:parent-style-name="Preformatted_20_Text">
      <style:paragraph-properties fo:text-align="justify" style:justify-single-word="false"/>
      <style:text-properties fo:color="#0000ff" style:font-name="Verdana" fo:font-size="10pt" officeooo:paragraph-rsid="0021cce8" style:font-size-asian="10pt" style:font-size-complex="10pt"/>
    </style:style>
    <style:style style:name="P129" style:family="paragraph" style:parent-style-name="Preformatted_20_Text">
      <style:text-properties fo:color="#0000ff" style:font-name="Verdana" fo:font-size="10pt" officeooo:rsid="00316403" officeooo:paragraph-rsid="00316403" style:font-size-asian="10pt" style:font-size-complex="10pt"/>
    </style:style>
    <style:style style:name="P130" style:family="paragraph" style:parent-style-name="Preformatted_20_Text">
      <style:text-properties fo:color="#0000ff" style:font-name="Verdana" fo:font-size="10pt" officeooo:rsid="0032f95b" officeooo:paragraph-rsid="0032f95b" style:font-size-asian="10pt" style:font-size-complex="10pt"/>
    </style:style>
    <style:style style:name="P131" style:family="paragraph" style:parent-style-name="Preformatted_20_Text">
      <style:text-properties fo:color="#0000ff" style:font-name="Verdana" fo:font-size="10pt" officeooo:rsid="003413c9" officeooo:paragraph-rsid="003413c9" style:font-size-asian="10pt" style:font-size-complex="10pt"/>
    </style:style>
    <style:style style:name="P132" style:family="paragraph" style:parent-style-name="Preformatted_20_Text">
      <style:text-properties fo:color="#0000ff" style:font-name="Verdana" fo:font-size="10pt" officeooo:rsid="00383c61" officeooo:paragraph-rsid="00383c61" style:font-size-asian="10pt" style:font-size-complex="10pt"/>
    </style:style>
    <style:style style:name="P133" style:family="paragraph" style:parent-style-name="Preformatted_20_Text">
      <style:paragraph-properties fo:text-align="justify" style:justify-single-word="false"/>
      <style:text-properties fo:color="#0000ff" style:font-name="Verdana" fo:font-size="10pt" officeooo:rsid="00395ebf" officeooo:paragraph-rsid="00395ebf" style:font-size-asian="10pt" style:font-size-complex="10pt"/>
    </style:style>
    <style:style style:name="P134" style:family="paragraph" style:parent-style-name="Preformatted_20_Text">
      <style:paragraph-properties fo:text-align="justify" style:justify-single-word="false"/>
      <style:text-properties fo:color="#0000ff" style:font-name="Verdana" fo:font-size="10pt" officeooo:rsid="003b8043" officeooo:paragraph-rsid="003b8043" style:font-size-asian="10pt" style:font-size-complex="10pt"/>
    </style:style>
    <style:style style:name="P135" style:family="paragraph" style:parent-style-name="Preformatted_20_Text">
      <style:paragraph-properties fo:text-align="justify" style:justify-single-word="false"/>
      <style:text-properties fo:color="#0000ff" style:font-name="Verdana" fo:font-size="10pt" officeooo:rsid="003db7a4" officeooo:paragraph-rsid="003db7a4" style:font-size-asian="10pt" style:font-size-complex="10pt"/>
    </style:style>
    <style:style style:name="P136" style:family="paragraph" style:parent-style-name="Preformatted_20_Text">
      <style:paragraph-properties fo:text-align="justify" style:justify-single-word="false"/>
      <style:text-properties fo:color="#0000ff" style:font-name="Verdana" fo:font-size="10pt" officeooo:rsid="003e58f1" officeooo:paragraph-rsid="003e58f1" style:font-size-asian="10pt" style:font-size-complex="10pt"/>
    </style:style>
    <style:style style:name="P137" style:family="paragraph" style:parent-style-name="Preformatted_20_Text">
      <style:paragraph-properties fo:text-align="justify" style:justify-single-word="false"/>
      <style:text-properties fo:color="#0000ff" style:font-name="Verdana" fo:font-size="10pt" officeooo:rsid="003fef0b" officeooo:paragraph-rsid="003fef0b" style:font-size-asian="10pt" style:font-size-complex="10pt"/>
    </style:style>
    <style:style style:name="P138" style:family="paragraph" style:parent-style-name="Preformatted_20_Text">
      <style:paragraph-properties fo:text-align="justify" style:justify-single-word="false"/>
      <style:text-properties fo:color="#0000ff" style:font-name="Verdana" fo:font-size="10pt" officeooo:rsid="00404742" officeooo:paragraph-rsid="00404742" style:font-size-asian="10pt" style:font-size-complex="10pt"/>
    </style:style>
    <style:style style:name="P139" style:family="paragraph" style:parent-style-name="Preformatted_20_Text">
      <style:paragraph-properties fo:text-align="justify" style:justify-single-word="false"/>
      <style:text-properties fo:color="#0000ff" style:font-name="Verdana" fo:font-size="10pt" officeooo:rsid="00427a2e" officeooo:paragraph-rsid="00427a2e" style:font-size-asian="10pt" style:font-size-complex="10pt"/>
    </style:style>
    <style:style style:name="P140" style:family="paragraph" style:parent-style-name="Preformatted_20_Text">
      <style:paragraph-properties fo:text-align="justify" style:justify-single-word="false"/>
      <style:text-properties fo:color="#0000ff" style:font-name="Verdana" fo:font-size="10pt" officeooo:rsid="004400b9" officeooo:paragraph-rsid="004400b9" style:font-size-asian="10pt" style:font-size-complex="10pt"/>
    </style:style>
    <style:style style:name="P141" style:family="paragraph" style:parent-style-name="Preformatted_20_Text">
      <style:paragraph-properties fo:text-align="justify" style:justify-single-word="false"/>
      <style:text-properties fo:color="#0000ff" style:font-name="Verdana" fo:font-size="10pt" officeooo:rsid="0045c965" officeooo:paragraph-rsid="0045c965" style:font-size-asian="10pt" style:font-size-complex="10pt"/>
    </style:style>
    <style:style style:name="P142" style:family="paragraph" style:parent-style-name="Preformatted_20_Text">
      <style:text-properties fo:color="#0000ff" style:font-name="Verdana" fo:font-size="10pt" officeooo:rsid="0016560a" officeooo:paragraph-rsid="0016560a" style:font-size-asian="10pt" style:font-size-complex="10pt"/>
    </style:style>
    <style:style style:name="P143" style:family="paragraph" style:parent-style-name="Preformatted_20_Text">
      <style:text-properties fo:color="#0000ff" style:font-name="Verdana" fo:font-size="10pt" officeooo:paragraph-rsid="002551bb" style:font-size-asian="10pt" style:font-size-complex="10pt"/>
    </style:style>
    <style:style style:name="P144" style:family="paragraph" style:parent-style-name="Preformatted_20_Text">
      <style:text-properties fo:color="#0000ff" style:font-name="Verdana" fo:font-size="10pt" officeooo:paragraph-rsid="0027a9ae" style:font-size-asian="10pt" style:font-size-complex="10pt"/>
    </style:style>
    <style:style style:name="P145" style:family="paragraph" style:parent-style-name="Preformatted_20_Text">
      <style:text-properties fo:color="#0000ff" style:font-name="Verdana" fo:font-size="10pt" officeooo:rsid="0029baaf" officeooo:paragraph-rsid="0029baaf" style:font-size-asian="10pt" style:font-size-complex="10pt"/>
    </style:style>
    <style:style style:name="P146" style:family="paragraph" style:parent-style-name="Preformatted_20_Text">
      <style:paragraph-properties fo:text-align="justify" style:justify-single-word="false"/>
      <style:text-properties fo:color="#0000ff" style:font-name="Verdana" fo:font-size="10pt" fo:font-weight="normal" officeooo:rsid="003d3bb1" officeooo:paragraph-rsid="003d3bb1" style:font-size-asian="10pt" style:font-weight-asian="normal" style:font-size-complex="10pt" style:font-weight-complex="normal"/>
    </style:style>
    <style:style style:name="P147" style:family="paragraph" style:parent-style-name="Preformatted_20_Text">
      <style:paragraph-properties fo:margin-left="0in" fo:margin-right="0in" fo:margin-top="0in" fo:margin-bottom="0in" style:contextual-spacing="false" style:line-height-at-least="0.2083in" fo:widows="1" fo:text-indent="0in" style:auto-text-indent="false" fo:padding="0in" fo:border="none"/>
      <style:text-properties style:font-name="Verdana" fo:font-size="10pt" style:font-size-asian="10pt" style:font-size-complex="10pt"/>
    </style:style>
    <style:style style:name="P148" style:family="paragraph" style:parent-style-name="Preformatted_20_Text">
      <style:paragraph-properties fo:margin-left="0in" fo:margin-right="0in" fo:margin-top="0in" fo:margin-bottom="0.1043in" style:contextual-spacing="false" style:line-height-at-least="0.1665in" fo:widows="1"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149" style:family="paragraph" style:parent-style-name="Preformatted_20_Text">
      <style:paragraph-properties fo:margin-left="0in" fo:margin-right="0in" fo:margin-top="0in" fo:margin-bottom="0.1043in" style:contextual-spacing="false" style:line-height-at-least="0.1665in" fo:widows="1" fo:text-indent="0in" style:auto-text-indent="false" fo:padding="0.052in" fo:border="0.06pt solid #d6d6d6"/>
    </style:style>
    <style:style style:name="P150" style:family="paragraph" style:parent-style-name="Preformatted_20_Text">
      <style:paragraph-properties fo:margin-left="0in" fo:margin-right="0in" fo:margin-top="0in" fo:margin-bottom="0.1043in" style:contextual-spacing="false" style:line-height-at-least="0.1665in" fo:text-indent="0in" style:auto-text-indent="false" fo:background-color="#eeeeee" fo:padding="0.052in" fo:border="0.06pt solid #d6d6d6">
        <style:background-image/>
      </style:paragraph-properties>
      <style:text-properties fo:color="#880000" style:font-name="Menlo" fo:font-size="9.75pt"/>
    </style:style>
    <style:style style:name="P151" style:family="paragraph" style:parent-style-name="Preformatted_20_Text">
      <style:paragraph-properties fo:text-align="justify" style:justify-single-word="false" fo:break-before="page"/>
      <style:text-properties fo:color="#0000ff" style:font-name="Verdana" fo:font-size="10pt" officeooo:rsid="0039b4d2" officeooo:paragraph-rsid="0039b4d2" style:font-size-asian="10pt" style:font-size-complex="10pt"/>
    </style:style>
    <style:style style:name="P152" style:family="paragraph" style:parent-style-name="Preformatted_20_Text">
      <style:paragraph-properties fo:text-align="justify" style:justify-single-word="false" fo:break-before="page"/>
      <style:text-properties fo:color="#0000ff" style:font-name="Verdana" fo:font-size="10pt" officeooo:rsid="003db7a4" officeooo:paragraph-rsid="003db7a4" style:font-size-asian="10pt" style:font-size-complex="10pt"/>
    </style:style>
    <style:style style:name="P153" style:family="paragraph" style:parent-style-name="Preformatted_20_Text">
      <style:paragraph-properties fo:text-align="justify" style:justify-single-word="false" fo:break-before="page"/>
      <style:text-properties fo:color="#0000ff" style:font-name="Verdana" fo:font-size="10pt" officeooo:rsid="0040c902" officeooo:paragraph-rsid="0040c902" style:font-size-asian="10pt" style:font-size-complex="10pt"/>
    </style:style>
    <style:style style:name="P154" style:family="paragraph" style:parent-style-name="Preformatted_20_Text">
      <style:paragraph-properties fo:text-align="justify" style:justify-single-word="false" fo:break-before="page"/>
      <style:text-properties fo:color="#0000ff" style:font-name="Verdana" fo:font-size="10pt" officeooo:rsid="0045c965" officeooo:paragraph-rsid="0045c965" style:font-size-asian="10pt" style:font-size-complex="10pt"/>
    </style:style>
    <style:style style:name="P155" style:family="paragraph" style:parent-style-name="Preformatted_20_Text">
      <style:paragraph-properties fo:break-before="page"/>
      <style:text-properties fo:color="#0000ff" style:font-name="Verdana" fo:font-size="10pt" officeooo:rsid="002b7c76" officeooo:paragraph-rsid="002b7c76" style:font-size-asian="10pt" style:font-size-complex="10pt"/>
    </style:style>
    <style:style style:name="P156" style:family="paragraph" style:parent-style-name="Preformatted_20_Text">
      <style:paragraph-properties fo:margin-top="0in" fo:margin-bottom="0.1043in" style:contextual-spacing="false" style:line-height-at-least="0.1665in" fo:widows="1" fo:padding="0.052in" fo:border="0.06pt solid #d6d6d6"/>
      <style:text-properties fo:font-variant="normal" fo:text-transform="none" fo:color="#313131" style:font-name="Menlo" fo:font-size="9.75pt" fo:letter-spacing="normal" fo:font-style="normal" fo:font-weight="normal"/>
    </style:style>
    <style:style style:name="P157" style:family="paragraph" style:parent-style-name="Preformatted_20_Text">
      <style:paragraph-properties fo:margin-top="0in" fo:margin-bottom="0.1043in" style:contextual-spacing="false" style:line-height-at-least="0.1665in" fo:widows="1" fo:padding="0.052in" fo:border="0.06pt solid #d6d6d6"/>
    </style:style>
    <style:style style:name="P158" style:family="paragraph" style:parent-style-name="Preformatted_20_Text">
      <style:paragraph-properties fo:margin-top="0in" fo:margin-bottom="0.1043in" style:contextual-spacing="false" style:line-height-at-least="0.1665in" fo:background-color="#eeeeee" fo:padding="0.052in" fo:border="0.06pt solid #d6d6d6">
        <style:background-image/>
      </style:paragraph-properties>
      <style:text-properties style:font-name="Menlo" fo:font-size="9.75pt"/>
    </style:style>
    <style:style style:name="P159" style:family="paragraph" style:parent-style-name="Preformatted_20_Text">
      <style:paragraph-properties fo:margin-top="0in" fo:margin-bottom="0.1043in" style:contextual-spacing="false" style:line-height-at-least="0.1665in" fo:background-color="#eeeeee" fo:padding="0.052in" fo:border="0.06pt solid #d6d6d6">
        <style:background-image/>
      </style:paragraph-properties>
      <style:text-properties fo:color="#880000" style:font-name="Menlo" fo:font-size="9.75pt"/>
    </style:style>
    <style:style style:name="P160" style:family="paragraph" style:parent-style-name="Heading_20_5">
      <style:text-properties fo:font-variant="normal" fo:text-transform="none" fo:color="#0000ff" style:font-name="Verdana" fo:font-size="10pt" fo:letter-spacing="normal" fo:font-style="normal" fo:font-weight="normal" officeooo:rsid="002b7c76" officeooo:paragraph-rsid="002b7c76" style:font-size-asian="10pt" style:font-weight-asian="normal" style:font-size-complex="10pt" style:font-weight-complex="normal"/>
    </style:style>
    <style:style style:name="T1" style:family="text">
      <style:text-properties fo:font-variant="normal" fo:text-transform="none" fo:color="#484848" style:font-name="Verdana" fo:font-size="10pt" fo:letter-spacing="normal" fo:font-style="normal" fo:font-weight="normal" style:font-size-asian="10pt" style:font-size-complex="10pt"/>
    </style:style>
    <style:style style:name="T2" style:family="text">
      <style:text-properties fo:font-variant="normal" fo:text-transform="none" fo:color="#484848" style:font-name="Verdana" fo:font-size="10pt" fo:letter-spacing="normal" fo:font-style="normal" fo:font-weight="normal" officeooo:rsid="00053fd5" style:font-size-asian="10pt" style:font-size-complex="10pt"/>
    </style:style>
    <style:style style:name="T3" style:family="text">
      <style:text-properties fo:font-variant="normal" fo:text-transform="none" fo:color="#484848" style:font-name="Verdana" fo:font-size="10pt" fo:letter-spacing="normal" fo:font-style="normal" fo:font-weight="normal" officeooo:rsid="000d6c23" style:font-size-asian="10pt" style:font-size-complex="10pt"/>
    </style:style>
    <style:style style:name="T4" style:family="text">
      <style:text-properties fo:font-variant="normal" fo:text-transform="none" fo:color="#484848" style:font-name="Verdana" fo:font-size="10pt" fo:letter-spacing="normal" fo:font-style="normal" fo:font-weight="normal" officeooo:rsid="00198539" style:font-size-asian="10pt" style:font-size-complex="10pt"/>
    </style:style>
    <style:style style:name="T5" style:family="text">
      <style:text-properties fo:font-variant="normal" fo:text-transform="none" fo:color="#484848"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6" style:family="text">
      <style:text-properties fo:font-variant="normal" fo:text-transform="none" fo:color="#484848" style:font-name="Verdana" fo:font-size="10pt" fo:letter-spacing="normal" fo:font-style="normal" fo:font-weight="normal" fo:background-color="#ffff00" loext:char-shading-value="0" style:font-size-asian="10pt" style:font-size-complex="10pt"/>
    </style:style>
    <style:style style:name="T7" style:family="text">
      <style:text-properties fo:font-variant="normal" fo:text-transform="none" fo:color="#484848" style:font-name="Verdana" fo:font-size="10pt" fo:letter-spacing="normal" fo:font-style="normal" fo:font-weight="normal" fo:background-color="#ffff00" loext:char-shading-value="0" style:font-size-asian="10pt" style:font-size-complex="10pt" fo:padding-left="0.052in" fo:padding-right="0.052in" fo:padding-top="0.0209in" fo:padding-bottom="0.0209in" fo:border="0.06pt solid #eeeeee"/>
    </style:style>
    <style:style style:name="T8" style:family="text">
      <style:text-properties fo:font-variant="normal" fo:text-transform="none" fo:color="#484848" style:font-name="Verdana" fo:font-size="10pt" fo:letter-spacing="normal" fo:font-style="normal" fo:font-weight="bold" style:font-size-asian="10pt" style:font-weight-asian="bold" style:font-size-complex="10pt" style:font-weight-complex="bold"/>
    </style:style>
    <style:style style:name="T9" style:family="text">
      <style:text-properties fo:font-variant="normal" fo:text-transform="none" fo:color="#484848" style:font-name="Verdana" fo:font-size="10pt" fo:letter-spacing="normal" fo:font-style="normal" fo:font-weight="bold" officeooo:rsid="000d6c23" style:font-size-asian="10pt" style:font-weight-asian="bold" style:font-size-complex="10pt" style:font-weight-complex="bold"/>
    </style:style>
    <style:style style:name="T10" style:family="text">
      <style:text-properties fo:font-variant="normal" fo:text-transform="none" fo:color="#484848" style:font-name="Verdana" fo:font-size="10pt" fo:letter-spacing="normal" fo:font-style="normal" fo:font-weight="bold" style:font-size-asian="10pt" style:font-size-complex="10pt" fo:padding="0in" fo:border="none"/>
    </style:style>
    <style:style style:name="T11" style:family="text">
      <style:text-properties fo:font-variant="normal" fo:text-transform="none" fo:color="#484848" style:font-name="Verdana" fo:font-size="10pt" fo:letter-spacing="normal" fo:font-style="normal" fo:font-weight="bold" fo:background-color="#fffffc" loext:char-shading-value="0" style:font-size-asian="10pt" style:font-size-complex="10pt" fo:padding-left="0.052in" fo:padding-right="0.052in" fo:padding-top="0.0209in" fo:padding-bottom="0.0209in" fo:border="0.06pt solid #eeeeee"/>
    </style:style>
    <style:style style:name="T12" style:family="text">
      <style:text-properties fo:font-variant="normal" fo:text-transform="none" fo:color="#484848" style:font-name="Verdana" fo:font-size="10pt" fo:letter-spacing="normal" fo:font-style="italic" fo:font-weight="normal" style:font-size-asian="10pt" style:font-size-complex="10pt" fo:padding="0in" fo:border="none"/>
    </style:style>
    <style:style style:name="T13" style:family="text">
      <style:text-properties fo:font-variant="normal" fo:text-transform="none" fo:color="#484848" style:font-name="Verdana" fo:font-size="10pt" fo:letter-spacing="normal" fo:font-style="italic" fo:font-weight="bold" style:font-size-asian="10pt" style:font-size-complex="10pt" fo:padding="0in" fo:border="none"/>
    </style:style>
    <style:style style:name="T14" style:family="text">
      <style:text-properties fo:font-variant="normal" fo:text-transform="none" fo:color="#484848" style:font-name="Verdana" fo:letter-spacing="normal" fo:font-style="normal" fo:font-weight="normal" fo:background-color="#fffffc" loext:char-shading-value="0" fo:padding-left="0.052in" fo:padding-right="0.052in" fo:padding-top="0.0209in" fo:padding-bottom="0.0209in" fo:border="0.06pt solid #eeeeee"/>
    </style:style>
    <style:style style:name="T15" style:family="text">
      <style:text-properties fo:font-variant="normal" fo:text-transform="none" fo:color="#484848" fo:letter-spacing="normal" fo:font-style="normal" fo:font-weight="normal"/>
    </style:style>
    <style:style style:name="T16" style:family="text">
      <style:text-properties fo:font-variant="normal" fo:text-transform="none" fo:color="#484848" fo:letter-spacing="normal" fo:font-style="normal" fo:font-weight="normal" fo:background-color="#fffffc" loext:char-shading-value="0" fo:padding-left="0.052in" fo:padding-right="0.052in" fo:padding-top="0.0209in" fo:padding-bottom="0.0209in" fo:border="0.06pt solid #eeeeee"/>
    </style:style>
    <style:style style:name="T17" style:family="text">
      <style:text-properties fo:font-variant="normal" fo:text-transform="none" fo:color="#484848" fo:letter-spacing="normal" fo:font-style="italic" fo:font-weight="normal" fo:padding="0in" fo:border="none"/>
    </style:style>
    <style:style style:name="T18" style:family="text">
      <style:text-properties fo:font-variant="normal" fo:text-transform="none" fo:color="#484848" fo:font-size="10pt" fo:letter-spacing="normal" fo:font-style="normal" fo:font-weight="normal" style:font-size-asian="10pt" style:font-size-complex="10pt"/>
    </style:style>
    <style:style style:name="T19" style:family="text">
      <style:text-properties fo:font-variant="normal" fo:text-transform="none" fo:color="#484848" fo:font-size="10pt" fo:letter-spacing="normal" fo:font-style="normal" fo:font-weight="normal" officeooo:rsid="00053fd5" style:font-size-asian="10pt" style:font-size-complex="10pt"/>
    </style:style>
    <style:style style:name="T20" style:family="text">
      <style:text-properties fo:font-variant="normal" fo:text-transform="none" fo:color="#484848" fo:font-size="10pt" fo:letter-spacing="normal" fo:font-style="normal" fo:font-weight="normal" officeooo:rsid="000d6c23" style:font-size-asian="10pt" style:font-size-complex="10pt"/>
    </style:style>
    <style:style style:name="T21" style:family="text">
      <style:text-properties fo:font-variant="normal" fo:text-transform="none" fo:color="#484848" fo:font-size="10pt" fo:letter-spacing="normal" fo:font-style="normal" fo:font-weight="normal" officeooo:rsid="00198539" style:font-size-asian="10pt" style:font-size-complex="10pt"/>
    </style:style>
    <style:style style:name="T22" style:family="text">
      <style:text-properties fo:font-variant="normal" fo:text-transform="none" fo:color="#484848"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23" style:family="text">
      <style:text-properties fo:font-variant="normal" fo:text-transform="none" fo:color="#484848" fo:font-size="10pt" fo:letter-spacing="normal" fo:font-style="normal" fo:font-weight="normal" fo:background-color="#ffff00" loext:char-shading-value="0" style:font-size-asian="10pt" style:font-size-complex="10pt"/>
    </style:style>
    <style:style style:name="T24" style:family="text">
      <style:text-properties fo:font-variant="normal" fo:text-transform="none" fo:color="#484848" fo:font-size="10pt" fo:letter-spacing="normal" fo:font-style="normal" fo:font-weight="normal" fo:background-color="#ffff00" loext:char-shading-value="0" style:font-size-asian="10pt" style:font-size-complex="10pt" fo:padding-left="0.052in" fo:padding-right="0.052in" fo:padding-top="0.0209in" fo:padding-bottom="0.0209in" fo:border="0.06pt solid #eeeeee"/>
    </style:style>
    <style:style style:name="T25" style:family="text">
      <style:text-properties fo:font-variant="normal" fo:text-transform="none" fo:color="#484848" fo:font-size="10pt" fo:letter-spacing="normal" fo:font-style="normal" fo:font-weight="bold" style:font-size-asian="10pt" style:font-weight-asian="bold" style:font-size-complex="10pt" style:font-weight-complex="bold"/>
    </style:style>
    <style:style style:name="T26" style:family="text">
      <style:text-properties fo:font-variant="normal" fo:text-transform="none" fo:color="#484848" fo:font-size="10pt" fo:letter-spacing="normal" fo:font-style="normal" fo:font-weight="bold" officeooo:rsid="000d6c23" style:font-size-asian="10pt" style:font-weight-asian="bold" style:font-size-complex="10pt" style:font-weight-complex="bold"/>
    </style:style>
    <style:style style:name="T27" style:family="text">
      <style:text-properties fo:font-variant="normal" fo:text-transform="none" fo:color="#484848" fo:font-size="10pt" fo:letter-spacing="normal" fo:font-style="normal" fo:font-weight="bold" style:font-size-asian="10pt" style:font-size-complex="10pt" fo:padding="0in" fo:border="none"/>
    </style:style>
    <style:style style:name="T28" style:family="text">
      <style:text-properties fo:font-variant="normal" fo:text-transform="none" fo:color="#484848" fo:font-size="10pt" fo:letter-spacing="normal" fo:font-style="normal" fo:font-weight="bold" fo:background-color="#fffffc" loext:char-shading-value="0" style:font-size-asian="10pt" style:font-size-complex="10pt" fo:padding-left="0.052in" fo:padding-right="0.052in" fo:padding-top="0.0209in" fo:padding-bottom="0.0209in" fo:border="0.06pt solid #eeeeee"/>
    </style:style>
    <style:style style:name="T29" style:family="text">
      <style:text-properties fo:font-variant="normal" fo:text-transform="none" fo:color="#484848" fo:font-size="10pt" fo:letter-spacing="normal" fo:font-style="italic" fo:font-weight="normal" style:font-size-asian="10pt" style:font-size-complex="10pt" fo:padding="0in" fo:border="none"/>
    </style:style>
    <style:style style:name="T30" style:family="text">
      <style:text-properties fo:font-variant="normal" fo:text-transform="none" fo:color="#484848" fo:font-size="10pt" fo:letter-spacing="normal" fo:font-style="italic" fo:font-weight="bold" style:font-size-asian="10pt" style:font-size-complex="10pt" fo:padding="0in" fo:border="none"/>
    </style:style>
    <style:style style:name="T31" style:family="text">
      <style:text-properties fo:font-variant="normal" fo:text-transform="none" fo:color="#484848" style:font-name="Verdana" fo:font-size="10pt" fo:letter-spacing="normal" fo:font-style="normal" fo:font-weight="normal" style:font-size-asian="10pt" style:font-size-complex="10pt"/>
    </style:style>
    <style:style style:name="T32" style:family="text">
      <style:text-properties fo:font-variant="normal" fo:text-transform="none" fo:color="#484848" style:font-name="Verdana" fo:font-size="10pt" fo:letter-spacing="normal" fo:font-style="normal" fo:font-weight="normal" officeooo:rsid="00053fd5" style:font-size-asian="10pt" style:font-size-complex="10pt"/>
    </style:style>
    <style:style style:name="T33" style:family="text">
      <style:text-properties fo:font-variant="normal" fo:text-transform="none" fo:color="#484848" style:font-name="Verdana" fo:font-size="10pt" fo:letter-spacing="normal" fo:font-style="normal" fo:font-weight="normal" officeooo:rsid="000d6c23" style:font-size-asian="10pt" style:font-size-complex="10pt"/>
    </style:style>
    <style:style style:name="T34" style:family="text">
      <style:text-properties fo:font-variant="normal" fo:text-transform="none" fo:color="#484848" style:font-name="Verdana" fo:font-size="10pt" fo:letter-spacing="normal" fo:font-style="normal" fo:font-weight="normal" officeooo:rsid="00198539" style:font-size-asian="10pt" style:font-size-complex="10pt"/>
    </style:style>
    <style:style style:name="T35" style:family="text">
      <style:text-properties fo:font-variant="normal" fo:text-transform="none" fo:color="#484848"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36" style:family="text">
      <style:text-properties fo:font-variant="normal" fo:text-transform="none" fo:color="#484848" style:font-name="Verdana" fo:font-size="10pt" fo:letter-spacing="normal" fo:font-style="normal" fo:font-weight="normal" fo:background-color="#ffff00" loext:char-shading-value="0" style:font-size-asian="10pt" style:font-size-complex="10pt"/>
    </style:style>
    <style:style style:name="T37" style:family="text">
      <style:text-properties fo:font-variant="normal" fo:text-transform="none" fo:color="#484848" style:font-name="Verdana" fo:font-size="10pt" fo:letter-spacing="normal" fo:font-style="normal" fo:font-weight="normal" fo:background-color="#ffff00" loext:char-shading-value="0" style:font-size-asian="10pt" style:font-size-complex="10pt" fo:padding-left="0.052in" fo:padding-right="0.052in" fo:padding-top="0.0209in" fo:padding-bottom="0.0209in" fo:border="0.06pt solid #eeeeee"/>
    </style:style>
    <style:style style:name="T38" style:family="text">
      <style:text-properties fo:font-variant="normal" fo:text-transform="none" fo:color="#484848" style:font-name="Verdana" fo:font-size="10pt" fo:letter-spacing="normal" fo:font-style="normal" fo:font-weight="bold" style:font-size-asian="10pt" style:font-weight-asian="bold" style:font-size-complex="10pt" style:font-weight-complex="bold"/>
    </style:style>
    <style:style style:name="T39" style:family="text">
      <style:text-properties fo:font-variant="normal" fo:text-transform="none" fo:color="#484848" style:font-name="Verdana" fo:font-size="10pt" fo:letter-spacing="normal" fo:font-style="normal" fo:font-weight="bold" officeooo:rsid="000d6c23" style:font-size-asian="10pt" style:font-weight-asian="bold" style:font-size-complex="10pt" style:font-weight-complex="bold"/>
    </style:style>
    <style:style style:name="T40" style:family="text">
      <style:text-properties fo:font-variant="normal" fo:text-transform="none" fo:color="#484848" style:font-name="Verdana" fo:font-size="10pt" fo:letter-spacing="normal" fo:font-style="normal" fo:font-weight="bold" style:font-size-asian="10pt" style:font-size-complex="10pt" fo:padding="0in" fo:border="none"/>
    </style:style>
    <style:style style:name="T41" style:family="text">
      <style:text-properties fo:font-variant="normal" fo:text-transform="none" fo:color="#484848" style:font-name="Verdana" fo:font-size="10pt" fo:letter-spacing="normal" fo:font-style="normal" fo:font-weight="bold" fo:background-color="#fffffc" loext:char-shading-value="0" style:font-size-asian="10pt" style:font-size-complex="10pt" fo:padding-left="0.052in" fo:padding-right="0.052in" fo:padding-top="0.0209in" fo:padding-bottom="0.0209in" fo:border="0.06pt solid #eeeeee"/>
    </style:style>
    <style:style style:name="T42" style:family="text">
      <style:text-properties fo:font-variant="normal" fo:text-transform="none" fo:color="#484848" style:font-name="Verdana" fo:font-size="10pt" fo:letter-spacing="normal" fo:font-style="italic" fo:font-weight="normal" style:font-size-asian="10pt" style:font-size-complex="10pt" fo:padding="0in" fo:border="none"/>
    </style:style>
    <style:style style:name="T43" style:family="text">
      <style:text-properties fo:font-variant="normal" fo:text-transform="none" fo:color="#484848" style:font-name="Verdana" fo:font-size="10pt" fo:letter-spacing="normal" fo:font-style="italic" fo:font-weight="bold" style:font-size-asian="10pt" style:font-size-complex="10pt" fo:padding="0in" fo:border="none"/>
    </style:style>
    <style:style style:name="T44" style:family="text">
      <style:text-properties fo:font-variant="normal" fo:text-transform="none" fo:color="#484848" style:font-name="Verdana" fo:letter-spacing="normal" fo:font-style="normal" fo:font-weight="normal"/>
    </style:style>
    <style:style style:name="T45" style:family="text">
      <style:text-properties fo:font-variant="normal" fo:text-transform="none" fo:color="#484848" style:font-name="Verdana" fo:letter-spacing="normal" fo:font-style="normal" fo:font-weight="normal" fo:background-color="#fffffc" loext:char-shading-value="0" fo:padding-left="0.052in" fo:padding-right="0.052in" fo:padding-top="0.0209in" fo:padding-bottom="0.0209in" fo:border="0.06pt solid #eeeeee"/>
    </style:style>
    <style:style style:name="T46" style:family="text">
      <style:text-properties fo:font-variant="normal" fo:text-transform="none" fo:color="#484848" style:font-name="Verdana" fo:letter-spacing="normal" fo:font-style="normal" fo:font-weight="normal" officeooo:rsid="00053fd5"/>
    </style:style>
    <style:style style:name="T47" style:family="text">
      <style:text-properties fo:font-variant="normal" fo:text-transform="none" fo:color="#484848" style:font-name="Verdana" fo:letter-spacing="normal" fo:font-style="normal" fo:font-weight="normal" officeooo:rsid="000d6c23"/>
    </style:style>
    <style:style style:name="T48" style:family="text">
      <style:text-properties fo:font-variant="normal" fo:text-transform="none" fo:color="#484848" style:font-name="Verdana" fo:letter-spacing="normal" fo:font-style="normal" fo:font-weight="normal" fo:background-color="#ffff00" loext:char-shading-value="0"/>
    </style:style>
    <style:style style:name="T49" style:family="text">
      <style:text-properties fo:font-variant="normal" fo:text-transform="none" fo:color="#484848" style:font-name="Verdana" fo:letter-spacing="normal" fo:font-style="normal" fo:font-weight="normal" fo:background-color="#ffff00" loext:char-shading-value="0" fo:padding-left="0.052in" fo:padding-right="0.052in" fo:padding-top="0.0209in" fo:padding-bottom="0.0209in" fo:border="0.06pt solid #eeeeee"/>
    </style:style>
    <style:style style:name="T50" style:family="text">
      <style:text-properties fo:font-variant="normal" fo:text-transform="none" fo:color="#484848" style:font-name="Verdana" fo:letter-spacing="normal" fo:font-style="normal" fo:font-weight="normal" officeooo:rsid="00198539"/>
    </style:style>
    <style:style style:name="T51" style:family="text">
      <style:text-properties fo:font-variant="normal" fo:text-transform="none" fo:color="#484848" style:font-name="Verdana" fo:letter-spacing="normal" fo:font-style="normal" fo:font-weight="bold" style:font-weight-asian="bold" style:font-weight-complex="bold"/>
    </style:style>
    <style:style style:name="T52" style:family="text">
      <style:text-properties fo:font-variant="normal" fo:text-transform="none" fo:color="#484848" style:font-name="Verdana" fo:letter-spacing="normal" fo:font-style="normal" fo:font-weight="bold" officeooo:rsid="000d6c23" style:font-weight-asian="bold" style:font-weight-complex="bold"/>
    </style:style>
    <style:style style:name="T53" style:family="text">
      <style:text-properties fo:font-variant="normal" fo:text-transform="none" fo:color="#484848" style:font-name="Verdana" fo:letter-spacing="normal" fo:font-style="normal" fo:font-weight="bold" fo:padding="0in" fo:border="none"/>
    </style:style>
    <style:style style:name="T54" style:family="text">
      <style:text-properties fo:font-variant="normal" fo:text-transform="none" fo:color="#484848" style:font-name="Verdana" fo:letter-spacing="normal" fo:font-style="normal" fo:font-weight="bold" fo:background-color="#fffffc" loext:char-shading-value="0" fo:padding-left="0.052in" fo:padding-right="0.052in" fo:padding-top="0.0209in" fo:padding-bottom="0.0209in" fo:border="0.06pt solid #eeeeee"/>
    </style:style>
    <style:style style:name="T55" style:family="text">
      <style:text-properties fo:font-variant="normal" fo:text-transform="none" fo:color="#484848" style:font-name="Verdana" fo:letter-spacing="normal" fo:font-style="italic" fo:font-weight="normal" fo:padding="0in" fo:border="none"/>
    </style:style>
    <style:style style:name="T56" style:family="text">
      <style:text-properties fo:font-variant="normal" fo:text-transform="none" fo:color="#484848" style:font-name="Verdana" fo:letter-spacing="normal" fo:font-style="italic" fo:font-weight="bold" fo:padding="0in" fo:border="none"/>
    </style:style>
    <style:style style:name="T57" style:family="text">
      <style:text-properties fo:font-variant="normal" fo:text-transform="none" fo:color="#3976cb"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58" style:family="text">
      <style:text-properties fo:font-variant="normal" fo:text-transform="none" fo:color="#3976cb" style:font-name="Verdana" fo:font-size="10pt" fo:letter-spacing="normal" fo:font-style="normal" fo:font-weight="normal" style:font-size-asian="10pt" style:font-size-complex="10pt" fo:padding="0in" fo:border="none"/>
    </style:style>
    <style:style style:name="T59" style:family="text">
      <style:text-properties fo:font-variant="normal" fo:text-transform="none" fo:color="#3976cb" style:font-name="Verdana" fo:font-size="10pt" fo:letter-spacing="normal" fo:font-style="normal" fo:font-weight="bold" style:font-size-asian="10pt" style:font-size-complex="10pt" fo:padding="0in" fo:border="none"/>
    </style:style>
    <style:style style:name="T60" style:family="text">
      <style:text-properties fo:font-variant="normal" fo:text-transform="none" fo:color="#3976cb"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61" style:family="text">
      <style:text-properties fo:font-variant="normal" fo:text-transform="none" fo:color="#3976cb" fo:font-size="10pt" fo:letter-spacing="normal" fo:font-style="normal" fo:font-weight="normal" style:font-size-asian="10pt" style:font-size-complex="10pt" fo:padding="0in" fo:border="none"/>
    </style:style>
    <style:style style:name="T62" style:family="text">
      <style:text-properties fo:font-variant="normal" fo:text-transform="none" fo:color="#3976cb" fo:font-size="10pt" fo:letter-spacing="normal" fo:font-style="normal" fo:font-weight="bold" style:font-size-asian="10pt" style:font-size-complex="10pt" fo:padding="0in" fo:border="none"/>
    </style:style>
    <style:style style:name="T63" style:family="text">
      <style:text-properties fo:font-variant="normal" fo:text-transform="none" fo:color="#3976cb"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64" style:family="text">
      <style:text-properties fo:font-variant="normal" fo:text-transform="none" fo:color="#3976cb" style:font-name="Verdana" fo:font-size="10pt" fo:letter-spacing="normal" fo:font-style="normal" fo:font-weight="normal" style:font-size-asian="10pt" style:font-size-complex="10pt" fo:padding="0in" fo:border="none"/>
    </style:style>
    <style:style style:name="T65" style:family="text">
      <style:text-properties fo:font-variant="normal" fo:text-transform="none" fo:color="#3976cb" style:font-name="Verdana" fo:font-size="10pt" fo:letter-spacing="normal" fo:font-style="normal" fo:font-weight="bold" style:font-size-asian="10pt" style:font-size-complex="10pt" fo:padding="0in" fo:border="none"/>
    </style:style>
    <style:style style:name="T66" style:family="text">
      <style:text-properties fo:font-variant="normal" fo:text-transform="none" fo:color="#3976cb" style:font-name="Verdana" fo:letter-spacing="normal" fo:font-style="normal" fo:font-weight="normal" fo:background-color="#fffffc" loext:char-shading-value="0" fo:padding-left="0.052in" fo:padding-right="0.052in" fo:padding-top="0.0209in" fo:padding-bottom="0.0209in" fo:border="0.06pt solid #eeeeee"/>
    </style:style>
    <style:style style:name="T67" style:family="text">
      <style:text-properties fo:font-variant="normal" fo:text-transform="none" fo:color="#3976cb" style:font-name="Verdana" fo:letter-spacing="normal" fo:font-style="normal" fo:font-weight="normal" fo:padding="0in" fo:border="none"/>
    </style:style>
    <style:style style:name="T68" style:family="text">
      <style:text-properties fo:font-variant="normal" fo:text-transform="none" fo:color="#3976cb" style:font-name="Verdana" fo:letter-spacing="normal" fo:font-style="normal" fo:font-weight="bold" fo:padding="0in" fo:border="none"/>
    </style:style>
    <style:style style:name="T69" style:family="text">
      <style:text-properties fo:font-variant="normal" fo:text-transform="none" fo:color="#000000"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70" style:family="text">
      <style:text-properties fo:font-variant="normal" fo:text-transform="none" fo:color="#000000" style:font-name="Verdana" fo:font-size="10pt" fo:letter-spacing="normal" fo:font-style="normal" fo:font-weight="normal" style:font-size-asian="10pt" style:font-size-complex="10pt"/>
    </style:style>
    <style:style style:name="T71" style:family="text">
      <style:text-properties fo:font-variant="normal" fo:text-transform="none" fo:color="#000000" style:font-name="Verdana" fo:font-size="10pt" fo:letter-spacing="normal" fo:font-style="normal" fo:font-weight="normal" officeooo:rsid="002ede66" style:font-size-asian="10pt" style:font-size-complex="10pt"/>
    </style:style>
    <style:style style:name="T72" style:family="text">
      <style:text-properties fo:font-variant="normal" fo:text-transform="none" fo:color="#000000" style:font-name="Verdana" fo:font-size="10pt" fo:letter-spacing="normal" fo:font-style="normal" fo:font-weight="normal" fo:background-color="#ffff00" loext:char-shading-value="0" style:font-size-asian="10pt" style:font-size-complex="10pt"/>
    </style:style>
    <style:style style:name="T73" style:family="text">
      <style:text-properties fo:font-variant="normal" fo:text-transform="none" fo:color="#000000" style:font-name="Verdana" fo:font-size="10pt" fo:letter-spacing="normal" fo:font-style="normal" fo:font-weight="normal" officeooo:rsid="002ede66" fo:background-color="#f7f7f9" loext:char-shading-value="0" style:font-size-asian="10pt" style:font-size-complex="10pt" fo:padding="0in" fo:border="none"/>
    </style:style>
    <style:style style:name="T74" style:family="text">
      <style:text-properties fo:font-variant="normal" fo:text-transform="none" fo:color="#000000" style:font-name="Verdana" fo:font-size="10pt" fo:letter-spacing="normal" fo:font-style="normal" fo:font-weight="bold" style:font-size-asian="10pt" style:font-size-complex="10pt" fo:padding="0in" fo:border="none"/>
    </style:style>
    <style:style style:name="T75" style:family="text">
      <style:text-properties fo:font-variant="normal" fo:text-transform="none" fo:color="#000000" style:font-name="Verdana" fo:font-size="10pt" fo:letter-spacing="normal" fo:font-style="italic" fo:font-weight="normal" style:font-size-asian="10pt" style:font-size-complex="10pt" fo:padding="0in" fo:border="none"/>
    </style:style>
    <style:style style:name="T76" style:family="text">
      <style:text-properties fo:font-variant="normal" fo:text-transform="none" fo:color="#000000" fo:font-size="10pt" fo:letter-spacing="normal" fo:font-style="normal" fo:font-weight="normal" style:font-size-asian="10pt" style:font-size-complex="10pt"/>
    </style:style>
    <style:style style:name="T77" style:family="text">
      <style:text-properties fo:font-variant="normal" fo:text-transform="none" fo:color="#000000" fo:font-size="10pt" fo:letter-spacing="normal" fo:font-style="normal" fo:font-weight="normal" officeooo:rsid="002ede66" style:font-size-asian="10pt" style:font-size-complex="10pt"/>
    </style:style>
    <style:style style:name="T78" style:family="text">
      <style:text-properties fo:font-variant="normal" fo:text-transform="none" fo:color="#000000"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79" style:family="text">
      <style:text-properties fo:font-variant="normal" fo:text-transform="none" fo:color="#000000" fo:font-size="10pt" fo:letter-spacing="normal" fo:font-style="normal" fo:font-weight="normal" fo:background-color="#ffff00" loext:char-shading-value="0" style:font-size-asian="10pt" style:font-size-complex="10pt"/>
    </style:style>
    <style:style style:name="T80" style:family="text">
      <style:text-properties fo:font-variant="normal" fo:text-transform="none" fo:color="#000000" fo:font-size="10pt" fo:letter-spacing="normal" fo:font-style="normal" fo:font-weight="normal" officeooo:rsid="002ede66" fo:background-color="#f7f7f9" loext:char-shading-value="0" style:font-size-asian="10pt" style:font-size-complex="10pt" fo:padding="0in" fo:border="none"/>
    </style:style>
    <style:style style:name="T81" style:family="text">
      <style:text-properties fo:font-variant="normal" fo:text-transform="none" fo:color="#000000" fo:font-size="10pt" fo:letter-spacing="normal" fo:font-style="normal" fo:font-weight="bold" style:font-size-asian="10pt" style:font-size-complex="10pt" fo:padding="0in" fo:border="none"/>
    </style:style>
    <style:style style:name="T82" style:family="text">
      <style:text-properties fo:font-variant="normal" fo:text-transform="none" fo:color="#000000" fo:font-size="10pt" fo:letter-spacing="normal" fo:font-style="italic" fo:font-weight="normal" style:font-size-asian="10pt" style:font-size-complex="10pt" fo:padding="0in" fo:border="none"/>
    </style:style>
    <style:style style:name="T83" style:family="text">
      <style:text-properties fo:font-variant="normal" fo:text-transform="none" fo:color="#000000" style:font-name="Verdana" fo:font-size="10pt" fo:letter-spacing="normal" fo:font-style="normal" fo:font-weight="normal" style:font-size-asian="10pt" style:font-size-complex="10pt"/>
    </style:style>
    <style:style style:name="T84" style:family="text">
      <style:text-properties fo:font-variant="normal" fo:text-transform="none" fo:color="#000000" style:font-name="Verdana" fo:font-size="10pt" fo:letter-spacing="normal" fo:font-style="normal" fo:font-weight="normal" officeooo:rsid="002ede66" style:font-size-asian="10pt" style:font-size-complex="10pt"/>
    </style:style>
    <style:style style:name="T85" style:family="text">
      <style:text-properties fo:font-variant="normal" fo:text-transform="none" fo:color="#000000" style:font-name="Verdana" fo:font-size="10pt" fo:letter-spacing="normal" fo:font-style="normal" fo:font-weight="normal" fo:background-color="#fffffc" loext:char-shading-value="0" style:font-size-asian="10pt" style:font-size-complex="10pt" fo:padding-left="0.052in" fo:padding-right="0.052in" fo:padding-top="0.0209in" fo:padding-bottom="0.0209in" fo:border="0.06pt solid #eeeeee"/>
    </style:style>
    <style:style style:name="T86" style:family="text">
      <style:text-properties fo:font-variant="normal" fo:text-transform="none" fo:color="#000000" style:font-name="Verdana" fo:font-size="10pt" fo:letter-spacing="normal" fo:font-style="normal" fo:font-weight="normal" fo:background-color="#ffff00" loext:char-shading-value="0" style:font-size-asian="10pt" style:font-size-complex="10pt"/>
    </style:style>
    <style:style style:name="T87" style:family="text">
      <style:text-properties fo:font-variant="normal" fo:text-transform="none" fo:color="#000000" style:font-name="Verdana" fo:font-size="10pt" fo:letter-spacing="normal" fo:font-style="normal" fo:font-weight="normal" officeooo:rsid="002ede66" fo:background-color="#f7f7f9" loext:char-shading-value="0" style:font-size-asian="10pt" style:font-size-complex="10pt" fo:padding="0in" fo:border="none"/>
    </style:style>
    <style:style style:name="T88" style:family="text">
      <style:text-properties fo:font-variant="normal" fo:text-transform="none" fo:color="#000000" style:font-name="Verdana" fo:font-size="10pt" fo:letter-spacing="normal" fo:font-style="normal" fo:font-weight="bold" style:font-size-asian="10pt" style:font-size-complex="10pt" fo:padding="0in" fo:border="none"/>
    </style:style>
    <style:style style:name="T89" style:family="text">
      <style:text-properties fo:font-variant="normal" fo:text-transform="none" fo:color="#000000" style:font-name="Verdana" fo:font-size="10pt" fo:letter-spacing="normal" fo:font-style="italic" fo:font-weight="normal" style:font-size-asian="10pt" style:font-size-complex="10pt" fo:padding="0in" fo:border="none"/>
    </style:style>
    <style:style style:name="T90" style:family="text">
      <style:text-properties fo:font-variant="normal" fo:text-transform="none" fo:color="#000000" style:font-name="Verdana" fo:letter-spacing="normal" fo:font-style="normal" fo:font-weight="normal"/>
    </style:style>
    <style:style style:name="T91" style:family="text">
      <style:text-properties fo:font-variant="normal" fo:text-transform="none" fo:color="#000000" style:font-name="Verdana" fo:letter-spacing="normal" fo:font-style="normal" fo:font-weight="normal" fo:background-color="#fffffc" loext:char-shading-value="0" fo:padding-left="0.052in" fo:padding-right="0.052in" fo:padding-top="0.0209in" fo:padding-bottom="0.0209in" fo:border="0.06pt solid #eeeeee"/>
    </style:style>
    <style:style style:name="T92" style:family="text">
      <style:text-properties fo:font-variant="normal" fo:text-transform="none" fo:color="#000000" style:font-name="Verdana" fo:letter-spacing="normal" fo:font-style="normal" fo:font-weight="normal" fo:background-color="#ffff00" loext:char-shading-value="0"/>
    </style:style>
    <style:style style:name="T93" style:family="text">
      <style:text-properties fo:font-variant="normal" fo:text-transform="none" fo:color="#000000" style:font-name="Verdana" fo:letter-spacing="normal" fo:font-style="normal" fo:font-weight="normal" officeooo:rsid="002ede66"/>
    </style:style>
    <style:style style:name="T94" style:family="text">
      <style:text-properties fo:font-variant="normal" fo:text-transform="none" fo:color="#000000" style:font-name="Verdana" fo:letter-spacing="normal" fo:font-style="normal" fo:font-weight="normal" officeooo:rsid="002ede66" fo:background-color="#f7f7f9" loext:char-shading-value="0" fo:padding="0in" fo:border="none"/>
    </style:style>
    <style:style style:name="T95" style:family="text">
      <style:text-properties fo:font-variant="normal" fo:text-transform="none" fo:color="#000000" style:font-name="Verdana" fo:letter-spacing="normal" fo:font-style="normal" fo:font-weight="bold" fo:padding="0in" fo:border="none"/>
    </style:style>
    <style:style style:name="T96" style:family="text">
      <style:text-properties fo:font-variant="normal" fo:text-transform="none" fo:color="#000000" style:font-name="Verdana" fo:letter-spacing="normal" fo:font-style="italic" fo:font-weight="normal" fo:padding="0in" fo:border="none"/>
    </style:style>
    <style:style style:name="T97" style:family="text">
      <style:text-properties fo:font-variant="normal" fo:text-transform="none" fo:color="#000000" style:font-name="Verdana1" fo:font-size="11.25pt" fo:letter-spacing="normal" fo:font-style="normal" fo:font-weight="normal"/>
    </style:style>
    <style:style style:name="T98" style:family="text">
      <style:text-properties fo:font-variant="normal" fo:text-transform="none" fo:color="#000000" style:font-name="Verdana1" fo:font-size="11.25pt" fo:letter-spacing="normal" fo:font-style="normal" fo:font-weight="normal" fo:background-color="#ffff00" loext:char-shading-value="0"/>
    </style:style>
    <style:style style:name="T99" style:family="text">
      <style:text-properties fo:font-variant="normal" fo:text-transform="none" fo:color="#3333ff" style:font-name="Verdana" fo:font-size="10pt" fo:letter-spacing="normal" fo:font-style="normal" fo:font-weight="normal" style:font-size-asian="10pt" style:font-size-complex="10pt"/>
    </style:style>
    <style:style style:name="T100" style:family="text">
      <style:text-properties fo:font-variant="normal" fo:text-transform="none" fo:color="#3333ff" style:font-name="Verdana" fo:font-size="10pt" fo:letter-spacing="normal" fo:font-style="normal" fo:font-weight="normal" style:font-size-asian="10pt" style:font-size-complex="10pt" fo:padding-left="0.052in" fo:padding-right="0.052in" fo:padding-top="0.0193in" fo:padding-bottom="0.0193in" fo:border="0.06pt solid #eeeeee"/>
    </style:style>
    <style:style style:name="T101" style:family="text">
      <style:text-properties fo:font-variant="normal" fo:text-transform="none" fo:color="#3333ff" style:font-name="Verdana" fo:font-size="10pt" fo:letter-spacing="normal" style:font-size-asian="10pt" style:font-size-complex="10pt"/>
    </style:style>
    <style:style style:name="T102" style:family="text">
      <style:text-properties fo:font-variant="normal" fo:text-transform="none" fo:color="#3333ff" fo:font-size="10pt" fo:letter-spacing="normal" fo:font-style="normal" fo:font-weight="normal" style:font-size-asian="10pt" style:font-size-complex="10pt"/>
    </style:style>
    <style:style style:name="T103" style:family="text">
      <style:text-properties fo:font-variant="normal" fo:text-transform="none" fo:color="#3333ff" fo:font-size="10pt" fo:letter-spacing="normal" fo:font-style="normal" fo:font-weight="normal" style:font-size-asian="10pt" style:font-size-complex="10pt" fo:padding-left="0.052in" fo:padding-right="0.052in" fo:padding-top="0.0193in" fo:padding-bottom="0.0193in" fo:border="0.06pt solid #eeeeee"/>
    </style:style>
    <style:style style:name="T104" style:family="text">
      <style:text-properties fo:font-variant="normal" fo:text-transform="none" fo:color="#3333ff" fo:font-size="10pt" fo:letter-spacing="normal" style:font-size-asian="10pt" style:font-size-complex="10pt"/>
    </style:style>
    <style:style style:name="T105" style:family="text">
      <style:text-properties fo:font-variant="normal" fo:text-transform="none" fo:color="#3333ff" style:font-name="Verdana" fo:font-size="10pt" fo:letter-spacing="normal" fo:font-style="normal" fo:font-weight="normal" style:font-size-asian="10pt" style:font-size-complex="10pt"/>
    </style:style>
    <style:style style:name="T106" style:family="text">
      <style:text-properties fo:font-variant="normal" fo:text-transform="none" fo:color="#3333ff" style:font-name="Verdana" fo:font-size="10pt" fo:letter-spacing="normal" fo:font-style="normal" fo:font-weight="normal" style:font-size-asian="10pt" style:font-size-complex="10pt" fo:padding-left="0.052in" fo:padding-right="0.052in" fo:padding-top="0.0193in" fo:padding-bottom="0.0193in" fo:border="0.06pt solid #eeeeee"/>
    </style:style>
    <style:style style:name="T107" style:family="text">
      <style:text-properties fo:font-variant="normal" fo:text-transform="none" fo:color="#3333ff" style:font-name="Verdana" fo:font-size="10pt" fo:letter-spacing="normal" style:font-size-asian="10pt" style:font-size-complex="10pt"/>
    </style:style>
    <style:style style:name="T108" style:family="text">
      <style:text-properties fo:font-variant="normal" fo:text-transform="none" fo:color="#3333ff" style:font-name="Verdana" fo:letter-spacing="normal"/>
    </style:style>
    <style:style style:name="T109" style:family="text">
      <style:text-properties fo:font-variant="normal" fo:text-transform="none" fo:color="#3333ff" style:font-name="Verdana" fo:letter-spacing="normal" fo:font-style="normal" fo:font-weight="normal"/>
    </style:style>
    <style:style style:name="T110" style:family="text">
      <style:text-properties fo:font-variant="normal" fo:text-transform="none" fo:color="#3333ff" style:font-name="Verdana" fo:letter-spacing="normal" fo:font-style="normal" fo:font-weight="normal" fo:padding-left="0.052in" fo:padding-right="0.052in" fo:padding-top="0.0193in" fo:padding-bottom="0.0193in" fo:border="0.06pt solid #eeeeee"/>
    </style:style>
    <style:style style:name="T111" style:family="text">
      <style:text-properties fo:font-variant="normal" fo:text-transform="none" fo:color="#313131" fo:letter-spacing="normal"/>
    </style:style>
    <style:style style:name="T112" style:family="text">
      <style:text-properties fo:font-variant="normal" fo:text-transform="none" fo:color="#313131" style:font-name="Menlo" fo:font-size="9.75pt" fo:letter-spacing="normal" fo:font-style="normal" fo:font-weight="normal"/>
    </style:style>
    <style:style style:name="T113" style:family="text">
      <style:text-properties fo:font-variant="normal" fo:text-transform="none" fo:color="#666600" style:font-name="Menlo" fo:font-size="9.75pt" fo:letter-spacing="normal" fo:font-style="normal" fo:font-weight="normal"/>
    </style:style>
    <style:style style:name="T114" style:family="text">
      <style:text-properties fo:font-variant="normal" fo:text-transform="none" fo:color="#008800" style:font-name="Menlo" fo:font-size="9.75pt" fo:letter-spacing="normal" fo:font-style="normal" fo:font-weight="normal"/>
    </style:style>
    <style:style style:name="T115" style:family="text">
      <style:text-properties fo:font-variant="normal" fo:text-transform="none" fo:color="#000088" style:font-name="Menlo" fo:font-size="9.75pt" fo:letter-spacing="normal" fo:font-style="normal" fo:font-weight="normal"/>
    </style:style>
    <style:style style:name="T116" style:family="text">
      <style:text-properties fo:font-variant="normal" fo:text-transform="none" fo:color="#006666" style:font-name="Menlo" fo:font-size="9.75pt" fo:letter-spacing="normal" fo:font-style="normal" fo:font-weight="normal"/>
    </style:style>
    <style:style style:name="T117" style:family="text">
      <style:text-properties fo:font-variant="normal" fo:text-transform="none" fo:color="#0000ff" style:font-name="Verdana1" fo:font-size="11.25pt" fo:letter-spacing="normal" fo:font-style="normal" fo:font-weight="normal"/>
    </style:style>
    <style:style style:name="T118" style:family="text">
      <style:text-properties style:font-name="Verdana"/>
    </style:style>
    <style:style style:name="T119" style:family="text">
      <style:text-properties style:font-name="Verdana" fo:background-color="#fffffc" loext:char-shading-value="0" fo:padding-left="0.052in" fo:padding-right="0.052in" fo:padding-top="0.0209in" fo:padding-bottom="0.0209in" fo:border="0.06pt solid #eeeeee"/>
    </style:style>
    <style:style style:name="T120" style:family="text">
      <style:text-properties style:font-name="Verdana" fo:font-size="10pt" style:font-size-asian="10pt" style:font-size-complex="10pt"/>
    </style:style>
    <style:style style:name="T121" style:family="text">
      <style:text-properties style:font-name="Verdana" fo:font-size="10pt" officeooo:rsid="001e2df6" style:font-size-asian="10pt" style:font-size-complex="10pt"/>
    </style:style>
    <style:style style:name="T122" style:family="text">
      <style:text-properties style:font-name="Verdana" fo:font-size="10pt" officeooo:rsid="002551bb" style:font-size-asian="10pt" style:font-size-complex="10pt"/>
    </style:style>
    <style:style style:name="T123" style:family="text">
      <style:text-properties style:font-name="Verdana" fo:font-size="10pt" officeooo:rsid="0027a9ae" style:font-size-asian="10pt" style:font-size-complex="10pt"/>
    </style:style>
    <style:style style:name="T124" style:family="text">
      <style:text-properties style:font-name="Verdana" fo:font-size="10pt" officeooo:rsid="001e2df6" fo:background-color="#ffff00" loext:char-shading-value="0" style:font-size-asian="10pt" style:font-size-complex="10pt"/>
    </style:style>
    <style:style style:name="T125" style:family="text">
      <style:text-properties style:font-name="Verdana" fo:font-size="10pt" officeooo:rsid="002551bb" fo:background-color="#ffff00" loext:char-shading-value="0" style:font-size-asian="10pt" style:font-size-complex="10pt"/>
    </style:style>
    <style:style style:name="T126" style:family="text">
      <style:text-properties fo:font-weight="normal" fo:background-color="#ffff00" loext:char-shading-value="0" style:font-weight-asian="normal" style:font-weight-complex="normal"/>
    </style:style>
    <style:style style:name="T127" style:family="text">
      <style:text-properties fo:background-color="#ffff00" loext:char-shading-value="0"/>
    </style:style>
    <style:style style:name="T128" style:family="text">
      <style:text-properties fo:color="#0000ff"/>
    </style:style>
    <style:style style:name="T129" style:family="text">
      <style:text-properties fo:color="#0000ff" style:font-name="Verdana" fo:font-size="10pt" style:font-size-asian="10pt" style:font-size-complex="10pt"/>
    </style:style>
    <style:style style:name="T130" style:family="text">
      <style:text-properties fo:color="#0000ff" style:font-name="Verdana" fo:font-size="10pt" officeooo:rsid="0021cce8" style:font-size-asian="10pt" style:font-size-complex="10pt"/>
    </style:style>
    <style:style style:name="T131" style:family="text">
      <style:text-properties fo:color="#0000ff" style:font-name="Verdana" fo:font-size="10pt" officeooo:rsid="002551bb" style:font-size-asian="10pt" style:font-size-complex="10pt"/>
    </style:style>
    <style:style style:name="T132" style:family="text">
      <style:text-properties fo:color="#0000ff" style:font-name="Verdana" fo:font-size="10pt" officeooo:rsid="0027a9ae" style:font-size-asian="10pt" style:font-size-complex="10pt"/>
    </style:style>
    <style:style style:name="T133" style:family="text">
      <style:text-properties fo:color="#0000ff" fo:font-size="10pt" style:font-size-asian="10pt" style:font-size-complex="10pt"/>
    </style:style>
    <style:style style:name="T134" style:family="text">
      <style:text-properties fo:color="#0000ff" fo:font-size="10pt" officeooo:rsid="0021cce8" style:font-size-asian="10pt" style:font-size-complex="10pt"/>
    </style:style>
    <style:style style:name="T135" style:family="text">
      <style:text-properties fo:color="#0000ff" fo:font-size="10pt" officeooo:rsid="002551bb" style:font-size-asian="10pt" style:font-size-complex="10pt"/>
    </style:style>
    <style:style style:name="T136" style:family="text">
      <style:text-properties fo:color="#0000ff" fo:font-size="10pt" officeooo:rsid="0027a9ae" style:font-size-asian="10pt" style:font-size-complex="10pt"/>
    </style:style>
    <style:style style:name="T137" style:family="text">
      <style:text-properties fo:color="#0000ff" style:font-name="Verdana"/>
    </style:style>
    <style:style style:name="T138" style:family="text">
      <style:text-properties fo:color="#0000ff" style:font-name="Verdana" fo:font-size="10pt" style:font-size-asian="10pt" style:font-size-complex="10pt"/>
    </style:style>
    <style:style style:name="T139" style:family="text">
      <style:text-properties fo:color="#0000ff" style:font-name="Verdana" fo:font-size="10pt" officeooo:rsid="0021cce8" style:font-size-asian="10pt" style:font-size-complex="10pt"/>
    </style:style>
    <style:style style:name="T140" style:family="text">
      <style:text-properties fo:color="#0000ff" style:font-name="Verdana" fo:font-size="10pt" officeooo:rsid="002551bb" style:font-size-asian="10pt" style:font-size-complex="10pt"/>
    </style:style>
    <style:style style:name="T141" style:family="text">
      <style:text-properties fo:color="#0000ff" style:font-name="Verdana" fo:font-size="10pt" officeooo:rsid="0027a9ae" style:font-size-asian="10pt" style:font-size-complex="10pt"/>
    </style:style>
    <style:style style:name="T142" style:family="text">
      <style:text-properties fo:color="#0000ff" style:font-name="Verdana" officeooo:rsid="0021cce8"/>
    </style:style>
    <style:style style:name="T143" style:family="text">
      <style:text-properties fo:color="#0000ff" style:font-name="Verdana" officeooo:rsid="002551bb"/>
    </style:style>
    <style:style style:name="T144" style:family="text">
      <style:text-properties fo:color="#0000ff" style:font-name="Verdana" officeooo:rsid="0027a9ae"/>
    </style:style>
    <style:style style:name="T145" style:family="text">
      <style:text-properties fo:color="#000000" fo:background-color="#ffff00" loext:char-shading-value="0"/>
    </style:style>
    <style:style style:name="T146" style:family="text">
      <style:text-properties fo:color="#000000" style:font-name="Verdana" fo:font-size="10pt" officeooo:rsid="0021cce8" style:font-size-asian="10pt" style:font-size-complex="10pt"/>
    </style:style>
    <style:style style:name="T147" style:family="text">
      <style:text-properties fo:color="#000000" fo:font-size="10pt" officeooo:rsid="0021cce8" style:font-size-asian="10pt" style:font-size-complex="10pt"/>
    </style:style>
    <style:style style:name="T148" style:family="text">
      <style:text-properties fo:color="#000000" style:font-name="Verdana" fo:background-color="#ffff00" loext:char-shading-value="0"/>
    </style:style>
    <style:style style:name="T149" style:family="text">
      <style:text-properties fo:color="#000000" style:font-name="Verdana" fo:font-size="10pt" officeooo:rsid="0021cce8" style:font-size-asian="10pt" style:font-size-complex="10pt"/>
    </style:style>
    <style:style style:name="T150" style:family="text">
      <style:text-properties fo:color="#000000" style:font-name="Verdana" fo:font-size="10pt" fo:background-color="#ffff00" loext:char-shading-value="0" style:font-size-asian="10pt" style:font-size-complex="10pt"/>
    </style:style>
    <style:style style:name="T151" style:family="text">
      <style:text-properties fo:color="#000000" style:font-name="Verdana" officeooo:rsid="0021cce8"/>
    </style:style>
    <style:style style:name="T152" style:family="text">
      <style:text-properties fo:color="#3333ff"/>
    </style:style>
    <style:style style:name="T153" style:family="text">
      <style:text-properties fo:color="#3333ff" style:font-name="Verdana" fo:font-size="10pt" officeooo:rsid="001ccd89" style:font-size-asian="10pt" style:font-size-complex="10pt"/>
    </style:style>
    <style:style style:name="T154" style:family="text">
      <style:text-properties fo:color="#3333ff" style:font-name="Verdana" fo:font-size="10pt" officeooo:rsid="001e2df6" style:font-size-asian="10pt" style:font-size-complex="10pt"/>
    </style:style>
    <style:style style:name="T155" style:family="text">
      <style:text-properties fo:color="#3333ff" style:font-name="Verdana" fo:font-size="10pt" officeooo:rsid="002076cf" style:font-size-asian="10pt" style:font-size-complex="10pt"/>
    </style:style>
    <style:style style:name="T156" style:family="text">
      <style:text-properties fo:color="#3333ff" style:font-name="Verdana" fo:font-size="10pt" fo:font-weight="normal" style:font-size-asian="10pt" style:font-weight-asian="normal" style:font-size-complex="10pt" style:font-weight-complex="normal"/>
    </style:style>
    <style:style style:name="T157" style:family="text">
      <style:text-properties fo:color="#3333ff" fo:font-size="10pt" fo:font-weight="normal" style:font-size-asian="10pt" style:font-weight-asian="normal" style:font-size-complex="10pt" style:font-weight-complex="normal"/>
    </style:style>
    <style:style style:name="T158" style:family="text">
      <style:text-properties fo:color="#3333ff" fo:font-size="10pt" officeooo:rsid="001ccd89" style:font-size-asian="10pt" style:font-size-complex="10pt"/>
    </style:style>
    <style:style style:name="T159" style:family="text">
      <style:text-properties fo:color="#3333ff" fo:font-size="10pt" officeooo:rsid="001e2df6" style:font-size-asian="10pt" style:font-size-complex="10pt"/>
    </style:style>
    <style:style style:name="T160" style:family="text">
      <style:text-properties fo:color="#3333ff" fo:font-size="10pt" officeooo:rsid="002076cf" style:font-size-asian="10pt" style:font-size-complex="10pt"/>
    </style:style>
    <style:style style:name="T161" style:family="text">
      <style:text-properties fo:color="#3333ff" style:font-name="Verdana"/>
    </style:style>
    <style:style style:name="T162" style:family="text">
      <style:text-properties fo:color="#3333ff" style:font-name="Verdana" fo:font-size="10pt" fo:font-weight="normal" style:font-size-asian="10pt" style:font-weight-asian="normal" style:font-size-complex="10pt" style:font-weight-complex="normal"/>
    </style:style>
    <style:style style:name="T163" style:family="text">
      <style:text-properties fo:color="#3333ff" style:font-name="Verdana" fo:font-size="10pt" style:font-size-asian="10pt" style:font-size-complex="10pt"/>
    </style:style>
    <style:style style:name="T164" style:family="text">
      <style:text-properties fo:color="#3333ff" style:font-name="Verdana" fo:font-size="10pt" officeooo:rsid="001ccd89" style:font-size-asian="10pt" style:font-size-complex="10pt"/>
    </style:style>
    <style:style style:name="T165" style:family="text">
      <style:text-properties fo:color="#3333ff" style:font-name="Verdana" fo:font-size="10pt" officeooo:rsid="001e2df6" style:font-size-asian="10pt" style:font-size-complex="10pt"/>
    </style:style>
    <style:style style:name="T166" style:family="text">
      <style:text-properties fo:color="#3333ff" style:font-name="Verdana" fo:font-size="10pt" officeooo:rsid="002076cf" style:font-size-asian="10pt" style:font-size-complex="10pt"/>
    </style:style>
    <style:style style:name="T167" style:family="text">
      <style:text-properties fo:color="#3333ff" style:font-name="Verdana" fo:font-weight="normal" style:font-weight-asian="normal" style:font-weight-complex="normal"/>
    </style:style>
    <style:style style:name="T168" style:family="text">
      <style:text-properties fo:color="#3333ff" style:font-name="Verdana" officeooo:rsid="001ccd89"/>
    </style:style>
    <style:style style:name="T169" style:family="text">
      <style:text-properties fo:color="#3333ff" style:font-name="Verdana" officeooo:rsid="001e2df6"/>
    </style:style>
    <style:style style:name="T170" style:family="text">
      <style:text-properties fo:color="#3333ff" style:font-name="Verdana" officeooo:rsid="002076cf"/>
    </style:style>
    <style:style style:name="T171" style:family="text">
      <style:text-properties officeooo:rsid="0045c965"/>
    </style:style>
    <style:style style:name="T172" style:family="text">
      <style:text-properties fo:background-color="#fffffc" loext:char-shading-value="0" fo:padding-left="0.052in" fo:padding-right="0.052in" fo:padding-top="0.0209in" fo:padding-bottom="0.0209in" fo:border="0.06pt solid #eeeeee"/>
    </style:style>
    <style:style style:name="T173" style:family="text">
      <style:text-properties fo:font-size="10pt" style:font-size-asian="10pt" style:font-size-complex="10pt"/>
    </style:style>
    <style:style style:name="T174" style:family="text">
      <style:text-properties fo:font-size="10pt" officeooo:rsid="001e2df6" style:font-size-asian="10pt" style:font-size-complex="10pt"/>
    </style:style>
    <style:style style:name="T175" style:family="text">
      <style:text-properties fo:font-size="10pt" officeooo:rsid="002551bb" style:font-size-asian="10pt" style:font-size-complex="10pt"/>
    </style:style>
    <style:style style:name="T176" style:family="text">
      <style:text-properties fo:font-size="10pt" officeooo:rsid="0027a9ae" style:font-size-asian="10pt" style:font-size-complex="10pt"/>
    </style:style>
    <style:style style:name="T177" style:family="text">
      <style:text-properties fo:font-size="10pt" officeooo:rsid="001e2df6" fo:background-color="#ffff00" loext:char-shading-value="0" style:font-size-asian="10pt" style:font-size-complex="10pt"/>
    </style:style>
    <style:style style:name="T178" style:family="text">
      <style:text-properties fo:font-size="10pt" officeooo:rsid="002551bb" fo:background-color="#ffff00" loext:char-shading-value="0" style:font-size-asian="10pt" style:font-size-complex="10pt"/>
    </style:style>
    <style:style style:name="T179" style:family="text">
      <style:text-properties style:font-name="Verdana"/>
    </style:style>
    <style:style style:name="T180" style:family="text">
      <style:text-properties style:font-name="Verdana" fo:background-color="#fffffc" loext:char-shading-value="0" fo:padding-left="0.052in" fo:padding-right="0.052in" fo:padding-top="0.0209in" fo:padding-bottom="0.0209in" fo:border="0.06pt solid #eeeeee"/>
    </style:style>
    <style:style style:name="T181" style:family="text">
      <style:text-properties style:font-name="Verdana" fo:font-weight="normal" fo:background-color="#ffff00" loext:char-shading-value="0" style:font-weight-asian="normal" style:font-weight-complex="normal"/>
    </style:style>
    <style:style style:name="T182" style:family="text">
      <style:text-properties style:font-name="Verdana" fo:background-color="#ffff00" loext:char-shading-value="0"/>
    </style:style>
    <style:style style:name="T183" style:family="text">
      <style:text-properties style:font-name="Verdana" officeooo:rsid="001e2df6" fo:background-color="#ffff00" loext:char-shading-value="0"/>
    </style:style>
    <style:style style:name="T184" style:family="text">
      <style:text-properties style:font-name="Verdana" officeooo:rsid="002551bb" fo:background-color="#ffff00" loext:char-shading-value="0"/>
    </style:style>
    <style:style style:name="T185" style:family="text">
      <style:text-properties style:font-name="Verdana" fo:font-size="10pt" style:font-size-asian="10pt" style:font-size-complex="10pt"/>
    </style:style>
    <style:style style:name="T186" style:family="text">
      <style:text-properties style:font-name="Verdana" fo:font-size="10pt" officeooo:rsid="001e2df6" style:font-size-asian="10pt" style:font-size-complex="10pt"/>
    </style:style>
    <style:style style:name="T187" style:family="text">
      <style:text-properties style:font-name="Verdana" fo:font-size="10pt" officeooo:rsid="002551bb" style:font-size-asian="10pt" style:font-size-complex="10pt"/>
    </style:style>
    <style:style style:name="T188" style:family="text">
      <style:text-properties style:font-name="Verdana" fo:font-size="10pt" officeooo:rsid="0027a9ae" style:font-size-asian="10pt" style:font-size-complex="10pt"/>
    </style:style>
    <style:style style:name="T189" style:family="text">
      <style:text-properties style:font-name="Verdana" fo:font-size="10pt" fo:background-color="#ffff00" loext:char-shading-value="0" style:font-size-asian="10pt" style:font-size-complex="10pt"/>
    </style:style>
    <style:style style:name="T190" style:family="text">
      <style:text-properties style:font-name="Verdana" fo:font-size="10pt" officeooo:rsid="001e2df6" fo:background-color="#ffff00" loext:char-shading-value="0" style:font-size-asian="10pt" style:font-size-complex="10pt"/>
    </style:style>
    <style:style style:name="T191" style:family="text">
      <style:text-properties style:font-name="Verdana" fo:font-size="10pt" officeooo:rsid="002551bb" fo:background-color="#ffff00" loext:char-shading-value="0" style:font-size-asian="10pt" style:font-size-complex="10pt"/>
    </style:style>
    <style:style style:name="T192" style:family="text">
      <style:text-properties style:font-name="Verdana" fo:font-size="10pt" fo:font-weight="normal" fo:background-color="#ffff00" loext:char-shading-value="0" style:font-size-asian="10pt" style:font-weight-asian="normal" style:font-size-complex="10pt" style:font-weight-complex="normal"/>
    </style:style>
    <style:style style:name="T193" style:family="text">
      <style:text-properties style:font-name="Verdana" officeooo:rsid="001e2df6"/>
    </style:style>
    <style:style style:name="T194" style:family="text">
      <style:text-properties style:font-name="Verdana" officeooo:rsid="002551bb"/>
    </style:style>
    <style:style style:name="T195" style:family="text">
      <style:text-properties style:font-name="Verdana" officeooo:rsid="0027a9ae"/>
    </style:style>
    <style:style style:name="T196" style:family="text">
      <style:text-properties officeooo:rsid="004ba780"/>
    </style:style>
    <style:style style:name="T197" style:family="text">
      <style:text-properties fo:font-weight="bold"/>
    </style:style>
    <style:style style:name="T198" style:family="text">
      <style:text-properties officeooo:rsid="00049ed5" style:font-size-asian="10pt" style:font-weight-asian="normal" style:font-size-complex="10pt" style:font-weight-complex="normal"/>
    </style:style>
    <style:style style:name="T199" style:family="text">
      <style:text-properties fo:color="#000088"/>
    </style:style>
    <style:style style:name="T200" style:family="text">
      <style:text-properties fo:color="#666600"/>
    </style:style>
    <style:style style:name="T201" style:family="text">
      <style:text-properties fo:color="#008800"/>
    </style:style>
    <style:style style:name="T202" style:family="text">
      <style:text-properties fo:color="#006666"/>
    </style:style>
    <style:style style:name="T203" style:family="text">
      <style:text-properties fo:color="#880000"/>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What is JavaScript?</text:p>
      <text:p text:style-name="P46">JavaScript is a lightweight, interpreted programming language with object-oriented capabilities that allows you to build interactivity into otherwise static HTML pages.</text:p>
      <text:p text:style-name="P82">The general-purpose core of the language has been embedded in Netscape, Internet Explorer, and other web browsers.</text:p>
      <text:p text:style-name="P82"/>
      <text:p text:style-name="P83">Name some of the JavaScript features.</text:p>
      <text:p text:style-name="P82">Following are the features of JavaScript −</text:p>
      <text:list xml:id="list4140036720374352457" text:style-name="L4">
        <text:list-item>
          <text:p text:style-name="P84">JavaScript is a lightweight, interpreted programming language.</text:p>
        </text:list-item>
        <text:list-item>
          <text:p text:style-name="P84">JavaScript is designed for creating network-centric applications.</text:p>
        </text:list-item>
        <text:list-item>
          <text:p text:style-name="P84">JavaScript is complementary to and integrated with Java.</text:p>
        </text:list-item>
        <text:list-item>
          <text:p text:style-name="P84">JavaScript is is <text:span text:style-name="T196">c</text:span>omplementary to and integrated with HTML.</text:p>
        </text:list-item>
        <text:list-item>
          <text:p text:style-name="P84">JavaScript is open and cross-platform.</text:p>
        </text:list-item>
      </text:list>
      <text:p text:style-name="P82"/>
      <text:p text:style-name="P83">What are the advantages of using JavaScript?</text:p>
      <text:p text:style-name="P82">Following are the advantages of using JavaScript −</text:p>
      <text:list xml:id="list4634399469510297614" text:style-name="L6">
        <text:list-item>
          <text:p text:style-name="P85"><text:span text:style-name="T197">Less server interaction −</text:span> You can validate user input before sending the page off to the server. This saves server traffic, which means less load on your server.</text:p>
        </text:list-item>
        <text:list-item>
          <text:p text:style-name="P85"><text:span text:style-name="T197">Immediate feedback to the visitors −</text:span> They don't have to wait for a page reload to see if they have forgotten to enter something.</text:p>
        </text:list-item>
        <text:list-item>
          <text:p text:style-name="P85"><text:span text:style-name="T197">Increased interactivity −</text:span> You can create interfaces that react when the user hovers over them with a mouse or activates them via the keyboard.</text:p>
        </text:list-item>
        <text:list-item>
          <text:p text:style-name="P85"><text:span text:style-name="T197">Richer interfaces −</text:span> You can use JavaScript to include such items as drag-and-drop components and sliders to give a Rich Interface to your site visitors.</text:p>
        </text:list-item>
      </text:list>
      <text:p text:style-name="P82"/>
      <text:p text:style-name="P83">What are disadvantages of using JavaScript?</text:p>
      <text:p text:style-name="P46">We can not treat JavaScript as a full fledged programming language. It lacks the following important features −</text:p>
      <text:list xml:id="list8075926584919440047" text:style-name="L8">
        <text:list-item>
          <text:p text:style-name="P86">Client-side JavaScript does not allow the reading or writing of files. This has been kept for security reason.</text:p>
        </text:list-item>
        <text:list-item>
          <text:p text:style-name="P86">JavaScript can not be used for Networking applications because there is no <text:soft-page-break/>such support available.</text:p>
        </text:list-item>
        <text:list-item>
          <text:p text:style-name="P86">JavaScript doesn't have any multithreading or multiprocess capabilities.</text:p>
        </text:list-item>
      </text:list>
      <text:p text:style-name="P46"/>
      <text:p text:style-name="P47">Is JavaScript a case-sensitive language?</text:p>
      <text:p text:style-name="P46">Yes! JavaScript is a case-sensitive language. This means that language keywords, variables, function names, and any other identifiers must always be typed with a consistent capitalization of letters.</text:p>
      <text:p text:style-name="P48"/>
      <text:p text:style-name="P48">How can you create an Object in JavaScript?</text:p>
      <text:p text:style-name="P46">JavaScript supports Object concept very well. You can create an object using the object literal as follows −</text:p>
      <text:p text:style-name="P149"><text:span text:style-name="T115">var</text:span><text:span text:style-name="T112"> emp </text:span><text:span text:style-name="T113">=</text:span><text:span text:style-name="T112"> </text:span><text:span text:style-name="T113">{</text:span></text:p>
      <text:p text:style-name="P157"><text:span text:style-name="T111"><text:s text:c="3"/></text:span><text:span text:style-name="T112">name</text:span><text:span text:style-name="T113">:</text:span><text:span text:style-name="T112"> </text:span><text:span text:style-name="T114">"Zara"</text:span><text:span text:style-name="T113">,</text:span></text:p>
      <text:p text:style-name="P157"><text:span text:style-name="T111"><text:s text:c="3"/></text:span><text:span text:style-name="T112">age</text:span><text:span text:style-name="T113">:</text:span><text:span text:style-name="T112"> </text:span><text:span text:style-name="T116">10</text:span></text:p>
      <text:p text:style-name="P157"><text:span text:style-name="T113">};</text:span></text:p>
      <text:p text:style-name="P48">How can you read properties of an Object in JavaScript?</text:p>
      <text:p text:style-name="P46">You can write and read properties of an object using the dot notation as follows −</text:p>
      <text:p text:style-name="P150">// Getting object properties</text:p>
      <text:p text:style-name="P158">emp<text:span text:style-name="T200">.</text:span>name <text:s/><text:span text:style-name="T203">// ==&gt; Zara</text:span></text:p>
      <text:p text:style-name="P158">emp<text:span text:style-name="T200">.</text:span>age <text:s text:c="2"/><text:span text:style-name="T203">// ==&gt; 10</text:span></text:p>
      <text:p text:style-name="P159">// Setting object properties</text:p>
      <text:p text:style-name="P158">emp<text:span text:style-name="T200">.</text:span>name <text:span text:style-name="T200">=</text:span> <text:span text:style-name="T201">"Daisy"</text:span> <text:s/><text:span text:style-name="T203">// &lt;== Daisy</text:span></text:p>
      <text:p text:style-name="P158">emp<text:span text:style-name="T200">.</text:span>age <text:s/><text:span text:style-name="T200">=</text:span> <text:s/><text:span text:style-name="T202">20</text:span> <text:s text:c="5"/><text:span text:style-name="T203">// &lt;== 20</text:span></text:p>
      <text:p text:style-name="Text_20_body"/>
      <text:p text:style-name="Text_20_body"><text:span text:style-name="T117">How can you create an Array in JavaScript?</text:span><text:line-break/><text:span text:style-name="T97">You can define arrays using the </text:span><text:span text:style-name="T98">array literal</text:span><text:span text:style-name="T97"> as follows −</text:span></text:p>
      <text:p text:style-name="P148"><text:span text:style-name="T199">var</text:span> x <text:span text:style-name="T200">=</text:span> <text:span text:style-name="T200">[];</text:span></text:p>
      <text:p text:style-name="P156"><text:span text:style-name="T199">var</text:span> y <text:span text:style-name="T200">=</text:span> <text:span text:style-name="T200">[</text:span><text:span text:style-name="T202">1</text:span><text:span text:style-name="T200">,</text:span> <text:span text:style-name="T202">2</text:span><text:span text:style-name="T200">,</text:span> <text:span text:style-name="T202">3</text:span><text:span text:style-name="T200">,</text:span> <text:span text:style-name="T202">4</text:span><text:span text:style-name="T200">,</text:span> <text:span text:style-name="T202">5</text:span><text:span text:style-name="T200">];</text:span></text:p>
      <text:p text:style-name="Text_20_body"/>
      <text:p text:style-name="P38"><text:span text:style-name="T198">What is a potential pitfall with using typeof bar === "object" to determine if bar is an object? How can this pitfall be avoided?</text:span></text:p>
      <text:p text:style-name="P37"/>
      <text:p text:style-name="P2"><text:span text:style-name="T1">Although </text:span><text:span text:style-name="Source_20_Text"><text:span text:style-name="T5">typeof bar === "object"</text:span></text:span><text:span text:style-name="T1"> </text:span><text:span text:style-name="Emphasis"><text:span text:style-name="T12">is</text:span></text:span><text:span text:style-name="T1"> a reliable way of checking if </text:span><text:span text:style-name="Source_20_Text"><text:span text:style-name="T5">bar</text:span></text:span><text:span text:style-name="T1"> is an object, the surprising gotcha in JavaScript is that </text:span><text:span text:style-name="Source_20_Text"><text:span text:style-name="T5">null</text:span></text:span><text:span text:style-name="T1"> is </text:span><text:span text:style-name="Emphasis"><text:span text:style-name="T12">also</text:span></text:span><text:span text:style-name="T1"> considered an object!</text:span></text:p>
      <text:p text:style-name="P8"><text:soft-page-break/><text:span text:style-name="T1">Therefore, the following code will, to the surprise of most developers, log </text:span><text:span text:style-name="Source_20_Text"><text:span text:style-name="T5">true</text:span></text:span><text:span text:style-name="T1"> (not </text:span><text:span text:style-name="Source_20_Text"><text:span text:style-name="T5">false</text:span></text:span><text:span text:style-name="T1">) to the console:</text:span></text:p>
      <text:p text:style-name="P147"/>
      <text:p text:style-name="P14"><text:span text:style-name="Source_20_Text"><text:span text:style-name="T5">var bar = null;</text:span></text:span></text:p>
      <text:p text:style-name="P21"><text:span text:style-name="Source_20_Text"><text:span text:style-name="T5">console.log(typeof bar === "object"); <text:s/>// logs true!</text:span></text:span></text:p>
      <text:p text:style-name="P21"><text:span text:style-name="Source_20_Text"><text:span text:style-name="T5"/></text:span></text:p>
      <text:p text:style-name="P9"><text:span text:style-name="T1">As long as one is aware of this, the problem can easily be avoided by also checking if </text:span><text:span text:style-name="Source_20_Text"><text:span text:style-name="T5">bar</text:span></text:span><text:span text:style-name="T1"> is </text:span></text:p>
      <text:p text:style-name="P68"/>
      <text:p text:style-name="P9"><text:span text:style-name="Source_20_Text"><text:span text:style-name="T5">null</text:span></text:span><text:span text:style-name="T1">:</text:span></text:p>
      <text:p text:style-name="P14"><text:span text:style-name="Source_20_Text"><text:span text:style-name="T5">console.log((bar !== null) &amp;&amp; (typeof bar === "object")); <text:s/>// logs false</text:span></text:span></text:p>
      <text:p text:style-name="P61"/>
      <text:p text:style-name="P61">To be entirely thorough in our answer, there are two other things worth noting:</text:p>
      <text:p text:style-name="P67"/>
      <text:p text:style-name="P8"><text:span text:style-name="T8">First</text:span><text:span text:style-name="T1">, the above solution will return </text:span><text:span text:style-name="Source_20_Text"><text:span text:style-name="T5">false</text:span></text:span><text:span text:style-name="T1"> if </text:span><text:span text:style-name="Source_20_Text"><text:span text:style-name="T5">bar</text:span></text:span><text:span text:style-name="T1"> is a function. In most cases, this is the desired behavior, but in situations where you want to also return </text:span><text:span text:style-name="Source_20_Text"><text:span text:style-name="T5">true</text:span></text:span><text:span text:style-name="T1"> for functions, you could amend the above solution to be:</text:span></text:p>
      <text:p text:style-name="P14"><text:span text:style-name="Source_20_Text"><text:span text:style-name="T5">console.log((bar !== null) &amp;&amp; ((typeof bar === "object") || (typeof bar === "function")));</text:span></text:span></text:p>
      <text:p text:style-name="P67"/>
      <text:p text:style-name="P8"><text:span text:style-name="T8">Second</text:span><text:span text:style-name="T1">, the above solution will return </text:span><text:span text:style-name="Source_20_Text"><text:span text:style-name="T5">true</text:span></text:span><text:span text:style-name="T1"> if </text:span><text:span text:style-name="Source_20_Text"><text:span text:style-name="T5">bar</text:span></text:span><text:span text:style-name="T1"> is an array (e.g., if </text:span><text:span text:style-name="Source_20_Text"><text:span text:style-name="T5">var bar = [];</text:span></text:span><text:span text:style-name="T1">). In most cases, this is the desired behavior, since arrays are indeed objects, but in situations where you want to also </text:span><text:span text:style-name="Source_20_Text"><text:span text:style-name="T5">false</text:span></text:span><text:span text:style-name="T1"> for arrays, you could amend the above solution to be:</text:span></text:p>
      <text:p text:style-name="P14"><text:span text:style-name="Source_20_Text"><text:span text:style-name="T5">console.log((bar !== null) &amp;&amp; (typeof bar === "object") &amp;&amp; (toString.call(bar) !== "[object Array]"));</text:span></text:span></text:p>
      <text:p text:style-name="P14"><text:span text:style-name="Source_20_Text"><text:span text:style-name="T5"/></text:span></text:p>
      <text:p text:style-name="P61">Or, if you’re using jQuery:</text:p>
      <text:p text:style-name="P14"><text:span text:style-name="Source_20_Text"><text:span text:style-name="T5">console.log((bar !== null) &amp;&amp; (typeof bar === "object") &amp;&amp; (! $.isArray(bar)));</text:span></text:span></text:p>
      <text:p text:style-name="P147"/>
      <text:p text:style-name="P109"/>
      <text:p text:style-name="P16"><text:span text:style-name="Source_20_Text"><text:span text:style-name="T156">What will the code below output to the console and why?</text:span></text:span></text:p>
      <text:p text:style-name="P121"/>
      <text:p text:style-name="Preformatted_20_Text"><text:span text:style-name="Source_20_Text"><text:span text:style-name="T156">(function(){</text:span></text:span></text:p>
      <text:p text:style-name="Preformatted_20_Text"><text:span text:style-name="Source_20_Text"><text:span text:style-name="T156"><text:s text:c="2"/>var a = b = 3;</text:span></text:span></text:p>
      <text:p text:style-name="Preformatted_20_Text"><text:span text:style-name="Source_20_Text"><text:span text:style-name="T156">})();</text:span></text:span></text:p>
      <text:p text:style-name="P121"/>
      <text:p text:style-name="Preformatted_20_Text"><text:span text:style-name="Source_20_Text"><text:span text:style-name="T156">console.log("a defined? " + (typeof a !== 'undefined'));</text:span></text:span></text:p>
      <text:p text:style-name="Preformatted_20_Text"><text:span text:style-name="Source_20_Text"><text:span text:style-name="T156">console.log("b defined? " + (typeof b !== 'undefined'));</text:span></text:span></text:p>
      <text:p text:style-name="P109"/>
      <text:p text:style-name="P8"><text:span text:style-name="T1">Since both </text:span><text:span text:style-name="Source_20_Text"><text:span text:style-name="T5">a</text:span></text:span><text:span text:style-name="T1"> and </text:span><text:span text:style-name="Source_20_Text"><text:span text:style-name="T5">b</text:span></text:span><text:span text:style-name="T1"> are defined within the enclosing scope of the function, and since the line they are on begins with the </text:span><text:span text:style-name="Source_20_Text"><text:span text:style-name="T5">var</text:span></text:span><text:span text:style-name="T1"> </text:span><text:span text:style-name="T2">k</text:span><text:span text:style-name="T1">eyword, most JavaScript developers would expect </text:span><text:span text:style-name="Source_20_Text"><text:span text:style-name="T5">typeof a</text:span></text:span><text:span text:style-name="T1"> and </text:span><text:span text:style-name="Source_20_Text"><text:span text:style-name="T5">typeof b</text:span></text:span><text:span text:style-name="T1"> to both be </text:span><text:span text:style-name="Emphasis"><text:span text:style-name="T12">undefined</text:span></text:span><text:span text:style-name="T1"> in the above example.</text:span></text:p>
      <text:p text:style-name="P61"/>
      <text:p text:style-name="P8"><text:span text:style-name="T1">However, that is </text:span><text:span text:style-name="Emphasis"><text:span text:style-name="T12">not</text:span></text:span><text:span text:style-name="T1"> the case. The issue here is that most developers </text:span><text:span text:style-name="Emphasis"><text:span text:style-name="T12">incorrectly</text:span></text:span><text:span text:style-name="T1"> understand the statement </text:span><text:span text:style-name="Source_20_Text"><text:span text:style-name="T5">var a = b = 3;</text:span></text:span><text:span text:style-name="T1"> to be shorthand for:</text:span></text:p>
      <text:p text:style-name="P14"><text:span text:style-name="Source_20_Text"><text:span text:style-name="T5">var b = 3;</text:span></text:span></text:p>
      <text:p text:style-name="P21"><text:span text:style-name="Source_20_Text"><text:span text:style-name="T5">var a = b;</text:span></text:span></text:p>
      <text:p text:style-name="P67"/>
      <text:p text:style-name="P8"><text:span text:style-name="T1">But in fact, </text:span><text:span text:style-name="Source_20_Text"><text:span text:style-name="T5">var a = b = 3;</text:span></text:span><text:span text:style-name="T1"> is actually shorthand for:</text:span></text:p>
      <text:p text:style-name="P14"><text:span text:style-name="Source_20_Text"><text:span text:style-name="T5">b = 3;</text:span></text:span></text:p>
      <text:p text:style-name="P21"><text:span text:style-name="Source_20_Text"><text:span text:style-name="T5">var a = b;</text:span></text:span></text:p>
      <text:p text:style-name="P67"/>
      <text:p text:style-name="P8"><text:span text:style-name="T1">As a result (if you are </text:span><text:span text:style-name="Emphasis"><text:span text:style-name="T12">not</text:span></text:span><text:span text:style-name="T1"> using strict mode), the output of the code snippet would be:</text:span></text:p>
      <text:p text:style-name="P14"><text:span text:style-name="Source_20_Text"><text:span text:style-name="T5">a defined? false</text:span></text:span></text:p>
      <text:p text:style-name="P21"><text:span text:style-name="Source_20_Text"><text:span text:style-name="T5">b defined? True</text:span></text:span></text:p>
      <text:p text:style-name="P21"><text:span text:style-name="Source_20_Text"><text:span text:style-name="T5"/></text:span></text:p>
      <text:p text:style-name="P8"><text:span text:style-name="T1">But how can </text:span><text:span text:style-name="Source_20_Text"><text:span text:style-name="T5">b</text:span></text:span><text:span text:style-name="T1"> be defined </text:span><text:span text:style-name="Emphasis"><text:span text:style-name="T12">outside</text:span></text:span><text:span text:style-name="T1"> of the scope of the enclosing function? Well, since the statement </text:span><text:span text:style-name="Source_20_Text"><text:span text:style-name="T5">var a = b = 3;</text:span></text:span><text:span text:style-name="T1"> is shorthand for the statements </text:span><text:span text:style-name="Source_20_Text"><text:span text:style-name="T5">b = 3;</text:span></text:span><text:span text:style-name="T1"> and </text:span><text:span text:style-name="Source_20_Text"><text:span text:style-name="T5">var a = b;</text:span></text:span><text:span text:style-name="T1">, </text:span><text:span text:style-name="Source_20_Text"><text:span text:style-name="T5">b</text:span></text:span><text:span text:style-name="T1"> ends up being a global variable (since it is not preceded by the </text:span><text:span text:style-name="Source_20_Text"><text:span text:style-name="T5">var</text:span></text:span><text:span text:style-name="T1"> keyword) and is therefore still in scope even outside of the enclosing function.</text:span></text:p>
      <text:p text:style-name="P61"/>
      <text:p text:style-name="P8"><text:span text:style-name="T1">Note that, in strict mode (i.e., with </text:span><text:a xlink:type="simple" xlink:href="http://www.w3schools.com/js/js_strict.asp" office:target-frame-name="_blank" xlink:show="new"><text:span text:style-name="Source_20_Text"><text:span text:style-name="T57">use strict</text:span></text:span></text:a><text:span text:style-name="T1">), the statement </text:span><text:span text:style-name="Source_20_Text"><text:span text:style-name="T5">var a = b = 3;</text:span></text:span><text:span text:style-name="T1"> will generate a runtime error of </text:span><text:span text:style-name="Source_20_Text"><text:span text:style-name="T5">ReferenceError: b is not defined</text:span></text:span><text:span text:style-name="T1">, thereby avoiding any headfakes/bugs that might othe</text:span><text:span text:style-name="T2">r</text:span><text:span text:style-name="T1">wise result. (Yet another prime example of why you should use </text:span><text:span text:style-name="Source_20_Text"><text:span text:style-name="T5">use strict</text:span></text:span><text:span text:style-name="T1"> as a matter of course in your code!)</text:span></text:p>
      <text:p text:style-name="P109"/>
      <text:p text:style-name="P34">What will the code below output to the console and why?</text:p>
      <text:p text:style-name="Preformatted_20_Text"><text:span text:style-name="Source_20_Text"><text:span text:style-name="T156">var myObject = {</text:span></text:span></text:p>
      <text:p text:style-name="Preformatted_20_Text"><text:span text:style-name="Source_20_Text"><text:span text:style-name="T156"><text:s text:c="4"/>foo: "bar",</text:span></text:span></text:p>
      <text:p text:style-name="Preformatted_20_Text"><text:span text:style-name="Source_20_Text"><text:span text:style-name="T156"><text:s text:c="4"/>func: function() {</text:span></text:span></text:p>
      <text:p text:style-name="Preformatted_20_Text"><text:span text:style-name="Source_20_Text"><text:span text:style-name="T156"><text:s text:c="8"/>var self = this;</text:span></text:span></text:p>
      <text:p text:style-name="Preformatted_20_Text"><text:span text:style-name="Source_20_Text"><text:span text:style-name="T156"><text:s text:c="8"/>console.log("outer func: <text:s/>this.foo = " + this.foo);</text:span></text:span></text:p>
      <text:p text:style-name="Preformatted_20_Text"><text:span text:style-name="Source_20_Text"><text:span text:style-name="T156"><text:s text:c="8"/>console.log("outer func: <text:s/>self.foo = " + self.foo);</text:span></text:span></text:p>
      <text:p text:style-name="Preformatted_20_Text"><text:span text:style-name="Source_20_Text"><text:span text:style-name="T156"><text:s text:c="8"/>(function() {</text:span></text:span></text:p>
      <text:p text:style-name="Preformatted_20_Text"><text:span text:style-name="Source_20_Text"><text:span text:style-name="T156"><text:s text:c="12"/>console.log("inner func: <text:s/>this.foo = " + this.foo);</text:span></text:span></text:p>
      <text:p text:style-name="Preformatted_20_Text"><text:span text:style-name="Source_20_Text"><text:span text:style-name="T156"><text:s text:c="12"/>console.log("inner func: <text:s/>self.foo = " + self.foo);</text:span></text:span></text:p>
      <text:p text:style-name="Preformatted_20_Text"><text:span text:style-name="Source_20_Text"><text:span text:style-name="T156"><text:s text:c="8"/>}());</text:span></text:span></text:p>
      <text:p text:style-name="Preformatted_20_Text"><text:span text:style-name="Source_20_Text"><text:span text:style-name="T156"><text:s text:c="4"/>}</text:span></text:span></text:p>
      <text:p text:style-name="Preformatted_20_Text"><text:soft-page-break/><text:span text:style-name="Source_20_Text"><text:span text:style-name="T156">};</text:span></text:span></text:p>
      <text:p text:style-name="Preformatted_20_Text"><text:span text:style-name="Source_20_Text"><text:span text:style-name="T156">myObject.func();</text:span></text:span></text:p>
      <text:p text:style-name="P39"/>
      <text:p text:style-name="P39">The above code will output the following to the console:</text:p>
      <text:p text:style-name="P14"><text:span text:style-name="Source_20_Text"><text:span text:style-name="T5">outer func: <text:s/>this.foo = bar</text:span></text:span></text:p>
      <text:p text:style-name="P21"><text:span text:style-name="Source_20_Text"><text:span text:style-name="T5">outer func: <text:s/>self.foo = bar</text:span></text:span></text:p>
      <text:p text:style-name="P21"><text:span text:style-name="Source_20_Text"><text:span text:style-name="T5">inner func: <text:s/>this.foo = undefined</text:span></text:span></text:p>
      <text:p text:style-name="P21"><text:span text:style-name="Source_20_Text"><text:span text:style-name="T5">inner func: <text:s/>self.foo = bar</text:span></text:span></text:p>
      <text:p text:style-name="P21"><text:span text:style-name="Source_20_Text"><text:span text:style-name="T5"/></text:span></text:p>
      <text:p text:style-name="P8"><text:span text:style-name="T1">In the outer function, both </text:span><text:span text:style-name="Source_20_Text"><text:span text:style-name="T5">this</text:span></text:span><text:span text:style-name="T1"> and </text:span><text:span text:style-name="Source_20_Text"><text:span text:style-name="T5">self</text:span></text:span><text:span text:style-name="T1"> refer to </text:span><text:span text:style-name="Source_20_Text"><text:span text:style-name="T5">myObject</text:span></text:span><text:span text:style-name="T1"> and therefore both can properly reference and access </text:span><text:span text:style-name="Source_20_Text"><text:span text:style-name="T5">foo</text:span></text:span><text:span text:style-name="T1">.</text:span></text:p>
      <text:p text:style-name="P67"/>
      <text:p text:style-name="P8"><text:span text:style-name="T1">In the inner function, though, </text:span><text:span text:style-name="Source_20_Text"><text:span text:style-name="T5">this</text:span></text:span><text:span text:style-name="T1"> no longer refers to </text:span><text:span text:style-name="Source_20_Text"><text:span text:style-name="T5">myObject</text:span></text:span><text:span text:style-name="T1">. As a result, </text:span><text:span text:style-name="Source_20_Text"><text:span text:style-name="T5">this.foo</text:span></text:span><text:span text:style-name="T1"> is undefined in the inner function, whereas the reference to the local variable </text:span><text:span text:style-name="Source_20_Text"><text:span text:style-name="T5">self</text:span></text:span><text:span text:style-name="T1"> remains in scope and is accessible there. (Prior to ECMA 5, </text:span><text:span text:style-name="Source_20_Text"><text:span text:style-name="T5">this</text:span></text:span><text:span text:style-name="T1"> in the inner function would refer to the global </text:span><text:span text:style-name="Source_20_Text"><text:span text:style-name="T5">window</text:span></text:span><text:span text:style-name="T1"> object; whereas, as of ECMA 5, </text:span><text:span text:style-name="Source_20_Text"><text:span text:style-name="T5">this</text:span></text:span><text:span text:style-name="T1"> in the inner function would be </text:span><text:span text:style-name="Source_20_Text"><text:span text:style-name="T5">undefined</text:span></text:span><text:span text:style-name="T1">.)</text:span></text:p>
      <text:p text:style-name="P109"/>
      <text:p text:style-name="P109"/>
      <text:p text:style-name="P123">What is the significance of, and reason for, wrapping the entire content of a JavaScript source file in a function block?</text:p>
      <text:p text:style-name="P109"/>
      <text:p text:style-name="P62">This is an increasingly common practice, employed by many popular JavaScript libraries (jQuery, Node.js, etc.). This technique creates a closure around the entire contents of the file which, perhaps most importantly, creates a private name-space and thereby helps avoid potential name clashes between different JavaScript modules and libraries.</text:p>
      <text:p text:style-name="P61"/>
      <text:p text:style-name="P11"><text:span text:style-name="T1">Another feature of this technique is to allow for an easily referenceable (presumably shorter) alias for a global variable. This is often used, for example, in jQuery plugins. jQuery allows you to disable the </text:span><text:span text:style-name="Source_20_Text"><text:span text:style-name="T5">$</text:span></text:span><text:span text:style-name="T1"> reference to the jQuery namespace, using </text:span><text:span text:style-name="Source_20_Text"><text:span text:style-name="T5">jQuery.noConflict()</text:span></text:span><text:span text:style-name="T1">. If this has been done, your code can still use </text:span><text:span text:style-name="Source_20_Text"><text:span text:style-name="T5">$</text:span></text:span><text:span text:style-name="T1"> employing this closure technique, as follows:</text:span></text:p>
      <text:p text:style-name="P14"><text:span text:style-name="Source_20_Text"><text:span text:style-name="T5">(function($) { /* jQuery plugin code referencing $ */ } )(jQuery);</text:span></text:span></text:p>
      <text:p text:style-name="P14"><text:span text:style-name="Source_20_Text"><text:span text:style-name="T5"/></text:span></text:p>
      <text:p text:style-name="P109"/>
      <text:p text:style-name="P23"><text:span text:style-name="T99">What is the significance, and what are the benefits, of including </text:span><text:span text:style-name="Source_20_Text"><text:span text:style-name="T100">'use strict'</text:span></text:span><text:span text:style-name="T101"> </text:span><text:span text:style-name="T99">at the beginning of a JavaScript source file?</text:span></text:p>
      <text:p text:style-name="P109"/>
      <text:p text:style-name="P3"><text:span text:style-name="T1">the short and most important answer here is that </text:span><text:span text:style-name="Source_20_Text"><text:span text:style-name="T5">use strict</text:span></text:span><text:span text:style-name="T1"> is a way to voluntarily enforce stricter parsing and error handling on your JavaScript code at runtime. Code errors that would otherwise have been ignored or would have failed silently will now generate errors or throw exceptions. In general, it is a good practice.</text:span></text:p>
      <text:p text:style-name="P62">Some of the key benefits of strict mode include:</text:p>
      <text:p text:style-name="P62"/>
      <text:p text:style-name="P18"><text:span text:style-name="Strong_20_Emphasis"><text:span text:style-name="T10">Makes debugging easier.</text:span></text:span><text:span text:style-name="T1"> Code errors that would otherwise have been ignored or would have failed silently will now generate errors or throw exceptions, alerting you sooner to </text:span><text:soft-page-break/><text:span text:style-name="T1">problems in your code and directing you more quickly to their source.</text:span></text:p>
      <text:p text:style-name="P74"/>
      <text:p text:style-name="P18"><text:span text:style-name="Strong_20_Emphasis"><text:span text:style-name="T10">Prevents accidental globals.</text:span></text:span><text:span text:style-name="T1"> Without strict mode, assigning a value to an undeclared variable automatically creates a global variable with that name. This is one of the most common errors in JavaScript. In strict mode, attempting to do so throws an error.</text:span></text:p>
      <text:p text:style-name="P78"/>
      <text:p text:style-name="P18"><text:span text:style-name="Strong_20_Emphasis"><text:span text:style-name="T10">Eliminates </text:span></text:span><text:span text:style-name="Strong_20_Emphasis"><text:span text:style-name="Source_20_Text"><text:span text:style-name="T11">this</text:span></text:span></text:span><text:span text:style-name="Strong_20_Emphasis"><text:span text:style-name="T10"> coercion</text:span></text:span><text:span text:style-name="T1">. Without strict mode, a reference to a </text:span><text:span text:style-name="Source_20_Text"><text:span text:style-name="T5">this</text:span></text:span><text:span text:style-name="T1"> value of null or undefined is automatically coerced to the global. This can cause many headfakes and pull-out-your-hair kind of bugs. In strict mode, referencing a a </text:span><text:span text:style-name="Source_20_Text"><text:span text:style-name="T5">this</text:span></text:span><text:span text:style-name="T1"> value of null or undefined throws an error.</text:span></text:p>
      <text:p text:style-name="P78"/>
      <text:p text:style-name="P18"><text:span text:style-name="Strong_20_Emphasis"><text:span text:style-name="T10">Disallows duplicate property names or parameter values.</text:span></text:span><text:span text:style-name="T1"> Strict mode throws an error when it detects a duplicate named property in an object (e.g., </text:span><text:span text:style-name="Source_20_Text"><text:span text:style-name="T5">var object = {foo: "bar", foo: "baz"};</text:span></text:span><text:span text:style-name="T1">) or a duplicate named argument for a function (e.g., </text:span><text:span text:style-name="Source_20_Text"><text:span text:style-name="T5">function foo(val1, val2, val1){}</text:span></text:span><text:span text:style-name="T1">), thereby catching what is almost certainly a bug in your code that you might otherwise have wasted lots of time tracking down.</text:span></text:p>
      <text:p text:style-name="P74"/>
      <text:p text:style-name="P18"><text:span text:style-name="Strong_20_Emphasis"><text:span text:style-name="T10">Makes eval() safer.</text:span></text:span><text:span text:style-name="T1"> There are some differences in the way </text:span><text:span text:style-name="Source_20_Text"><text:span text:style-name="T5">eval()</text:span></text:span><text:span text:style-name="T1"> behaves in strict mode and in non-strict mode. Most significantly, in strict mode, variables and functions declared inside of an </text:span><text:span text:style-name="Source_20_Text"><text:span text:style-name="T5">eval()</text:span></text:span><text:span text:style-name="T1"> statement are </text:span><text:span text:style-name="Emphasis"><text:span text:style-name="T12">not</text:span></text:span><text:span text:style-name="T1"> created in the containing scope (they </text:span><text:span text:style-name="Emphasis"><text:span text:style-name="T12">are</text:span></text:span><text:span text:style-name="T1"> created in the containing scope in non-strict mode, which can also be a common source of problems).</text:span></text:p>
      <text:p text:style-name="P74"/>
      <text:p text:style-name="P18"><text:span text:style-name="Strong_20_Emphasis"><text:span text:style-name="T10">Throws error on invalid usage of </text:span></text:span><text:span text:style-name="Strong_20_Emphasis"><text:span text:style-name="Source_20_Text"><text:span text:style-name="T11">delete</text:span></text:span></text:span><text:span text:style-name="Strong_20_Emphasis"><text:span text:style-name="T10">.</text:span></text:span><text:span text:style-name="T1"> The </text:span><text:span text:style-name="Source_20_Text"><text:span text:style-name="T5">delete</text:span></text:span><text:span text:style-name="T1"> operator (used to remove properties from objects) cannot be used on non-configurable properties of the object. Non-strict code will fail silently when an attempt is made to delete a non-configurable property, whereas strict mode will throw an error in such a case.</text:span></text:p>
      <text:p text:style-name="P110"/>
      <text:p text:style-name="P35">Consider the two functions below. Will they both return the same thing? Why or why not?</text:p>
      <text:p text:style-name="Preformatted_20_Text"><text:span text:style-name="Source_20_Text"><text:span text:style-name="T163">function foo1() {</text:span></text:span></text:p>
      <text:p text:style-name="Preformatted_20_Text"><text:span text:style-name="Source_20_Text"><text:span text:style-name="T163"><text:tab/>return { </text:span></text:span></text:p>
      <text:p text:style-name="Preformatted_20_Text"><text:span text:style-name="Source_20_Text"><text:span text:style-name="T163"><text:tab/><text:tab/>bar: "hello" <text:s/></text:span></text:span></text:p>
      <text:p text:style-name="Preformatted_20_Text"><text:span text:style-name="Source_20_Text"><text:span text:style-name="T163"><text:tab/>};</text:span></text:span></text:p>
      <text:p text:style-name="Preformatted_20_Text"><text:span text:style-name="Source_20_Text"><text:span text:style-name="T163">}</text:span></text:span></text:p>
      <text:p text:style-name="P122"/>
      <text:p text:style-name="Preformatted_20_Text"><text:span text:style-name="Source_20_Text"><text:span text:style-name="T163">function foo2() {</text:span></text:span></text:p>
      <text:p text:style-name="Preformatted_20_Text"><text:span text:style-name="Source_20_Text"><text:span text:style-name="T163"><text:tab/>return </text:span></text:span></text:p>
      <text:p text:style-name="Preformatted_20_Text"><text:span text:style-name="Source_20_Text"><text:span text:style-name="T163"><text:tab/>{ </text:span></text:span></text:p>
      <text:p text:style-name="Preformatted_20_Text"><text:span text:style-name="Source_20_Text"><text:span text:style-name="T163"><text:tab/><text:tab/>bar: "hello" <text:s/></text:span></text:span></text:p>
      <text:p text:style-name="Preformatted_20_Text"><text:span text:style-name="Source_20_Text"><text:span text:style-name="T163"><text:tab/>};</text:span></text:span></text:p>
      <text:p text:style-name="Preformatted_20_Text"><text:span text:style-name="Source_20_Text"><text:span text:style-name="T163">}</text:span></text:span></text:p>
      <text:p text:style-name="P33"><text:span text:style-name="T1">Surprisingly, these two functions will </text:span><text:span text:style-name="Emphasis"><text:span text:style-name="T12">not</text:span></text:span><text:span text:style-name="T1"> return the same thing. Rather:</text:span></text:p>
      <text:p text:style-name="P14"><text:span text:style-name="Source_20_Text"><text:span text:style-name="T5">console.log("foo1 returns:");</text:span></text:span></text:p>
      <text:p text:style-name="P21"><text:span text:style-name="Source_20_Text"><text:span text:style-name="T5">console.log(foo1());</text:span></text:span></text:p>
      <text:p text:style-name="P21"><text:span text:style-name="Source_20_Text"><text:span text:style-name="T5">console.log("foo2 returns:");</text:span></text:span></text:p>
      <text:p text:style-name="P21"><text:span text:style-name="Source_20_Text"><text:span text:style-name="T5">console.log(foo2());</text:span></text:span></text:p>
      <text:p text:style-name="P61"/>
      <text:p text:style-name="P61">will yield:</text:p>
      <text:p text:style-name="P61"/>
      <text:p text:style-name="P14"><text:soft-page-break/><text:span text:style-name="Source_20_Text"><text:span text:style-name="T5">foo1 returns:</text:span></text:span></text:p>
      <text:p text:style-name="P21"><text:span text:style-name="Source_20_Text"><text:span text:style-name="T5">Object {bar: "hello"}</text:span></text:span></text:p>
      <text:p text:style-name="P21"><text:span text:style-name="Source_20_Text"><text:span text:style-name="T5">foo2 returns:</text:span></text:span></text:p>
      <text:p text:style-name="P21"><text:span text:style-name="Source_20_Text"><text:span text:style-name="T5">undefined </text:span></text:span></text:p>
      <text:p text:style-name="P21"><text:span text:style-name="Source_20_Text"><text:span text:style-name="T5"/></text:span></text:p>
      <text:p text:style-name="P11"><text:span text:style-name="T1">Not only is this surprising, but what makes this particularly gnarly is that </text:span><text:span text:style-name="Source_20_Text"><text:span text:style-name="T5">foo2()</text:span></text:span><text:span text:style-name="T1"> returns undefined without any error being thrown.</text:span></text:p>
      <text:p text:style-name="P62"/>
      <text:p text:style-name="P11"><text:span text:style-name="T1">The reason for this has to do with the fact that semicolons are technically optional in JavaScript (although omitting them is generally really bad form). As a result, when the line containing the </text:span><text:span text:style-name="Source_20_Text"><text:span text:style-name="T5">return</text:span></text:span><text:span text:style-name="T1"> statement (with nothing else on the line) is encountered in </text:span><text:span text:style-name="Source_20_Text"><text:span text:style-name="T5">foo2()</text:span></text:span><text:span text:style-name="T1">, a semicolon is automatically inserted immediately after the return statement.</text:span></text:p>
      <text:p text:style-name="P62"/>
      <text:p text:style-name="P11"><text:span text:style-name="T1">No error is thrown since the remainder of the code is perfectly valid, even though it doesn’t ever get invoked or do anything (it is simply an unused code block that defines a property </text:span><text:span text:style-name="Source_20_Text"><text:span text:style-name="T5">bar</text:span></text:span><text:span text:style-name="T1"> which is equal to the string </text:span><text:span text:style-name="Source_20_Text"><text:span text:style-name="T5">"hello"</text:span></text:span><text:span text:style-name="T1">).</text:span></text:p>
      <text:p text:style-name="P62"/>
      <text:p text:style-name="P62">This behavior also argues for following the convention of placing an opening curly brace at the end of a line in JavaScript, rather than on the beginning of a new line. As shown here, this becomes more than just a stylistic preference in JavaScript.</text:p>
      <text:p text:style-name="P62"/>
      <text:p text:style-name="P66">What is NaN? What is its type? How can you reliably test if a value is equal to NaN?</text:p>
      <text:p text:style-name="P10"/>
      <text:p text:style-name="P10"><text:span text:style-name="T118">The </text:span><text:span text:style-name="Source_20_Text"><text:span text:style-name="T119">NaN</text:span></text:span><text:span text:style-name="T118"> property represents a value that is “not a number”. This special value results from an operation that could not be performed either because one of the operands was non-numeric (e.g., </text:span><text:span text:style-name="Source_20_Text"><text:span text:style-name="T119">"abc" / 4</text:span></text:span><text:span text:style-name="T118">), or because the result of the operation is non-numeric (e.g., an attempt to divide by zero).</text:span></text:p>
      <text:p text:style-name="P10"/>
      <text:p text:style-name="P11"><text:span text:style-name="T1">While this seems straightforward enough, there are a couple of somewhat surprising characteristics of </text:span><text:span text:style-name="Source_20_Text"><text:span text:style-name="T5">NaN</text:span></text:span><text:span text:style-name="T1"> that can result in hair-pulling bugs if one is not aware of them.</text:span></text:p>
      <text:p text:style-name="P67"/>
      <text:p text:style-name="P8"><text:span text:style-name="T1">For one thing, although </text:span><text:span text:style-name="Source_20_Text"><text:span text:style-name="T5">NaN</text:span></text:span><text:span text:style-name="T1"> means “not a number”, its type is, believe it or not, </text:span><text:span text:style-name="Source_20_Text"><text:span text:style-name="T5">Number</text:span></text:span><text:span text:style-name="T1">:</text:span></text:p>
      <text:p text:style-name="P147"/>
      <text:p text:style-name="P14"><text:span text:style-name="Source_20_Text"><text:span text:style-name="T5">console.log(typeof NaN === "number"); <text:s/>// logs "true"</text:span></text:span></text:p>
      <text:p text:style-name="P67"/>
      <text:p text:style-name="P8"><text:span text:style-name="T1">Additionally, </text:span><text:span text:style-name="Source_20_Text"><text:span text:style-name="T5">NaN</text:span></text:span><text:span text:style-name="T1"> compared to anything – even itself! – is false:</text:span></text:p>
      <text:p text:style-name="P147"/>
      <text:p text:style-name="P14"><text:span text:style-name="Source_20_Text"><text:span text:style-name="T5">console.log(NaN === NaN); <text:s/>// logs "false"</text:span></text:span></text:p>
      <text:p text:style-name="P67"/>
      <text:p text:style-name="P8"><text:span text:style-name="T1">A </text:span><text:span text:style-name="Emphasis"><text:span text:style-name="T12">semi-reliable</text:span></text:span><text:span text:style-name="T1"> way to test whether a number is equal to NaN is with the built-in function </text:span><text:span text:style-name="Source_20_Text"><text:span text:style-name="T5">isNaN()</text:span></text:span><text:span text:style-name="T1">, but even using </text:span><text:a xlink:type="simple" xlink:href="https://developer.mozilla.org/en-US/docs/Web/JavaScript/Reference/Global_Objects/isNaN#Confusing_special-case_behavior" office:target-frame-name="_blank" xlink:show="new"><text:span text:style-name="Source_20_Text"><text:span text:style-name="T57">isNaN()</text:span></text:span></text:a><text:a xlink:type="simple" xlink:href="https://developer.mozilla.org/en-US/docs/Web/JavaScript/Reference/Global_Objects/isNaN#Confusing_special-case_behavior" office:target-frame-name="_blank" xlink:show="new"><text:span text:style-name="T58"> is an imperfect solution</text:span></text:a><text:span text:style-name="T1">.</text:span></text:p>
      <text:p text:style-name="P61"/>
      <text:p text:style-name="P8"><text:span text:style-name="T1">A better solution would either be to use </text:span><text:span text:style-name="Source_20_Text"><text:span text:style-name="T5">value !== value</text:span></text:span><text:span text:style-name="T1">, which would </text:span><text:span text:style-name="Emphasis"><text:span text:style-name="T12">only</text:span></text:span><text:span text:style-name="T1"> produce true if the value is equal to NaN. Also, ES6 offers a new </text:span><text:a xlink:type="simple" xlink:href="https://developer.mozilla.org/en-US/docs/Web/JavaScript/Reference/Global_Objects/Number/isNaN" office:target-frame-name="_blank" xlink:show="new"><text:span text:style-name="Source_20_Text"><text:span text:style-name="T57">Number.isNaN()</text:span></text:span></text:a><text:span text:style-name="T1"> function, which is a </text:span><text:soft-page-break/><text:span text:style-name="T1">different and more reliable than the old global </text:span><text:span text:style-name="Source_20_Text"><text:span text:style-name="T5">isNaN()</text:span></text:span><text:span text:style-name="T1"> function.</text:span></text:p>
      <text:p text:style-name="P79">What will the code below output? Explain your answer.</text:p>
      <text:p text:style-name="P53">console.log(0.1 + 0.2);<text:line-break/>console.log(0.1 + 0.2 == 0.3);</text:p>
      <text:p text:style-name="P40">An educated answer to this question would simply be: “You can’t be sure. it might print out “0.3” and “true”, or it might not. Numbers in JavaScript are all treated with floating point precision, and as such, may not always yield the expected results.”</text:p>
      <text:p text:style-name="P62">The example provided above is classic case that demonstrates this issue. Surprisingly, it will print out:</text:p>
      <text:p text:style-name="P14"><text:span text:style-name="Source_20_Text"><text:span text:style-name="T5">0.30000000000000004</text:span></text:span></text:p>
      <text:p text:style-name="P21"><text:span text:style-name="Source_20_Text"><text:span text:style-name="T5">false</text:span></text:span></text:p>
      <text:p text:style-name="P53"/>
      <text:p text:style-name="P57">In what order will the numbers 1-4 be logged to the console when the code below is executed? Why?</text:p>
      <text:p text:style-name="P23"><text:span text:style-name="Source_20_Text"><text:span text:style-name="T156">(function() {</text:span></text:span></text:p>
      <text:p text:style-name="P23"><text:span text:style-name="Source_20_Text"><text:span text:style-name="T156"><text:s text:c="4"/>console.log(1); </text:span></text:span></text:p>
      <text:p text:style-name="P23"><text:span text:style-name="Source_20_Text"><text:span text:style-name="T156"><text:s text:c="4"/>setTimeout(function(){console.log(2)}, 1000); </text:span></text:span></text:p>
      <text:p text:style-name="P23"><text:span text:style-name="Source_20_Text"><text:span text:style-name="T156"><text:s text:c="4"/>setTimeout(function(){console.log(3)}, 0); </text:span></text:span></text:p>
      <text:p text:style-name="P23"><text:span text:style-name="Source_20_Text"><text:span text:style-name="T156"><text:s text:c="4"/>console.log(4);</text:span></text:span></text:p>
      <text:p text:style-name="P23"><text:span text:style-name="Source_20_Text"><text:span text:style-name="T156">})();</text:span></text:span></text:p>
      <text:p text:style-name="P58"/>
      <text:p text:style-name="P40">The values will be logged in the following order:</text:p>
      <text:p text:style-name="P15"><text:span text:style-name="Source_20_Text"><text:span text:style-name="T5">1</text:span></text:span></text:p>
      <text:p text:style-name="P22"><text:span text:style-name="Source_20_Text"><text:span text:style-name="T5">4</text:span></text:span></text:p>
      <text:p text:style-name="P22"><text:span text:style-name="Source_20_Text"><text:span text:style-name="T5">3</text:span></text:span></text:p>
      <text:p text:style-name="P22"><text:span text:style-name="Source_20_Text"><text:span text:style-name="T5">2</text:span></text:span></text:p>
      <text:p text:style-name="P70"/>
      <text:p text:style-name="P63">Let’s first explain the parts of this that are presumably more obvious:</text:p>
      <text:p text:style-name="P12"><text:span text:style-name="Source_20_Text"><text:span text:style-name="T5">1</text:span></text:span><text:span text:style-name="T1"> and </text:span><text:span text:style-name="Source_20_Text"><text:span text:style-name="T5">4</text:span></text:span><text:span text:style-name="T1"> are displayed first since they are logged by simple calls to </text:span><text:span text:style-name="Source_20_Text"><text:span text:style-name="T5">console.log()</text:span></text:span><text:span text:style-name="T1"> without any delay</text:span></text:p>
      <text:list xml:id="list5166370224247073798" text:style-name="L1">
        <text:list-header>
          <text:p text:style-name="P60"><text:span text:style-name="Source_20_Text"><text:span text:style-name="T5">2</text:span></text:span><text:span text:style-name="T1"> is displayed after </text:span><text:span text:style-name="Source_20_Text"><text:span text:style-name="T5">3</text:span></text:span><text:span text:style-name="T1"> because </text:span><text:span text:style-name="Source_20_Text"><text:span text:style-name="T5">2</text:span></text:span><text:span text:style-name="T1"> is being logged after a delay of 1000 msecs (i.e., 1 second) whereas </text:span><text:span text:style-name="Source_20_Text"><text:span text:style-name="T5">3</text:span></text:span><text:span text:style-name="T1"> is being logged after a delay of 0 msecs.</text:span></text:p>
          <text:p text:style-name="P65"/>
        </text:list-header>
      </text:list>
      <text:p text:style-name="P11"><text:span text:style-name="T1">OK, fine. But if </text:span><text:span text:style-name="Source_20_Text"><text:span text:style-name="T5">3</text:span></text:span><text:span text:style-name="T1"> is being logged after a delay of 0 msecs, doesn’t that mean that it is being logged right away? And, if so, shouldn’t it be logged </text:span><text:span text:style-name="Emphasis"><text:span text:style-name="T12">before</text:span></text:span><text:span text:style-name="T1"> </text:span><text:span text:style-name="Source_20_Text"><text:span text:style-name="T5">4</text:span></text:span><text:span text:style-name="T1">, since </text:span><text:span text:style-name="Source_20_Text"><text:span text:style-name="T5">4</text:span></text:span><text:span text:style-name="T1"> is being logged by a later line of code?</text:span></text:p>
      <text:p text:style-name="P62"/>
      <text:p text:style-name="P11"><text:span text:style-name="T1">The answer has to do with properly understanding </text:span><text:a xlink:type="simple" xlink:href="http://javascript.info/tutorial/events-and-timing-depth" office:target-frame-name="_blank" xlink:show="new"><text:span text:style-name="T58">JavaScript events and timing</text:span></text:a><text:span text:style-name="T1">.</text:span></text:p>
      <text:p text:style-name="P11"><text:span text:style-name="T1">The browser has an </text:span><text:span text:style-name="T8">event loop</text:span><text:span text:style-name="T1"> which checks the </text:span><text:span text:style-name="T8">event queue</text:span><text:span text:style-name="T1"> and processes pending events. For example, if an event happens in the background (e.g., a script </text:span><text:span text:style-name="Source_20_Text"><text:span text:style-name="T5">onload</text:span></text:span><text:span text:style-name="T1"> event) while the browser is busy (e.g., processing an </text:span><text:span text:style-name="Source_20_Text"><text:span text:style-name="T5">onclick</text:span></text:span><text:span text:style-name="T1">), the event gets appended to the </text:span><text:span text:style-name="T3">event </text:span><text:span text:style-name="T1">queue. When the onclick handler is complete, the </text:span><text:span text:style-name="T9">event </text:span><text:span text:style-name="T8">queue </text:span><text:span text:style-name="T1">is checked and the event is then handled (e.g., the </text:span><text:span text:style-name="Source_20_Text"><text:span text:style-name="T5">onload</text:span></text:span><text:span text:style-name="T1"> script is executed).</text:span></text:p>
      <text:p text:style-name="P62"/>
      <text:p text:style-name="P11"><text:soft-page-break/><text:span text:style-name="T1">Similarly, </text:span><text:span text:style-name="Source_20_Text"><text:span text:style-name="T5">setTimeout()</text:span></text:span><text:span text:style-name="T1"> also puts execution of its referenced function into the </text:span><text:span text:style-name="T8">event queue </text:span><text:span text:style-name="T1">if the browser is busy. When a value of zero is passed as the second argument to </text:span><text:span text:style-name="Source_20_Text"><text:span text:style-name="T5">setTimeout()</text:span></text:span><text:span text:style-name="T1">, it attempts to execute the specified function “as soon as possible”. Specifically, </text:span><text:span text:style-name="T6">execution of the function is placed on the event queue to occur on the next timer tick</text:span><text:span text:style-name="T1">. Note, though, that this is </text:span><text:span text:style-name="Emphasis"><text:span text:style-name="T12">not</text:span></text:span><text:span text:style-name="T1"> immediate; the function is not executed until the next tick. That’s why in the above example, the call to </text:span><text:span text:style-name="Source_20_Text"><text:span text:style-name="T5">console.log(4)</text:span></text:span><text:span text:style-name="T1">occurs before the call to </text:span><text:span text:style-name="Source_20_Text"><text:span text:style-name="T5">console.log(3)</text:span></text:span><text:span text:style-name="T1"> (since the call to </text:span><text:span text:style-name="Source_20_Text"><text:span text:style-name="T5">console.log(3)</text:span></text:span><text:span text:style-name="T1"> is invoked via setTimeout, so it is slightly delayed).</text:span></text:p>
      <text:p text:style-name="P54"/>
      <text:p text:style-name="P59">Write a sum method which will work properly when invoked using either syntax below.</text:p>
      <text:p text:style-name="P59">console.log(sum(2,3));<text:tab/>//Outputs-5<text:line-break/>console.log(sum(2)(3)); <text:s/><text:tab/>// Outputs-5</text:p>
      <text:p text:style-name="P41">There are (at least) two ways to do this:</text:p>
      <text:p text:style-name="P11"><text:span text:style-name="Strong_20_Emphasis"><text:span text:style-name="T10">METHOD 1</text:span></text:span></text:p>
      <text:p text:style-name="P109"/>
      <text:p text:style-name="Preformatted_20_Text"><text:span text:style-name="Source_20_Text"><text:span text:style-name="T120">function sum(x) {</text:span></text:span></text:p>
      <text:p text:style-name="Preformatted_20_Text"><text:span text:style-name="Source_20_Text"><text:span text:style-name="T120"><text:s text:c="2"/>if (arguments.length == 2) {</text:span></text:span></text:p>
      <text:p text:style-name="Preformatted_20_Text"><text:span text:style-name="Source_20_Text"><text:span text:style-name="T120"><text:s text:c="4"/>return arguments[0] + arguments[1];</text:span></text:span></text:p>
      <text:p text:style-name="Preformatted_20_Text"><text:span text:style-name="Source_20_Text"><text:span text:style-name="T120"><text:s text:c="2"/>} else {</text:span></text:span></text:p>
      <text:p text:style-name="Preformatted_20_Text"><text:span text:style-name="Source_20_Text"><text:span text:style-name="T120"><text:s text:c="4"/>return function(y) { return x + y; };</text:span></text:span></text:p>
      <text:p text:style-name="Preformatted_20_Text"><text:span text:style-name="Source_20_Text"><text:span text:style-name="T120"><text:s text:c="2"/>}</text:span></text:span></text:p>
      <text:p text:style-name="Preformatted_20_Text"><text:span text:style-name="Source_20_Text"><text:span text:style-name="T120">}</text:span></text:span></text:p>
      <text:p text:style-name="Preformatted_20_Text"><text:span text:style-name="Source_20_Text"><text:span text:style-name="T120"/></text:span></text:p>
      <text:p text:style-name="P11"><text:span text:style-name="T1">In JavaScript, functions provide access to an </text:span><text:span text:style-name="Source_20_Text"><text:span text:style-name="T5">arguments</text:span></text:span><text:span text:style-name="T1"> object which provides access to the actual arguments passed to a function. This enables us to use the </text:span><text:span text:style-name="Source_20_Text"><text:span text:style-name="T5">length</text:span></text:span><text:span text:style-name="T1"> property to determine at runtime the number of arguments passed to the function. If two arguments are passed, we simply add them together and return. Otherwise, we assume it was called in the form </text:span><text:span text:style-name="Source_20_Text"><text:span text:style-name="T5">sum(2)(3)</text:span></text:span><text:span text:style-name="T1">, so we return an anonymous function that adds together the argument passed to </text:span><text:span text:style-name="Source_20_Text"><text:span text:style-name="T5">sum()</text:span></text:span><text:span text:style-name="T1"> (in this case 2) and the argument passed to the anonymous function (in this case 3).</text:span></text:p>
      <text:p text:style-name="P62"/>
      <text:p text:style-name="P11"><text:span text:style-name="Strong_20_Emphasis"><text:span text:style-name="T10">METHOD 2</text:span></text:span></text:p>
      <text:p text:style-name="P11"><text:span text:style-name="Strong_20_Emphasis"><text:span text:style-name="T10"/></text:span></text:p>
      <text:p text:style-name="Preformatted_20_Text"><text:span text:style-name="Source_20_Text"><text:span text:style-name="T120">function sum(x, y) {</text:span></text:span></text:p>
      <text:p text:style-name="Preformatted_20_Text"><text:span text:style-name="Source_20_Text"><text:span text:style-name="T120"><text:s text:c="2"/>if (y !== undefined) {</text:span></text:span></text:p>
      <text:p text:style-name="Preformatted_20_Text"><text:span text:style-name="Source_20_Text"><text:span text:style-name="T120"><text:s text:c="4"/>return x + y;</text:span></text:span></text:p>
      <text:p text:style-name="Preformatted_20_Text"><text:span text:style-name="Source_20_Text"><text:span text:style-name="T120"><text:s text:c="2"/>} else {</text:span></text:span></text:p>
      <text:p text:style-name="Preformatted_20_Text"><text:span text:style-name="Source_20_Text"><text:span text:style-name="T120"><text:s text:c="4"/>return function(y) { return x + y; };</text:span></text:span></text:p>
      <text:p text:style-name="Preformatted_20_Text"><text:span text:style-name="Source_20_Text"><text:span text:style-name="T120"><text:s text:c="2"/>}</text:span></text:span></text:p>
      <text:p text:style-name="Preformatted_20_Text"><text:span text:style-name="Source_20_Text"><text:span text:style-name="T120">}</text:span></text:span></text:p>
      <text:p text:style-name="P69"/>
      <text:p text:style-name="P11"><text:span text:style-name="T6">When a function is invoked, JavaScript does not require the number of arguments to match the number of arguments in the function definition.</text:span><text:span text:style-name="T1"> If the number of arguments passed exceeds the number of arguments in the function definition, the excess arguments will simply be ignored. On the other hand, if the number of arguments passed is less than the number of arguments in the function definition, the missing arguments will have a value of </text:span><text:span text:style-name="Source_20_Text"><text:span text:style-name="T5">undefined</text:span></text:span><text:span text:style-name="T1"> when referenced within the function. So, in the above example, by simply checking if the 2nd </text:span><text:soft-page-break/><text:span text:style-name="T1">argument is undefined, we can determine which way the function was invoked and proceed accordingly.</text:span></text:p>
      <text:p text:style-name="P55"/>
      <text:p text:style-name="P49">Consider the following code snippet:</text:p>
      <text:p text:style-name="P49">for (var i = 0; i &lt; 5; i++) {</text:p>
      <text:p text:style-name="P49"><text:s text:c="2"/>var btn = document.createElement('button');</text:p>
      <text:p text:style-name="P49"><text:s text:c="2"/>btn.appendChild(document.createTextNode('Button <text:s/>' + i));</text:p>
      <text:p text:style-name="P49"><text:s text:c="2"/>btn.addEventListener('click', function(){ console.log(i); });</text:p>
      <text:p text:style-name="P49"><text:s text:c="2"/>document.body.appendChild(btn);</text:p>
      <text:p text:style-name="P49">}</text:p>
      <text:p text:style-name="P49">(a) What gets logged to the console when the user clicks on “Button 4” and why?</text:p>
      <text:p text:style-name="P49">(b) Provide one or more alternate implementations that will work as expected.</text:p>
      <text:p text:style-name="P6"/>
      <text:p text:style-name="P6"><text:span text:style-name="T44">(a) No matter what button the user clicks the number 5 will </text:span><text:span text:style-name="Emphasis"><text:span text:style-name="T55">always</text:span></text:span><text:span text:style-name="T44"> be logged to the console. This is because, at the point that the </text:span><text:span text:style-name="Source_20_Text"><text:span text:style-name="T14">onclick</text:span></text:span><text:span text:style-name="T44"> method is invoked (for </text:span><text:span text:style-name="Emphasis"><text:span text:style-name="T55">any</text:span></text:span><text:span text:style-name="T44"> of the buttons), the </text:span><text:span text:style-name="Source_20_Text"><text:span text:style-name="T14">for</text:span></text:span><text:span text:style-name="T44"> loop has already completed and the variable </text:span><text:span text:style-name="Source_20_Text"><text:span text:style-name="T14">i</text:span></text:span><text:span text:style-name="T44"> already has a value of 5. (Bonus points for the interviewee if they know enough to talk about how execution contexts, variable objects, activation objects, and the internal “scope” property contribute to the closure behavior.)</text:span></text:p>
      <text:p text:style-name="P42"/>
      <text:p text:style-name="P8"><text:span text:style-name="T1">(b) The key to making this work is to capture the value of </text:span><text:span text:style-name="Source_20_Text"><text:span text:style-name="T5">i</text:span></text:span><text:span text:style-name="T1"> at each pass through the </text:span><text:span text:style-name="Source_20_Text"><text:span text:style-name="T5">for</text:span></text:span><text:span text:style-name="T1"> loop by passing it into a newly created function object. Here are three possible ways to accomplish this:</text:span></text:p>
      <text:p text:style-name="P61"/>
      <text:p text:style-name="Preformatted_20_Text"><text:span text:style-name="Source_20_Text"><text:span text:style-name="T120">for (var i = 0; i &lt; 5; i++) {</text:span></text:span></text:p>
      <text:p text:style-name="Preformatted_20_Text"><text:span text:style-name="Source_20_Text"><text:span text:style-name="T120"><text:s text:c="2"/>var btn = document.createElement('button');</text:span></text:span></text:p>
      <text:p text:style-name="Preformatted_20_Text"><text:span text:style-name="Source_20_Text"><text:span text:style-name="T120"><text:s text:c="2"/>btn.appendChild(document.createTextNode('Button ' + i));</text:span></text:span></text:p>
      <text:p text:style-name="Preformatted_20_Text"><text:span text:style-name="Source_20_Text"><text:span text:style-name="T120"><text:s text:c="2"/>btn.addEventListener('click', (function(i) {</text:span></text:span></text:p>
      <text:p text:style-name="Preformatted_20_Text"><text:span text:style-name="Source_20_Text"><text:span text:style-name="T120"><text:s text:c="4"/>return function() { console.log(i); };</text:span></text:span></text:p>
      <text:p text:style-name="Preformatted_20_Text"><text:span text:style-name="Source_20_Text"><text:span text:style-name="T120"><text:s text:c="2"/>})(i));</text:span></text:span></text:p>
      <text:p text:style-name="Preformatted_20_Text"><text:span text:style-name="Source_20_Text"><text:span text:style-name="T120"><text:s text:c="2"/>document.body.appendChild(btn);</text:span></text:span></text:p>
      <text:p text:style-name="Preformatted_20_Text"><text:span text:style-name="Source_20_Text"><text:span text:style-name="T120">}</text:span></text:span></text:p>
      <text:p text:style-name="P67"/>
      <text:p text:style-name="P8"><text:span text:style-name="T1">Alternatively, you could wrap the entire call to </text:span><text:span text:style-name="Source_20_Text"><text:span text:style-name="T5">btn.addEventListener</text:span></text:span><text:span text:style-name="T1"> in the new anonymous function:</text:span></text:p>
      <text:p text:style-name="P147"/>
      <text:p text:style-name="Preformatted_20_Text"><text:span text:style-name="Source_20_Text"><text:span text:style-name="T120">for (var i = 0; i &lt; 5; i++) {</text:span></text:span></text:p>
      <text:p text:style-name="Preformatted_20_Text"><text:span text:style-name="Source_20_Text"><text:span text:style-name="T120"><text:s text:c="2"/>var btn = document.createElement('button');</text:span></text:span></text:p>
      <text:p text:style-name="Preformatted_20_Text"><text:span text:style-name="Source_20_Text"><text:span text:style-name="T120"><text:s text:c="2"/>btn.appendChild(document.createTextNode('Button ' + i));</text:span></text:span></text:p>
      <text:p text:style-name="Preformatted_20_Text"><text:span text:style-name="Source_20_Text"><text:span text:style-name="T120"><text:s text:c="2"/>(function (i) {</text:span></text:span></text:p>
      <text:p text:style-name="Preformatted_20_Text"><text:span text:style-name="Source_20_Text"><text:span text:style-name="T120"><text:s text:c="4"/>btn.addEventListener('click', function() { console.log(i); });</text:span></text:span></text:p>
      <text:p text:style-name="Preformatted_20_Text"><text:span text:style-name="Source_20_Text"><text:span text:style-name="T120"><text:s text:c="2"/>})(i);</text:span></text:span></text:p>
      <text:p text:style-name="Preformatted_20_Text"><text:span text:style-name="Source_20_Text"><text:span text:style-name="T120"><text:s text:c="2"/>document.body.appendChild(btn);</text:span></text:span></text:p>
      <text:p text:style-name="Preformatted_20_Text"><text:span text:style-name="Source_20_Text"><text:span text:style-name="T120">}</text:span></text:span></text:p>
      <text:p text:style-name="P67"><text:soft-page-break/></text:p>
      <text:p text:style-name="P8"><text:span text:style-name="T1">Or, we could replace the </text:span><text:span text:style-name="Source_20_Text"><text:span text:style-name="T5">for</text:span></text:span><text:span text:style-name="T1"> loop with a call to the array object’s native </text:span><text:span text:style-name="Source_20_Text"><text:span text:style-name="T5">forEach</text:span></text:span><text:span text:style-name="T1"> method:</text:span></text:p>
      <text:p text:style-name="Preformatted_20_Text"><text:span text:style-name="Source_20_Text"><text:span text:style-name="T120">['a', 'b', 'c', 'd', 'e'].forEach(function (value, i) {</text:span></text:span></text:p>
      <text:p text:style-name="Preformatted_20_Text"><text:span text:style-name="Source_20_Text"><text:span text:style-name="T120"><text:s text:c="2"/>var btn = document.createElement('button');</text:span></text:span></text:p>
      <text:p text:style-name="Preformatted_20_Text"><text:span text:style-name="Source_20_Text"><text:span text:style-name="T120"><text:s text:c="2"/>btn.appendChild(document.createTextNode('Button ' + i));</text:span></text:span></text:p>
      <text:p text:style-name="Preformatted_20_Text"><text:span text:style-name="Source_20_Text"><text:span text:style-name="T120"><text:s text:c="2"/>btn.addEventListener('click', function() { console.log(i); });</text:span></text:span></text:p>
      <text:p text:style-name="Preformatted_20_Text"><text:span text:style-name="Source_20_Text"><text:span text:style-name="T120"><text:s text:c="2"/>document.body.appendChild(btn);</text:span></text:span></text:p>
      <text:p text:style-name="Preformatted_20_Text"><text:span text:style-name="Source_20_Text"><text:span text:style-name="T120">});</text:span></text:span></text:p>
      <text:p text:style-name="P52"/>
      <text:p text:style-name="P142">What will the code below output to the console and why?</text:p>
      <text:p text:style-name="Preformatted_20_Text"><text:span text:style-name="Source_20_Text"><text:span text:style-name="T129">var arr1 = "john".split('');</text:span></text:span></text:p>
      <text:p text:style-name="Preformatted_20_Text"><text:span text:style-name="Source_20_Text"><text:span text:style-name="T129">var arr2 = arr1.reverse();</text:span></text:span></text:p>
      <text:p text:style-name="Preformatted_20_Text"><text:span text:style-name="Source_20_Text"><text:span text:style-name="T129">var arr3 = "jones".split('');</text:span></text:span></text:p>
      <text:p text:style-name="Preformatted_20_Text"><text:span text:style-name="Source_20_Text"><text:span text:style-name="T129">arr2.push(arr3);</text:span></text:span></text:p>
      <text:p text:style-name="Preformatted_20_Text"><text:span text:style-name="Source_20_Text"><text:span text:style-name="T129">console.log("array 1: length=" + arr1.length + " last=" + arr1.slice(-1));</text:span></text:span></text:p>
      <text:p text:style-name="Preformatted_20_Text"><text:span text:style-name="Source_20_Text"><text:span text:style-name="T129">console.log("array 2: length=" + arr2.length + " last=" + arr2.slice(-1));</text:span></text:span></text:p>
      <text:p text:style-name="P52"/>
      <text:p text:style-name="P61">The logged output will be:</text:p>
      <text:p text:style-name="P109"/>
      <text:p text:style-name="Preformatted_20_Text"><text:span text:style-name="Source_20_Text"><text:span text:style-name="T120">"array 1: length=5 last=j,o,n,e,s"</text:span></text:span></text:p>
      <text:p text:style-name="Preformatted_20_Text"><text:span text:style-name="Source_20_Text"><text:span text:style-name="T120">"array 2: length=5 last=j,o,n,e,s"</text:span></text:span></text:p>
      <text:p text:style-name="P67"/>
      <text:p text:style-name="P20"><text:span text:style-name="Source_20_Text"><text:span text:style-name="T5">arr1</text:span></text:span><text:span text:style-name="T1"> and </text:span><text:span text:style-name="Source_20_Text"><text:span text:style-name="T5">arr2</text:span></text:span><text:span text:style-name="T1"> are the same after the above code is executed for the following reasons:</text:span></text:p>
      <text:list xml:id="list1356834139853279565" text:style-name="L2">
        <text:list-item>
          <text:p text:style-name="P72"><text:span text:style-name="T1">Calling an array object’s </text:span><text:span text:style-name="Source_20_Text"><text:span text:style-name="T5">reverse()</text:span></text:span><text:span text:style-name="T1"> method doesn’t only </text:span><text:span text:style-name="Emphasis"><text:span text:style-name="T12">return</text:span></text:span><text:span text:style-name="T1"> the array in reverse order, it also reverses the order of the array </text:span><text:span text:style-name="Emphasis"><text:span text:style-name="T12">itself</text:span></text:span><text:span text:style-name="T1"> (i.e., in this case, </text:span><text:span text:style-name="Source_20_Text"><text:span text:style-name="T5">arr1</text:span></text:span><text:span text:style-name="T1">).</text:span></text:p>
        </text:list-item>
      </text:list>
      <text:p text:style-name="P75"/>
      <text:list xml:id="list183154313897769" text:continue-numbering="true" text:style-name="L2">
        <text:list-item>
          <text:p text:style-name="P73"><text:span text:style-name="T1">The </text:span><text:span text:style-name="Source_20_Text"><text:span text:style-name="T5">reverse()</text:span></text:span><text:span text:style-name="T1"> method returns a reference to the array itself (i.e., in this case, </text:span><text:span text:style-name="Source_20_Text"><text:span text:style-name="T5">arr1</text:span></text:span><text:span text:style-name="T1">). As a result, </text:span><text:span text:style-name="Source_20_Text"><text:span text:style-name="T5">arr2</text:span></text:span><text:span text:style-name="T1"> is simply a reference to (rather than a copy of) </text:span><text:span text:style-name="Source_20_Text"><text:span text:style-name="T5">arr1</text:span></text:span><text:span text:style-name="T1">. Therefore, when anything is done to </text:span><text:span text:style-name="Source_20_Text"><text:span text:style-name="T5">arr2</text:span></text:span><text:span text:style-name="T1"> (i.e., when we invoke </text:span><text:span text:style-name="Source_20_Text"><text:span text:style-name="T5">arr2.push(arr3);</text:span></text:span><text:span text:style-name="T1">), </text:span><text:span text:style-name="Source_20_Text"><text:span text:style-name="T5">arr1</text:span></text:span><text:span text:style-name="T1">will be affected as well since </text:span><text:span text:style-name="Source_20_Text"><text:span text:style-name="T5">arr1</text:span></text:span><text:span text:style-name="T1"> and </text:span><text:span text:style-name="Source_20_Text"><text:span text:style-name="T5">arr2</text:span></text:span><text:span text:style-name="T1"> are simply references to the same object.</text:span></text:p>
          <text:p text:style-name="P76"/>
        </text:list-item>
      </text:list>
      <text:p text:style-name="P77">And a couple of side points here that can sometimes trip someone up in answering this question:</text:p>
      <text:p text:style-name="P19"><text:span text:style-name="T1">Passing an array to the </text:span><text:span text:style-name="Source_20_Text"><text:span text:style-name="T5">push()</text:span></text:span><text:span text:style-name="T1"> method of another array pushes that </text:span><text:span text:style-name="Emphasis"><text:span text:style-name="T12">entire</text:span></text:span><text:span text:style-name="T1"> array as a </text:span><text:span text:style-name="Emphasis"><text:span text:style-name="T12">single</text:span></text:span><text:span text:style-name="T1"> element onto the end of the array. As a result, the statement </text:span><text:span text:style-name="Source_20_Text"><text:span text:style-name="T5">arr2.push(arr3);</text:span></text:span><text:span text:style-name="T1"> adds </text:span><text:span text:style-name="Source_20_Text"><text:span text:style-name="T5">arr3</text:span></text:span><text:span text:style-name="T1"> in its entirety as a single element to the end of </text:span><text:span text:style-name="Source_20_Text"><text:span text:style-name="T5">arr2</text:span></text:span><text:span text:style-name="T1"> (i.e., it does </text:span><text:span text:style-name="Emphasis"><text:span text:style-name="T12">not</text:span></text:span><text:span text:style-name="T1"> concatenate the two arrays, that’s what the </text:span><text:span text:style-name="Source_20_Text"><text:span text:style-name="T5">concat()</text:span></text:span><text:span text:style-name="T1"> method is for).</text:span></text:p>
      <text:p text:style-name="P75"/>
      <text:p text:style-name="P19"><text:span text:style-name="T6">Like Python, JavaScript honors negative subscripts in calls to array methods like </text:span><text:span text:style-name="Source_20_Text"><text:span text:style-name="T7">slice()</text:span></text:span><text:span text:style-name="T6"> as a way of referencing elements at the end of the array; e.g., a subscript of -1 indicates the last element in the array, and so on.</text:span></text:p>
      <text:p text:style-name="P52"/>
      <text:p text:style-name="P52"/>
      <text:p text:style-name="P81">What will the code below output to the console and why ?</text:p>
      <text:p text:style-name="Preformatted_20_Text"><text:span text:style-name="Source_20_Text"><text:span text:style-name="T120">console.log(1 + <text:s/>"2" + "2");</text:span></text:span></text:p>
      <text:p text:style-name="Preformatted_20_Text"><text:span text:style-name="Source_20_Text"><text:span text:style-name="T120">console.log(1 + <text:s/>+"2" + "2");</text:span></text:span></text:p>
      <text:p text:style-name="Preformatted_20_Text"><text:span text:style-name="Source_20_Text"><text:span text:style-name="T120">console.log(1 + <text:s/>-"1" + "2");</text:span></text:span></text:p>
      <text:p text:style-name="Preformatted_20_Text"><text:span text:style-name="Source_20_Text"><text:span text:style-name="T120">console.log(+"1" + <text:s/>"1" + "2");</text:span></text:span></text:p>
      <text:p text:style-name="Preformatted_20_Text"><text:span text:style-name="Source_20_Text"><text:span text:style-name="T120">console.log( "A" - "B" + "2");</text:span></text:span></text:p>
      <text:p text:style-name="Preformatted_20_Text"><text:span text:style-name="Source_20_Text"><text:span text:style-name="T120">console.log( "A" - "B" + 2);</text:span></text:span></text:p>
      <text:p text:style-name="P52"/>
      <text:p text:style-name="P61">The above code will output the following to the console:</text:p>
      <text:p text:style-name="P14"><text:span text:style-name="Source_20_Text"><text:span text:style-name="T5">"122"</text:span></text:span></text:p>
      <text:p text:style-name="P21"><text:span text:style-name="Source_20_Text"><text:span text:style-name="T5">"32"</text:span></text:span></text:p>
      <text:p text:style-name="P21"><text:span text:style-name="Source_20_Text"><text:span text:style-name="T5">"02"</text:span></text:span></text:p>
      <text:p text:style-name="P21"><text:span text:style-name="Source_20_Text"><text:span text:style-name="T5">"112"</text:span></text:span></text:p>
      <text:p text:style-name="P21"><text:span text:style-name="Source_20_Text"><text:span text:style-name="T5">"NaN2"</text:span></text:span></text:p>
      <text:p text:style-name="P21"><text:span text:style-name="Source_20_Text"><text:span text:style-name="T5">NaN</text:span></text:span></text:p>
      <text:p text:style-name="P21"><text:span text:style-name="Source_20_Text"><text:span text:style-name="T5"/></text:span></text:p>
      <text:p text:style-name="P61">Here’s why…</text:p>
      <text:p text:style-name="P61">The fundamental issue here is that JavaScript (ECMAScript) is a loosely typed language and it performs automatic type conversion on values to accommodate the operation being performed. Let’s see how this plays out with each of the above examples.</text:p>
      <text:p text:style-name="P67"/>
      <text:p text:style-name="P11"><text:span text:style-name="Strong_20_Emphasis"><text:span text:style-name="T10">Example 1:</text:span></text:span><text:span text:style-name="T1"> </text:span><text:span text:style-name="Source_20_Text"><text:span text:style-name="T5">1 + "2" + "2"</text:span></text:span><text:span text:style-name="T1"> </text:span><text:span text:style-name="Strong_20_Emphasis"><text:span text:style-name="T10">Outputs:</text:span></text:span><text:span text:style-name="T1"> </text:span><text:span text:style-name="Source_20_Text"><text:span text:style-name="T5">"122"</text:span></text:span><text:span text:style-name="T1"> </text:span><text:span text:style-name="Strong_20_Emphasis"><text:span text:style-name="T10">Explanation:</text:span></text:span><text:span text:style-name="T1"> The first operation to be performed in </text:span><text:span text:style-name="Source_20_Text"><text:span text:style-name="T5">1 + "2"</text:span></text:span><text:span text:style-name="T1">. Since one of the operands (</text:span><text:span text:style-name="Source_20_Text"><text:span text:style-name="T5">"2"</text:span></text:span><text:span text:style-name="T1">) is a string, JavaScript assumes it needs to perform string concatenation and therefore converts the type of </text:span><text:span text:style-name="Source_20_Text"><text:span text:style-name="T5">1</text:span></text:span><text:span text:style-name="T1"> to </text:span><text:span text:style-name="Source_20_Text"><text:span text:style-name="T5">"1"</text:span></text:span><text:span text:style-name="T1">, </text:span><text:span text:style-name="Source_20_Text"><text:span text:style-name="T5">1 + "2"</text:span></text:span><text:span text:style-name="T1"> yields </text:span><text:span text:style-name="Source_20_Text"><text:span text:style-name="T5">"12"</text:span></text:span><text:span text:style-name="T1">. Then, </text:span><text:span text:style-name="Source_20_Text"><text:span text:style-name="T5">"12" + "2"</text:span></text:span><text:span text:style-name="T1"> yields </text:span><text:span text:style-name="Source_20_Text"><text:span text:style-name="T5">"122"</text:span></text:span><text:span text:style-name="T1">.</text:span></text:p>
      <text:p text:style-name="P67"/>
      <text:p text:style-name="P11"><text:span text:style-name="Strong_20_Emphasis"><text:span text:style-name="T10">Example 2:</text:span></text:span><text:span text:style-name="T1"> </text:span><text:span text:style-name="Source_20_Text"><text:span text:style-name="T5">1 + +"2" + "2"</text:span></text:span><text:span text:style-name="T1"> </text:span><text:span text:style-name="Strong_20_Emphasis"><text:span text:style-name="T10">Outputs:</text:span></text:span><text:span text:style-name="T1"> </text:span><text:span text:style-name="Source_20_Text"><text:span text:style-name="T5">"32"</text:span></text:span><text:span text:style-name="T1"> </text:span><text:span text:style-name="Strong_20_Emphasis"><text:span text:style-name="T10">Explanation:</text:span></text:span><text:span text:style-name="T1"> Based on order of operations, the first operation to be performed is </text:span><text:span text:style-name="Source_20_Text"><text:span text:style-name="T5">+"2"</text:span></text:span><text:span text:style-name="T1"> (the extra </text:span><text:span text:style-name="Source_20_Text"><text:span text:style-name="T5">+</text:span></text:span><text:span text:style-name="T1"> before the first </text:span><text:span text:style-name="Source_20_Text"><text:span text:style-name="T5">"2"</text:span></text:span><text:span text:style-name="T1"> is treated as a unary operator). Thus, JavaScript converts the type of </text:span><text:span text:style-name="Source_20_Text"><text:span text:style-name="T5">"2"</text:span></text:span><text:span text:style-name="T1"> to numeric and then applies the unary </text:span><text:span text:style-name="Source_20_Text"><text:span text:style-name="T5">+</text:span></text:span><text:span text:style-name="T1"> sign to it (i.e., treats it as a positive number). As a result, the next operation is now </text:span><text:span text:style-name="Source_20_Text"><text:span text:style-name="T5">1 + 2</text:span></text:span><text:span text:style-name="T1"> which of course yields </text:span><text:span text:style-name="Source_20_Text"><text:span text:style-name="T5">3</text:span></text:span><text:span text:style-name="T1">. But then, we have an operation between a number and a string (i.e., </text:span><text:span text:style-name="Source_20_Text"><text:span text:style-name="T5">3</text:span></text:span><text:span text:style-name="T1"> and </text:span><text:span text:style-name="Source_20_Text"><text:span text:style-name="T5">"2"</text:span></text:span><text:span text:style-name="T1">), so once again JavaScript converts the type of the numeric value to a string and performs string concatenation, yielding </text:span><text:span text:style-name="Source_20_Text"><text:span text:style-name="T5">"32"</text:span></text:span><text:span text:style-name="T1">.</text:span></text:p>
      <text:p text:style-name="P67"/>
      <text:p text:style-name="P11"><text:span text:style-name="Strong_20_Emphasis"><text:span text:style-name="T10">Example 3:</text:span></text:span><text:span text:style-name="T1"> </text:span><text:span text:style-name="Source_20_Text"><text:span text:style-name="T5">1 + -"1" + "2"</text:span></text:span><text:span text:style-name="T1"> </text:span><text:span text:style-name="Strong_20_Emphasis"><text:span text:style-name="T10">Outputs:</text:span></text:span><text:span text:style-name="T1"> </text:span><text:span text:style-name="Source_20_Text"><text:span text:style-name="T5">"02"</text:span></text:span><text:span text:style-name="T1"> </text:span><text:span text:style-name="Strong_20_Emphasis"><text:span text:style-name="T10">Explanation:</text:span></text:span><text:span text:style-name="T1"> The explanation here is identical to the prior example, except the unary operator is </text:span><text:span text:style-name="Source_20_Text"><text:span text:style-name="T5">-</text:span></text:span><text:span text:style-name="T1"> rather than </text:span><text:span text:style-name="Source_20_Text"><text:span text:style-name="T5">+</text:span></text:span><text:span text:style-name="T1">. So </text:span><text:span text:style-name="Source_20_Text"><text:span text:style-name="T5">"1"</text:span></text:span><text:span text:style-name="T1"> becomes </text:span><text:span text:style-name="Source_20_Text"><text:span text:style-name="T5">1</text:span></text:span><text:span text:style-name="T1">, which then becomes </text:span><text:span text:style-name="Source_20_Text"><text:span text:style-name="T5">-1</text:span></text:span><text:span text:style-name="T1"> when the </text:span><text:span text:style-name="Source_20_Text"><text:span text:style-name="T5">-</text:span></text:span><text:span text:style-name="T1"> is applied, which is then added to </text:span><text:span text:style-name="Source_20_Text"><text:span text:style-name="T5">1</text:span></text:span><text:span text:style-name="T1">yielding </text:span><text:span text:style-name="Source_20_Text"><text:span text:style-name="T5">0</text:span></text:span><text:span text:style-name="T1">, which is then converted to a string and concatenated with the final </text:span><text:span text:style-name="Source_20_Text"><text:span text:style-name="T5">"2"</text:span></text:span><text:span text:style-name="T1"> operand, yielding </text:span><text:span text:style-name="Source_20_Text"><text:span text:style-name="T5">"02"</text:span></text:span><text:span text:style-name="T1">.</text:span></text:p>
      <text:p text:style-name="P67"/>
      <text:p text:style-name="P11"><text:span text:style-name="Strong_20_Emphasis"><text:span text:style-name="T10">Example 4:</text:span></text:span><text:span text:style-name="T1"> </text:span><text:span text:style-name="Source_20_Text"><text:span text:style-name="T5">+"1" + "1" + "2"</text:span></text:span><text:span text:style-name="T1"> </text:span><text:span text:style-name="Strong_20_Emphasis"><text:span text:style-name="T10">Outputs:</text:span></text:span><text:span text:style-name="T1"> </text:span><text:span text:style-name="Source_20_Text"><text:span text:style-name="T5">"112"</text:span></text:span><text:span text:style-name="T1"> </text:span><text:span text:style-name="Strong_20_Emphasis"><text:span text:style-name="T10">Explanation:</text:span></text:span><text:span text:style-name="T1"> Although the first </text:span><text:span text:style-name="Source_20_Text"><text:span text:style-name="T5">"1"</text:span></text:span><text:span text:style-name="T1"> operand is typecast to a numeric value based on the unary </text:span><text:span text:style-name="Source_20_Text"><text:span text:style-name="T5">+</text:span></text:span><text:span text:style-name="T1"> operator that precedes it, it is then immediately converted back to a string when it is concatenated with the second </text:span><text:span text:style-name="Source_20_Text"><text:span text:style-name="T5">"1"</text:span></text:span><text:span text:style-name="T1"> operand, which is then concatenated with the final </text:span><text:span text:style-name="Source_20_Text"><text:span text:style-name="T5">"2"</text:span></text:span><text:span text:style-name="T1"> operand, yielding the string </text:span><text:span text:style-name="Source_20_Text"><text:span text:style-name="T5">"112"</text:span></text:span><text:span text:style-name="T1">.</text:span></text:p>
      <text:p text:style-name="P67"><text:soft-page-break/></text:p>
      <text:p text:style-name="P11"><text:span text:style-name="Strong_20_Emphasis"><text:span text:style-name="T10">Example 5:</text:span></text:span><text:span text:style-name="T1"> </text:span><text:span text:style-name="Source_20_Text"><text:span text:style-name="T5">"A" - "B" + "2"</text:span></text:span><text:span text:style-name="T1"> </text:span><text:span text:style-name="Strong_20_Emphasis"><text:span text:style-name="T10">Outputs:</text:span></text:span><text:span text:style-name="T1"> </text:span><text:span text:style-name="Source_20_Text"><text:span text:style-name="T5">"NaN2"</text:span></text:span><text:span text:style-name="T1"> </text:span><text:span text:style-name="Strong_20_Emphasis"><text:span text:style-name="T10">Explanation:</text:span></text:span><text:span text:style-name="T1"> Since the </text:span><text:span text:style-name="Source_20_Text"><text:span text:style-name="T5">-</text:span></text:span><text:span text:style-name="T1"> operator can not be applied to strings, and since neither </text:span><text:span text:style-name="Source_20_Text"><text:span text:style-name="T5">"A"</text:span></text:span><text:span text:style-name="T1"> nor </text:span><text:span text:style-name="Source_20_Text"><text:span text:style-name="T5">"B"</text:span></text:span><text:span text:style-name="T1"> can be converted to numeric values, </text:span><text:span text:style-name="Source_20_Text"><text:span text:style-name="T5">"A" - "B"</text:span></text:span><text:span text:style-name="T1"> yields </text:span><text:span text:style-name="Source_20_Text"><text:span text:style-name="T5">NaN</text:span></text:span><text:span text:style-name="T1"> which is then concatenated with the string </text:span><text:span text:style-name="Source_20_Text"><text:span text:style-name="T5">"2"</text:span></text:span><text:span text:style-name="T1"> to yield “NaN2”.</text:span></text:p>
      <text:p text:style-name="P67"/>
      <text:p text:style-name="Text_20_body"><text:span text:style-name="Strong_20_Emphasis"><text:span text:style-name="T10">Example 6:</text:span></text:span><text:span text:style-name="T1"> </text:span><text:span text:style-name="Source_20_Text"><text:span text:style-name="T5">"A" - "B" + 2</text:span></text:span><text:span text:style-name="T1"> </text:span><text:span text:style-name="Strong_20_Emphasis"><text:span text:style-name="T10">Outputs:</text:span></text:span><text:span text:style-name="T1"> </text:span><text:span text:style-name="Source_20_Text"><text:span text:style-name="T5">NaN</text:span></text:span><text:span text:style-name="T1"> </text:span><text:span text:style-name="Strong_20_Emphasis"><text:span text:style-name="T10">Explanation:</text:span></text:span><text:span text:style-name="T1"> As ex</text:span><text:span text:style-name="T4">p</text:span><text:span text:style-name="T1">lained in the previous example, </text:span><text:span text:style-name="Source_20_Text"><text:span text:style-name="T5">"A" - "B"</text:span></text:span><text:span text:style-name="T1"> yields </text:span><text:span text:style-name="Source_20_Text"><text:span text:style-name="T5">NaN</text:span></text:span><text:span text:style-name="T1">. But any operator applied to NaN with any other numeric operand will still yield </text:span><text:span text:style-name="Source_20_Text"><text:span text:style-name="T5">NaN</text:span></text:span><text:span text:style-name="T1">.</text:span></text:p>
      <text:p text:style-name="P51">The following recursive code will cause a stack overflow if the array list is too large. How can you fix this and still retain the recursive pattern?</text:p>
      <text:p text:style-name="Preformatted_20_Text"><text:span text:style-name="Source_20_Text"><text:span text:style-name="T129">var list = readHugeList();</text:span></text:span></text:p>
      <text:p text:style-name="P127"/>
      <text:p text:style-name="Preformatted_20_Text"><text:span text:style-name="Source_20_Text"><text:span text:style-name="T129">var nextListItem = function() {</text:span></text:span></text:p>
      <text:p text:style-name="Preformatted_20_Text"><text:span text:style-name="Source_20_Text"><text:span text:style-name="T129"><text:s text:c="4"/>var item = list.pop();</text:span></text:span></text:p>
      <text:p text:style-name="P127"/>
      <text:p text:style-name="Preformatted_20_Text"><text:span text:style-name="Source_20_Text"><text:span text:style-name="T129"><text:s text:c="4"/>if (item) {</text:span></text:span></text:p>
      <text:p text:style-name="Preformatted_20_Text"><text:span text:style-name="Source_20_Text"><text:span text:style-name="T129"><text:s text:c="8"/>// process the list item...</text:span></text:span></text:p>
      <text:p text:style-name="Preformatted_20_Text"><text:span text:style-name="Source_20_Text"><text:span text:style-name="T129"><text:s text:c="8"/>nextListItem();</text:span></text:span></text:p>
      <text:p text:style-name="Preformatted_20_Text"><text:span text:style-name="Source_20_Text"><text:span text:style-name="T129"><text:s text:c="4"/>}</text:span></text:span></text:p>
      <text:p text:style-name="Preformatted_20_Text"><text:span text:style-name="Source_20_Text"><text:span text:style-name="T129">};</text:span></text:span></text:p>
      <text:p text:style-name="P52"/>
      <text:p text:style-name="P3"><text:span text:style-name="T120">The potential stack overflow can be avoided by modifying the </text:span><text:span text:style-name="Source_20_Text"><text:span text:style-name="T120">nextListItem</text:span></text:span><text:span text:style-name="T120"> function as follows:</text:span></text:p>
      <text:p text:style-name="Preformatted_20_Text"><text:span text:style-name="Source_20_Text"><text:span text:style-name="T120">var list = readHugeList();</text:span></text:span></text:p>
      <text:p text:style-name="P109"/>
      <text:p text:style-name="Preformatted_20_Text"><text:span text:style-name="Source_20_Text"><text:span text:style-name="T120">var nextListItem = function() {</text:span></text:span></text:p>
      <text:p text:style-name="Preformatted_20_Text"><text:span text:style-name="Source_20_Text"><text:span text:style-name="T120"><text:s text:c="4"/>var item = list.pop();</text:span></text:span></text:p>
      <text:p text:style-name="P109"/>
      <text:p text:style-name="Preformatted_20_Text"><text:span text:style-name="Source_20_Text"><text:span text:style-name="T120"><text:s text:c="4"/>if (item) {</text:span></text:span></text:p>
      <text:p text:style-name="Preformatted_20_Text"><text:span text:style-name="Source_20_Text"><text:span text:style-name="T120"><text:s text:c="8"/>// process the list item...</text:span></text:span></text:p>
      <text:p text:style-name="Preformatted_20_Text"><text:span text:style-name="Source_20_Text"><text:span text:style-name="T120"><text:s text:c="8"/>setTimeout( nextListItem, 0);</text:span></text:span></text:p>
      <text:p text:style-name="Preformatted_20_Text"><text:span text:style-name="Source_20_Text"><text:span text:style-name="T120"><text:s text:c="4"/>}</text:span></text:span></text:p>
      <text:p text:style-name="Preformatted_20_Text"><text:span text:style-name="Source_20_Text"><text:span text:style-name="T120">};</text:span></text:span></text:p>
      <text:p text:style-name="Preformatted_20_Text"><text:span text:style-name="Source_20_Text"><text:span text:style-name="T120"/></text:span></text:p>
      <text:p text:style-name="P3"><text:span text:style-name="T120">The stack overflow is eliminated because the </text:span><text:span text:style-name="T192">event loop</text:span><text:span text:style-name="T120"> handles the recursion, not the </text:span><text:span text:style-name="T150">call stack</text:span><text:span text:style-name="T120">. When </text:span><text:span text:style-name="Source_20_Text"><text:span text:style-name="T120">nextListItem</text:span></text:span><text:span text:style-name="T120"> runs, if </text:span><text:span text:style-name="Source_20_Text"><text:span text:style-name="T120">item</text:span></text:span><text:span text:style-name="T120"> is not null, the timeout function (</text:span><text:span text:style-name="Source_20_Text"><text:span text:style-name="T120">nextListItem</text:span></text:span><text:span text:style-name="T120">) is pushed to the </text:span><text:span text:style-name="T189">event queue</text:span><text:span text:style-name="T120"> and the function exits, thereby leaving the call stack clear. When the event queue runs its </text:span><text:span text:style-name="T189">timed-out event</text:span><text:span text:style-name="T120">, the next </text:span><text:span text:style-name="Source_20_Text"><text:span text:style-name="T120">item</text:span></text:span><text:span text:style-name="T120"> is processed and a timer is set to again invoke </text:span><text:span text:style-name="Source_20_Text"><text:span text:style-name="T120">nextListItem</text:span></text:span><text:span text:style-name="T120">. Accordingly, the method is processed from start to finish without a direct recursive call, so the call stack remains clear, regardless of the number of iterations.</text:span></text:p>
      <text:p text:style-name="P52"/>
      <text:p text:style-name="P80">What is a “closure” in JavaScript? Provide an example.</text:p>
      <text:p text:style-name="P43">A closure is an inner function that has access to the variables in the outer (enclosing) function’s scope chain. The closure has access to variables in three scopes; specifically: </text:p>
      <text:list xml:id="list3075395997753191720" text:style-name="L3">
        <text:list-item>
          <text:p text:style-name="P44">variable in its own scope,</text:p>
        </text:list-item>
        <text:list-item>
          <text:p text:style-name="P44">variables in the enclosing function’s scope, and </text:p>
        </text:list-item>
        <text:list-item>
          <text:p text:style-name="P44">global variables.</text:p>
        </text:list-item>
      </text:list>
      <text:p text:style-name="P61">Here is a simple example:</text:p>
      <text:p text:style-name="P61"/>
      <text:p text:style-name="Preformatted_20_Text"><text:span text:style-name="Source_20_Text"><text:span text:style-name="T120">var globalVar = "xyz";</text:span></text:span></text:p>
      <text:p text:style-name="P109"/>
      <text:p text:style-name="Preformatted_20_Text"><text:span text:style-name="Source_20_Text"><text:span text:style-name="T120">(function outerFunc(outerArg) {</text:span></text:span></text:p>
      <text:p text:style-name="Preformatted_20_Text"><text:span text:style-name="Source_20_Text"><text:span text:style-name="T120"><text:s text:c="2"/>var outerVar = 'a';</text:span></text:span></text:p>
      <text:p text:style-name="Preformatted_20_Text"><text:span text:style-name="Source_20_Text"><text:span text:style-name="T120"><text:s text:c="2"/></text:span></text:span></text:p>
      <text:p text:style-name="Preformatted_20_Text"><text:span text:style-name="Source_20_Text"><text:span text:style-name="T120"><text:s text:c="2"/>(function innerFunc(innerArg) {</text:span></text:span></text:p>
      <text:p text:style-name="Preformatted_20_Text"><text:span text:style-name="Source_20_Text"><text:span text:style-name="T120"><text:s text:c="4"/>var innerVar = 'b';</text:span></text:span></text:p>
      <text:p text:style-name="Preformatted_20_Text"><text:span text:style-name="Source_20_Text"><text:span text:style-name="T120"><text:s text:c="4"/></text:span></text:span></text:p>
      <text:p text:style-name="Preformatted_20_Text"><text:span text:style-name="Source_20_Text"><text:span text:style-name="T120"><text:s text:c="4"/>console.log(</text:span></text:span></text:p>
      <text:p text:style-name="Preformatted_20_Text"><text:span text:style-name="Source_20_Text"><text:span text:style-name="T120"><text:s text:c="6"/>"outerArg = " + outerArg + "\n" +</text:span></text:span></text:p>
      <text:p text:style-name="Preformatted_20_Text"><text:span text:style-name="Source_20_Text"><text:span text:style-name="T120"><text:s text:c="6"/>"innerArg = " + innerArg + "\n" +</text:span></text:span></text:p>
      <text:p text:style-name="Preformatted_20_Text"><text:span text:style-name="Source_20_Text"><text:span text:style-name="T120"><text:s text:c="6"/>"outerVar = " + outerVar + "\n" +</text:span></text:span></text:p>
      <text:p text:style-name="Preformatted_20_Text"><text:span text:style-name="Source_20_Text"><text:span text:style-name="T120"><text:s text:c="6"/>"innerVar = " + innerVar + "\n" +</text:span></text:span></text:p>
      <text:p text:style-name="Preformatted_20_Text"><text:span text:style-name="Source_20_Text"><text:span text:style-name="T120"><text:s text:c="6"/>"globalVar = " + globalVar);</text:span></text:span></text:p>
      <text:p text:style-name="Preformatted_20_Text"><text:span text:style-name="Source_20_Text"><text:span text:style-name="T120"><text:s text:c="4"/></text:span></text:span></text:p>
      <text:p text:style-name="Preformatted_20_Text"><text:span text:style-name="Source_20_Text"><text:span text:style-name="T120"><text:s text:c="2"/>})(456);</text:span></text:span></text:p>
      <text:p text:style-name="Preformatted_20_Text"><text:span text:style-name="Source_20_Text"><text:span text:style-name="T120">})(123);</text:span></text:span></text:p>
      <text:p text:style-name="Preformatted_20_Text"><text:span text:style-name="Source_20_Text"><text:span text:style-name="T120"/></text:span></text:p>
      <text:p text:style-name="P8"><text:span text:style-name="T1">In the above example, variables from </text:span><text:span text:style-name="Source_20_Text"><text:span text:style-name="T5">innerFunc</text:span></text:span><text:span text:style-name="T1">, </text:span><text:span text:style-name="Source_20_Text"><text:span text:style-name="T5">outerFunc</text:span></text:span><text:span text:style-name="T1">, and the global namespace are </text:span><text:span text:style-name="Strong_20_Emphasis"><text:span text:style-name="T10">all</text:span></text:span><text:span text:style-name="T1"> in scope in the </text:span><text:span text:style-name="Source_20_Text"><text:span text:style-name="T5">innerFunc</text:span></text:span><text:span text:style-name="T1">. The above code will therefore produce the following output:</text:span></text:p>
      <text:p text:style-name="Preformatted_20_Text"><text:span text:style-name="Source_20_Text"><text:span text:style-name="T120">outerArg = 123</text:span></text:span></text:p>
      <text:p text:style-name="Preformatted_20_Text"><text:span text:style-name="Source_20_Text"><text:span text:style-name="T120">innerArg = 456</text:span></text:span></text:p>
      <text:p text:style-name="Preformatted_20_Text"><text:span text:style-name="Source_20_Text"><text:span text:style-name="T120">outerVar = a</text:span></text:span></text:p>
      <text:p text:style-name="Preformatted_20_Text"><text:span text:style-name="Source_20_Text"><text:span text:style-name="T120">innerVar = b</text:span></text:span></text:p>
      <text:p text:style-name="Preformatted_20_Text"><text:span text:style-name="Source_20_Text"><text:span text:style-name="T120">globalVar = xyz</text:span></text:span></text:p>
      <text:p text:style-name="P109"/>
      <text:p text:style-name="P114"/>
      <text:p text:style-name="P29"><text:span text:style-name="Source_20_Text"><text:span text:style-name="T153">What will be the output of the following code:</text:span></text:span></text:p>
      <text:p text:style-name="P125"/>
      <text:p text:style-name="P29"><text:span text:style-name="Source_20_Text"><text:span text:style-name="T153">for (var i = 0; i &lt; 5; i++) {</text:span></text:span></text:p>
      <text:p text:style-name="P29"><text:span text:style-name="Source_20_Text"><text:span text:style-name="T153"><text:s text:c="2"/>setTimeout(function() { console.log(i); }, i * 1000 );</text:span></text:span></text:p>
      <text:p text:style-name="P29"><text:span text:style-name="Source_20_Text"><text:span text:style-name="T153">}</text:span></text:span></text:p>
      <text:p text:style-name="P29"><text:span text:style-name="Source_20_Text"><text:span text:style-name="T153">Explain your answer. How could the use of closures help here?</text:span></text:span></text:p>
      <text:p text:style-name="P114"/>
      <text:p text:style-name="P4"><text:span text:style-name="T1">The code sample shown will </text:span><text:span text:style-name="Strong_20_Emphasis"><text:span text:style-name="Emphasis"><text:span text:style-name="T13">not</text:span></text:span></text:span><text:span text:style-name="T1"> display the values 0, 1, 2, 3, and 4 as might be expected; rather, it will display 5, 5, 5, 5, and 5.</text:span></text:p>
      <text:p text:style-name="P11"><text:span text:style-name="T1">The reason for this is that each function executed within the loop will be executed </text:span><text:span text:style-name="Emphasis"><text:span text:style-name="T12">after</text:span></text:span><text:span text:style-name="T1"> the entire loop has completed and </text:span><text:span text:style-name="Emphasis"><text:span text:style-name="T12">all</text:span></text:span><text:span text:style-name="T1"> will therefore reference the </text:span><text:span text:style-name="Emphasis"><text:span text:style-name="T12">last</text:span></text:span><text:span text:style-name="T1"> value stored in </text:span><text:span text:style-name="Source_20_Text"><text:span text:style-name="T5">i</text:span></text:span><text:span text:style-name="T1">, which was 5. </text:span><text:a xlink:type="simple" xlink:href="https://developer.mozilla.org/en-US/docs/Web/JavaScript/Closures" office:target-frame-name="_blank" xlink:show="new"><text:span text:style-name="Strong_20_Emphasis"><text:span text:style-name="T59">Closures</text:span></text:span></text:a><text:span text:style-name="T1"> can be used to prevent this problem by creating a unique scope for each iteration, storing each unique value of the variable within its scope, as follows:</text:span></text:p>
      <text:p text:style-name="P69"/>
      <text:p text:style-name="P62"><text:soft-page-break/></text:p>
      <text:p text:style-name="P109"/>
      <text:p text:style-name="Preformatted_20_Text"><text:span text:style-name="Source_20_Text"><text:span text:style-name="T120">for (var i = 0; i &lt; 5; i++) {</text:span></text:span></text:p>
      <text:p text:style-name="Preformatted_20_Text"><text:span text:style-name="Source_20_Text"><text:span text:style-name="T120"><text:s text:c="8"/>(function(x) {</text:span></text:span></text:p>
      <text:p text:style-name="Preformatted_20_Text"><text:span text:style-name="Source_20_Text"><text:span text:style-name="T120"><text:s text:c="8"/>setTimeout(function() { console.log(x); }, x * 1000 );</text:span></text:span></text:p>
      <text:p text:style-name="Preformatted_20_Text"><text:span text:style-name="Source_20_Text"><text:span text:style-name="T120"><text:s text:c="4"/>})(i);</text:span></text:span></text:p>
      <text:p text:style-name="Preformatted_20_Text"><text:span text:style-name="Source_20_Text"><text:span text:style-name="T120">}</text:span></text:span></text:p>
      <text:p text:style-name="Preformatted_20_Text"><text:span text:style-name="Source_20_Text"><text:span text:style-name="T120"/></text:span></text:p>
      <text:p text:style-name="P61">This will produce the presumably desired result of logging 0, 1, 2, 3, and 4 to the console.</text:p>
      <text:p text:style-name="P114"/>
      <text:p text:style-name="P114"/>
      <text:p text:style-name="P30"><text:span text:style-name="Source_20_Text"><text:span text:style-name="T154">What would the following lines of code output to the console?</text:span></text:span></text:p>
      <text:p text:style-name="P126"/>
      <text:p text:style-name="P30"><text:span text:style-name="Source_20_Text"><text:span text:style-name="T154">console.log("0 || 1 = "+(0 || 1));</text:span></text:span></text:p>
      <text:p text:style-name="P30"><text:span text:style-name="Source_20_Text"><text:span text:style-name="T154">console.log("1 || 2 = "+(1 || 2));</text:span></text:span></text:p>
      <text:p text:style-name="P30"><text:span text:style-name="Source_20_Text"><text:span text:style-name="T154">console.log("0 &amp;&amp; 1 = "+(0 &amp;&amp; 1));</text:span></text:span></text:p>
      <text:p text:style-name="P30"><text:span text:style-name="Source_20_Text"><text:span text:style-name="T154">console.log("1 &amp;&amp; 2 = "+(1 &amp;&amp; 2));</text:span></text:span></text:p>
      <text:p text:style-name="P30"><text:span text:style-name="Source_20_Text"><text:span text:style-name="T154">Explain your answer.</text:span></text:span></text:p>
      <text:p text:style-name="P115"/>
      <text:p text:style-name="P30"><text:span text:style-name="Source_20_Text"><text:span text:style-name="T121">The code will output the following four lines:</text:span></text:span></text:p>
      <text:p text:style-name="P115"/>
      <text:p text:style-name="P30"><text:span text:style-name="Source_20_Text"><text:span text:style-name="T121">0 || 1 = 1</text:span></text:span></text:p>
      <text:p text:style-name="P30"><text:span text:style-name="Source_20_Text"><text:span text:style-name="T121">1 || 2 = 1</text:span></text:span></text:p>
      <text:p text:style-name="P30"><text:span text:style-name="Source_20_Text"><text:span text:style-name="T121">0 &amp;&amp; 1 = 0</text:span></text:span></text:p>
      <text:p text:style-name="P30"><text:span text:style-name="Source_20_Text"><text:span text:style-name="T121">1 &amp;&amp; 2 = 2</text:span></text:span></text:p>
      <text:p text:style-name="P30"><text:span text:style-name="Source_20_Text"><text:span text:style-name="T121"/></text:span></text:p>
      <text:p text:style-name="P24"><text:span text:style-name="Source_20_Text"><text:span text:style-name="T121">In JavaScript, both || and &amp;&amp; are logical operators that return the </text:span></text:span><text:span text:style-name="Source_20_Text"><text:span text:style-name="T124">first fully-determined</text:span></text:span><text:span text:style-name="Source_20_Text"><text:span text:style-name="T121"> “logical value” when evaluated from left to right.</text:span></text:span></text:p>
      <text:p text:style-name="P115"/>
      <text:p text:style-name="P24"><text:span text:style-name="Source_20_Text"><text:span text:style-name="T121">The or (||) operator. In an expression of the form X||Y, </text:span></text:span><text:span text:style-name="Source_20_Text"><text:span text:style-name="T124">X is first evaluated and interpreted as a boolean value.</text:span></text:span><text:span text:style-name="Source_20_Text"><text:span text:style-name="T121"> If this boolean value is true, then true (1) is returned and Y is not evaluated, since the “or” condition has already been satisfied. If this boolean value is “false”, though, we still don’t know if X||Y is true or false until we evaluate Y, and interpret it as a boolean value as well.</text:span></text:span></text:p>
      <text:p text:style-name="P115"/>
      <text:p text:style-name="P30"><text:span text:style-name="Source_20_Text"><text:span text:style-name="T121">Accordingly, 0 || 1 evaluates to true (1), as does 1 || 2.</text:span></text:span></text:p>
      <text:p text:style-name="P115"/>
      <text:p text:style-name="P24"><text:span text:style-name="Source_20_Text"><text:span text:style-name="T121">The and (&amp;&amp;) operator. In an expression of the form X&amp;&amp;Y, X is first evaluated and interpreted as a boolean value. If this boolean value is false, then false (0) is returned and Y is not evaluated, since the “and” condition has already failed. If this boolean value is “true”, though, we still don’t know if X&amp;&amp;Y is true or false until we evaluate Y, and interpret it as a boolean value as well.</text:span></text:span></text:p>
      <text:p text:style-name="P115"/>
      <text:p text:style-name="P24"><text:span text:style-name="Source_20_Text"><text:span text:style-name="T121">However, the interesting thing with the &amp;&amp; operator is that when an expression is evaluated as “true”, then the expression itself is returned. This is fine, since it counts as “true” in logical expressions, but also can be used to return that value when you care to do so. This explains why, somewhat surprisingly, 1 &amp;&amp; 2 returns 2 (whereas you might it expect it to return true or 1).</text:span></text:span></text:p>
      <text:p text:style-name="P111"/>
      <text:p text:style-name="P25"><text:span text:style-name="Source_20_Text"><text:span text:style-name="T155">What will be the output when the following code is executed? Explain.</text:span></text:span></text:p>
      <text:p text:style-name="P124"/>
      <text:p text:style-name="P25"><text:span text:style-name="Source_20_Text"><text:span text:style-name="T155">console.log(false == '0')</text:span></text:span></text:p>
      <text:p text:style-name="P25"><text:span text:style-name="Source_20_Text"><text:span text:style-name="T155">console.log(false === '0')</text:span></text:span></text:p>
      <text:p text:style-name="P45"/>
      <text:p text:style-name="P45">The code will output:</text:p>
      <text:p text:style-name="Preformatted_20_Text"><text:soft-page-break/><text:span text:style-name="Source_20_Text"><text:span text:style-name="T120">true</text:span></text:span></text:p>
      <text:p text:style-name="Preformatted_20_Text"><text:span text:style-name="Source_20_Text"><text:span text:style-name="T120">false</text:span></text:span></text:p>
      <text:p text:style-name="P13"><text:span text:style-name="T70">In JavaScript, there are two sets of equality operators. The triple-equal operator </text:span><text:span text:style-name="Source_20_Text"><text:span text:style-name="T69">===</text:span></text:span><text:span text:style-name="T70"> behaves like any traditional equality operator would: evaluates to true if the two expressions on either of its sides </text:span><text:span text:style-name="T72">have the same type and the same value.</text:span><text:span text:style-name="T70"> The double-equal operator, however, tries to coerce the values before comparing them. It is therefore generally good practice to use the </text:span><text:span text:style-name="Source_20_Text"><text:span text:style-name="T69">===</text:span></text:span><text:span text:style-name="T70"> rather than </text:span><text:span text:style-name="Source_20_Text"><text:span text:style-name="T69">==</text:span></text:span><text:span text:style-name="T70">. The same holds true for </text:span><text:span text:style-name="Source_20_Text"><text:span text:style-name="T69">!==</text:span></text:span><text:span text:style-name="T70"> vs </text:span><text:span text:style-name="Source_20_Text"><text:span text:style-name="T69">!=</text:span></text:span><text:span text:style-name="T70">.</text:span></text:p>
      <text:p text:style-name="P112"/>
      <text:p text:style-name="P26"><text:span text:style-name="Source_20_Text"><text:span text:style-name="T130">What is the output out of the following code? Explain your answer.</text:span></text:span></text:p>
      <text:p text:style-name="P128"/>
      <text:p text:style-name="P26"><text:span text:style-name="Source_20_Text"><text:span text:style-name="T130">var a={},</text:span></text:span></text:p>
      <text:p text:style-name="P26"><text:span text:style-name="Source_20_Text"><text:span text:style-name="T130"><text:s text:c="4"/>b={key:'b'},</text:span></text:span></text:p>
      <text:p text:style-name="P26"><text:span text:style-name="Source_20_Text"><text:span text:style-name="T130"><text:s text:c="4"/>c={key:'c'};</text:span></text:span></text:p>
      <text:p text:style-name="P128"/>
      <text:p text:style-name="P26"><text:span text:style-name="Source_20_Text"><text:span text:style-name="T130">a[b]=123;</text:span></text:span></text:p>
      <text:p text:style-name="P26"><text:span text:style-name="Source_20_Text"><text:span text:style-name="T130">a[c]=456;</text:span></text:span></text:p>
      <text:p text:style-name="P128"/>
      <text:p text:style-name="P26"><text:span text:style-name="Source_20_Text"><text:span text:style-name="T130">console.log(a[b]);</text:span></text:span></text:p>
      <text:p text:style-name="P26"><text:span text:style-name="Source_20_Text"><text:span text:style-name="T146"/></text:span></text:p>
      <text:p text:style-name="P5"><text:span text:style-name="T70">The output of this code will be </text:span><text:span text:style-name="Source_20_Text"><text:span text:style-name="T69">456</text:span></text:span><text:span text:style-name="T70"> (</text:span><text:span text:style-name="Emphasis"><text:span text:style-name="T75">not</text:span></text:span><text:span text:style-name="T70"> </text:span><text:span text:style-name="Source_20_Text"><text:span text:style-name="T69">123</text:span></text:span><text:span text:style-name="T70">).</text:span></text:p>
      <text:p text:style-name="P11"><text:span text:style-name="T70">The reason for this is as follows: When setting an object property, JavaScript will implicitly </text:span><text:span text:style-name="Strong_20_Emphasis"><text:span text:style-name="T74">stringify</text:span></text:span><text:span text:style-name="T70"> the parameter value. In this case, since </text:span><text:span text:style-name="Source_20_Text"><text:span text:style-name="T69">b</text:span></text:span><text:span text:style-name="T70"> and </text:span><text:span text:style-name="Source_20_Text"><text:span text:style-name="T69">c</text:span></text:span><text:span text:style-name="T70"> are both objects, they will </text:span><text:span text:style-name="Emphasis"><text:span text:style-name="T75">both</text:span></text:span><text:span text:style-name="T70"> be converted to </text:span><text:span text:style-name="Source_20_Text"><text:span text:style-name="T69">"[object Object]"</text:span></text:span><text:span text:style-name="T70">. As a result, </text:span><text:span text:style-name="Source_20_Text"><text:span text:style-name="T69">a[b]</text:span></text:span><text:span text:style-name="T70"> and </text:span><text:span text:style-name="Source_20_Text"><text:span text:style-name="T69">a[c]</text:span></text:span><text:span text:style-name="T70"> are both equivalent to </text:span><text:span text:style-name="Source_20_Text"><text:span text:style-name="T69">a["[object Object]"]</text:span></text:span><text:span text:style-name="T70"> and can be used interchangeably. Therefore, setting or referencing </text:span><text:span text:style-name="Source_20_Text"><text:span text:style-name="T69">a[c]</text:span></text:span><text:span text:style-name="T70"> is precisely the same as setting or referencing </text:span><text:span text:style-name="Source_20_Text"><text:span text:style-name="T69">a[b]</text:span></text:span><text:span text:style-name="T70">.</text:span></text:p>
      <text:p text:style-name="P113"/>
      <text:p text:style-name="P50">What will the following code output to the console:</text:p>
      <text:p text:style-name="Preformatted_20_Text"><text:span text:style-name="Source_20_Text"><text:span text:style-name="T129">console.log((function f(n){return ((n &gt; 1) ? n * f(n-1) : n)})(10));</text:span></text:span></text:p>
      <text:p text:style-name="P50"/>
      <text:p text:style-name="P50">Explain your answer.</text:p>
      <text:p text:style-name="P50"/>
      <text:p text:style-name="P52">The code will output the value of 10 factorial (i.e., 10!, or 3,628,800).</text:p>
      <text:p text:style-name="P52">Here’s why:</text:p>
      <text:p text:style-name="Text_20_body"><text:span text:style-name="T120">The named function </text:span><text:span text:style-name="Source_20_Text"><text:span text:style-name="T120">f()</text:span></text:span><text:span text:style-name="T120"> calls itself recursively, until it gets down to calling </text:span><text:span text:style-name="Source_20_Text"><text:span text:style-name="T120">f(1)</text:span></text:span><text:span text:style-name="T120"> which simply returns </text:span><text:span text:style-name="Source_20_Text"><text:span text:style-name="T120">1</text:span></text:span><text:span text:style-name="T120">. Here, therefore, is what this does:</text:span></text:p>
      <text:p text:style-name="Preformatted_20_Text"><text:span text:style-name="Source_20_Text"><text:span text:style-name="T120">f(1): returns n, which is 1</text:span></text:span></text:p>
      <text:p text:style-name="Preformatted_20_Text"><text:span text:style-name="Source_20_Text"><text:span text:style-name="T120">f(2): returns 2 * f(1), which is 2</text:span></text:span></text:p>
      <text:p text:style-name="Preformatted_20_Text"><text:span text:style-name="Source_20_Text"><text:span text:style-name="T120">f(3): returns 3 * f(2), which is 6</text:span></text:span></text:p>
      <text:p text:style-name="Preformatted_20_Text"><text:span text:style-name="Source_20_Text"><text:span text:style-name="T120">f(4): returns 4 * f(3), which is 24</text:span></text:span></text:p>
      <text:p text:style-name="Preformatted_20_Text"><text:span text:style-name="Source_20_Text"><text:span text:style-name="T120">f(5): returns 5 * f(4), which is 120</text:span></text:span></text:p>
      <text:p text:style-name="Preformatted_20_Text"><text:span text:style-name="Source_20_Text"><text:span text:style-name="T120">f(6): returns 6 * f(5), which is 720</text:span></text:span></text:p>
      <text:p text:style-name="Preformatted_20_Text"><text:span text:style-name="Source_20_Text"><text:span text:style-name="T120">f(7): returns 7 * f(6), which is 5040</text:span></text:span></text:p>
      <text:p text:style-name="Preformatted_20_Text"><text:span text:style-name="Source_20_Text"><text:span text:style-name="T120">f(8): returns 8 * f(7), which is 40320</text:span></text:span></text:p>
      <text:p text:style-name="Preformatted_20_Text"><text:span text:style-name="Source_20_Text"><text:span text:style-name="T120">f(9): returns 9 * f(8), which is 362880</text:span></text:span></text:p>
      <text:p text:style-name="Preformatted_20_Text"><text:span text:style-name="Source_20_Text"><text:span text:style-name="T120">f(10): returns 10 * f(9), which is 3628800</text:span></text:span></text:p>
      <text:p text:style-name="P109"/>
      <text:p text:style-name="P36">Consider the code snippet below. What will the console output be and why?</text:p>
      <text:p text:style-name="Preformatted_20_Text"><text:soft-page-break/><text:span text:style-name="Source_20_Text"><text:span text:style-name="T129">(function(x) {</text:span></text:span></text:p>
      <text:p text:style-name="Preformatted_20_Text"><text:span text:style-name="Source_20_Text"><text:span text:style-name="T129"><text:s text:c="4"/>return (function(y) {</text:span></text:span></text:p>
      <text:p text:style-name="Preformatted_20_Text"><text:span text:style-name="Source_20_Text"><text:span text:style-name="T129"><text:s text:c="8"/>console.log(x);</text:span></text:span></text:p>
      <text:p text:style-name="Preformatted_20_Text"><text:span text:style-name="Source_20_Text"><text:span text:style-name="T129"><text:s text:c="4"/>})(2)</text:span></text:span></text:p>
      <text:p text:style-name="Preformatted_20_Text"><text:span text:style-name="Source_20_Text"><text:span text:style-name="T129">})(1);</text:span></text:span></text:p>
      <text:p text:style-name="P52"/>
      <text:p text:style-name="Text_20_body"><text:span text:style-name="T120">The output will be </text:span><text:span text:style-name="Source_20_Text"><text:span text:style-name="T120">1</text:span></text:span><text:span text:style-name="T120">, even though the value of </text:span><text:span text:style-name="Source_20_Text"><text:span text:style-name="T120">x</text:span></text:span><text:span text:style-name="T120"> is never set in the inner function. Here’s why:</text:span></text:p>
      <text:p text:style-name="P3"><text:span text:style-name="T120">As explained in our </text:span><text:a xlink:type="simple" xlink:href="https://www.toptal.com/javascript#hiring-guide" office:target-frame-name="_blank" xlink:show="new"><text:span text:style-name="T120">JavaScript Hiring Guide</text:span></text:a><text:span text:style-name="T120">, a </text:span><text:span text:style-name="Strong_20_Emphasis"><text:span text:style-name="T120">closure</text:span></text:span><text:span text:style-name="T120"> is a function, along with all variables or functions that were in-scope at the time that the closure was created. In JavaScript, a closure is implemented as an “inner function”; i.e., a function defined within the body of another function. An important feature of closures is that an inner function still has access to the outer function’s variables.</text:span></text:p>
      <text:p text:style-name="P3"><text:span text:style-name="T120">Therefore, in this example, since </text:span><text:span text:style-name="Source_20_Text"><text:span text:style-name="T120">x</text:span></text:span><text:span text:style-name="T120"> is not defined in the inner function, the scope of the outer function is searched for a defined variable </text:span><text:span text:style-name="Source_20_Text"><text:span text:style-name="T120">x</text:span></text:span><text:span text:style-name="T120">, which is found to have a value of </text:span><text:span text:style-name="Source_20_Text"><text:span text:style-name="T120">1</text:span></text:span><text:span text:style-name="T120">.</text:span></text:p>
      <text:p text:style-name="P109"/>
      <text:p text:style-name="P31"><text:span text:style-name="Source_20_Text"><text:span text:style-name="T131">What will the following code output to the console and why:</text:span></text:span></text:p>
      <text:p text:style-name="P143"/>
      <text:p text:style-name="P31"><text:span text:style-name="Source_20_Text"><text:span text:style-name="T131">var hero = {</text:span></text:span></text:p>
      <text:p text:style-name="P31"><text:span text:style-name="Source_20_Text"><text:span text:style-name="T131"><text:s text:c="4"/>_name: 'John Doe',</text:span></text:span></text:p>
      <text:p text:style-name="P31"><text:span text:style-name="Source_20_Text"><text:span text:style-name="T131"><text:s text:c="4"/>getSecretIdentity: function (){</text:span></text:span></text:p>
      <text:p text:style-name="P31"><text:span text:style-name="Source_20_Text"><text:span text:style-name="T131"><text:s text:c="8"/>return this._name;</text:span></text:span></text:p>
      <text:p text:style-name="P31"><text:span text:style-name="Source_20_Text"><text:span text:style-name="T131"><text:s text:c="4"/>}</text:span></text:span></text:p>
      <text:p text:style-name="P31"><text:span text:style-name="Source_20_Text"><text:span text:style-name="T131">};</text:span></text:span></text:p>
      <text:p text:style-name="P143"/>
      <text:p text:style-name="P31"><text:span text:style-name="Source_20_Text"><text:span text:style-name="T131">var stoleSecretIdentity = hero.getSecretIdentity;</text:span></text:span></text:p>
      <text:p text:style-name="P143"/>
      <text:p text:style-name="P31"><text:span text:style-name="Source_20_Text"><text:span text:style-name="T131">console.log(stoleSecretIdentity());</text:span></text:span></text:p>
      <text:p text:style-name="P31"><text:span text:style-name="Source_20_Text"><text:span text:style-name="T131">console.log(hero.getSecretIdentity());</text:span></text:span></text:p>
      <text:p text:style-name="P31"><text:span text:style-name="Source_20_Text"><text:span text:style-name="T131"/></text:span></text:p>
      <text:p text:style-name="P31"><text:span text:style-name="Source_20_Text"><text:span text:style-name="T131">What is the issue with this code and how can it be fixed.</text:span></text:span></text:p>
      <text:p text:style-name="P31"><text:span text:style-name="Source_20_Text"><text:span text:style-name="T131"/></text:span></text:p>
      <text:p text:style-name="P116"/>
      <text:p text:style-name="P31"><text:span text:style-name="Source_20_Text"><text:span text:style-name="T122">The code will output:</text:span></text:span></text:p>
      <text:p text:style-name="P116"/>
      <text:p text:style-name="P31"><text:span text:style-name="Source_20_Text"><text:span text:style-name="T122">undefined</text:span></text:span></text:p>
      <text:p text:style-name="P31"><text:span text:style-name="Source_20_Text"><text:span text:style-name="T122">John Doe</text:span></text:span></text:p>
      <text:p text:style-name="P31"><text:span text:style-name="Source_20_Text"><text:span text:style-name="T122"/></text:span></text:p>
      <text:p text:style-name="P27"><text:span text:style-name="Source_20_Text"><text:span text:style-name="T122">The first console.log prints undefined because we are extracting the method from the hero object, so stoleSecretIdentity() is being invoked in the </text:span></text:span><text:span text:style-name="Source_20_Text"><text:span text:style-name="T125">global context (i.e., the window object)</text:span></text:span><text:span text:style-name="Source_20_Text"><text:span text:style-name="T122"> where the _name property does not exist.</text:span></text:span></text:p>
      <text:p text:style-name="P116"/>
      <text:p text:style-name="P31"><text:span text:style-name="Source_20_Text"><text:span text:style-name="T122">One way to fix the stoleSecretIdentity() function is as follows:</text:span></text:span></text:p>
      <text:p text:style-name="P116"/>
      <text:p text:style-name="P31"><text:span text:style-name="Source_20_Text"><text:span text:style-name="T122">var stoleSecretIdentity = hero.getSecretIdentity.bind(hero);</text:span></text:span></text:p>
      <text:p text:style-name="P116"/>
      <text:p text:style-name="P117"/>
      <text:p text:style-name="P17"><text:span text:style-name="Source_20_Text"><text:span text:style-name="T132">Create a function that, given a DOM Element on the page, will visit the element itself and all of its descendents (not just its immediate children). For each element visited, the function should pass that element to a provided callback function.</text:span></text:span></text:p>
      <text:p text:style-name="P144"/>
      <text:p text:style-name="P32"><text:span text:style-name="Source_20_Text"><text:span text:style-name="T132">The arguments to the function should be:</text:span></text:span></text:p>
      <text:p text:style-name="P144"/>
      <text:p text:style-name="P32"><text:span text:style-name="Source_20_Text"><text:span text:style-name="T132">a DOM element</text:span></text:span></text:p>
      <text:p text:style-name="P32"><text:span text:style-name="Source_20_Text"><text:span text:style-name="T132">a callback function (that takes a DOM element as its argument)</text:span></text:span></text:p>
      <text:p text:style-name="P32"><text:span text:style-name="Source_20_Text"><text:span text:style-name="T123"/></text:span></text:p>
      <text:p text:style-name="P28"><text:span text:style-name="Source_20_Text"><text:span text:style-name="T123">Visiting all elements in a tree (DOM) is a classic Depth-First-Search algorithm application. Here’s an example solution:</text:span></text:span></text:p>
      <text:p text:style-name="P117"/>
      <text:p text:style-name="P32"><text:span text:style-name="Source_20_Text"><text:span text:style-name="T123">function Traverse(p_element, p_callback) {</text:span></text:span></text:p>
      <text:p text:style-name="P32"><text:span text:style-name="Source_20_Text"><text:span text:style-name="T123"><text:s text:c="3"/>p_callback(p_element);</text:span></text:span></text:p>
      <text:p text:style-name="P32"><text:span text:style-name="Source_20_Text"><text:span text:style-name="T123"><text:s text:c="3"/>var list = p_element.children;</text:span></text:span></text:p>
      <text:p text:style-name="P32"><text:span text:style-name="Source_20_Text"><text:span text:style-name="T123"><text:s text:c="3"/>for (var i = 0; i &lt; list.length; i++) {</text:span></text:span></text:p>
      <text:p text:style-name="P32"><text:span text:style-name="Source_20_Text"><text:span text:style-name="T123"><text:s text:c="7"/>Traverse(list[i], p_callback); <text:s/>// recursive call</text:span></text:span></text:p>
      <text:p text:style-name="P32"><text:span text:style-name="Source_20_Text"><text:span text:style-name="T123"><text:s text:c="3"/>}</text:span></text:span></text:p>
      <text:p text:style-name="P32"><text:span text:style-name="Source_20_Text"><text:span text:style-name="T123">}</text:span></text:span></text:p>
      <text:p text:style-name="P117"/>
      <text:p text:style-name="P145">What is the difference between undefined and not defined in JavaScript?</text:p>
      <text:p text:style-name="P118"/>
      <text:p text:style-name="P118">In JavaScript, if you try to use a variable that doesn't exist and has not been declared, then JavaScript will throw an error var name is not defined and script will stop executing. However, if you use typeof undeclared_variable, then it will return undefined.</text:p>
      <text:p text:style-name="P118"/>
      <text:p text:style-name="P118">Before getting further into this, let's first understand the <text:span text:style-name="T127">difference between declaration and definition.</text:span></text:p>
      <text:p text:style-name="P118"/>
      <text:p text:style-name="P118">Let's say var x is a declaration because you have not <text:span text:style-name="T127">defined</text:span> what value it holds yet, but you have <text:span text:style-name="T127">declared</text:span> its existence and the need for memory allocation.</text:p>
      <text:p text:style-name="P118"/>
      <text:p text:style-name="P118">&gt; var x; // declaring x</text:p>
      <text:p text:style-name="P118">&gt; console.log(x); //output: undefined </text:p>
      <text:p text:style-name="P118"/>
      <text:p text:style-name="P118">Here var x = 1 is both a <text:span text:style-name="T127">declaration and definition (also we can say we are doing an initialisation)</text:span>. In the example above, the declaration and assignment of value happen inline for variable x. <text:span text:style-name="T127">In JavaScript, every variable or function declaration you bring to the top of its current scope is called hoisting.</text:span></text:p>
      <text:p text:style-name="P118"/>
      <text:p text:style-name="P118">The assignment happens in order, so when we try to access a variable that is declared but not defined yet, we will get the result undefined.</text:p>
      <text:p text:style-name="P118"/>
      <text:p text:style-name="P118">var x; // Declaration</text:p>
      <text:p text:style-name="P118">if(typeof x === 'undefined') // Will return true</text:p>
      <text:p text:style-name="P118"/>
      <text:p text:style-name="P118">If a variable that is neither declared nor defined, when we try to reference such a variable we'd get the result not defined.</text:p>
      <text:p text:style-name="P118"/>
      <text:p text:style-name="P118">&gt; console.log(y); <text:s/>// Output: ReferenceError: y is not defined</text:p>
      <text:p text:style-name="P118"/>
      <text:p text:style-name="P155">What will be the output of the code below?</text:p>
      <text:p text:style-name="P119"/>
      <text:p text:style-name="P119"><text:s/>var y = 1;</text:p>
      <text:p text:style-name="P119"><text:s text:c="2"/>if (function f(){}) {</text:p>
      <text:p text:style-name="P119"><text:s text:c="4"/>y += typeof f;</text:p>
      <text:p text:style-name="P119"><text:s text:c="2"/>}</text:p>
      <text:p text:style-name="P119"><text:s text:c="2"/>console.log(y);</text:p>
      <text:p text:style-name="P119"/>
      <text:p text:style-name="P120">The output would be 1undefined. <text:span text:style-name="T127">The if condition statement evaluates using eval</text:span>, so eval(function f(){}) returns function f(){} (which is true). Therefore, inside the if statement, executing typeof f returns undefined because <text:span text:style-name="T127">the if statement code executes at run time, and the statement inside the if condition is evaluated during run time.</text:span></text:p>
      <text:p text:style-name="P119"/>
      <text:p text:style-name="P119"><text:s/>var k = 1;</text:p>
      <text:p text:style-name="P119"><text:s text:c="2"/>if (1) {</text:p>
      <text:p text:style-name="P119"><text:s text:c="4"/>eval(function foo(){});</text:p>
      <text:p text:style-name="P119"><text:s text:c="4"/>k += typeof foo;</text:p>
      <text:p text:style-name="P119"><text:s text:c="2"/>}</text:p>
      <text:p text:style-name="P119"><text:s text:c="2"/>console.log(k); </text:p>
      <text:p text:style-name="P119"/>
      <text:p text:style-name="P119">The code above will also output 1undefined.</text:p>
      <text:p text:style-name="P119"/>
      <text:p text:style-name="P119"><text:s/>var k = 1;</text:p>
      <text:p text:style-name="P119"><text:s text:c="2"/>if (1) {</text:p>
      <text:p text:style-name="P119"><text:s text:c="4"/>function foo(){};</text:p>
      <text:p text:style-name="P119"><text:s text:c="4"/>k += typeof foo;</text:p>
      <text:p text:style-name="P119"><text:s text:c="2"/>}</text:p>
      <text:p text:style-name="P119"><text:s text:c="2"/>console.log(k); // output 1function</text:p>
      <text:p text:style-name="P119"/>
      <text:h text:style-name="P160" text:outline-level="5"><text:bookmark text:name="whatisthedrawbackofcreatingtrueprivatemethodsinjavascript"/>What is the drawback of creating true private methods in JavaScript?</text:h>
      <text:p text:style-name="P71">One of the drawbacks of creating true private methods in JavaScript is that they are very memory-inefficient, as a new copy of the method would be created for each instance.</text:p>
      <text:p text:style-name="P87">var Employee = function (name, company, salary) {</text:p>
      <text:p text:style-name="P88"><text:s text:c="4"/>this.name = name || ""; <text:s text:c="6"/><text:tab/>//Public attribute default value is null</text:p>
      <text:p text:style-name="P88"><text:s text:c="4"/>this.company = company || ""; //Public attribute default value is null</text:p>
      <text:p text:style-name="P88"><text:s text:c="4"/>this.salary = salary || 5000; <text:tab/>//Public attribute default value is null</text:p>
      <text:p text:style-name="P88"/>
      <text:p text:style-name="P88"><text:s text:c="4"/>// Private method</text:p>
      <text:p text:style-name="P88"><text:s text:c="4"/>var increaseSalary = function () {</text:p>
      <text:p text:style-name="P88"><text:s text:c="8"/>this.salary = this.salary + 1000;</text:p>
      <text:p text:style-name="P88"><text:s text:c="4"/>};</text:p>
      <text:p text:style-name="P88"/>
      <text:p text:style-name="P88"><text:s text:c="4"/>// Public method</text:p>
      <text:p text:style-name="P88"><text:s text:c="4"/>this.dispalyIncreasedSalary = function() {</text:p>
      <text:p text:style-name="P88"><text:s text:c="8"/>increaseSlary();</text:p>
      <text:p text:style-name="P88"><text:s text:c="8"/>console.log(this.salary);</text:p>
      <text:p text:style-name="P88"><text:s text:c="4"/>};</text:p>
      <text:p text:style-name="P88">};</text:p>
      <text:p text:style-name="P88"/>
      <text:p text:style-name="P88">// Create Employee class object</text:p>
      <text:p text:style-name="P88">var emp1 = new Employee("John","Pluto",3000);</text:p>
      <text:p text:style-name="P88">// Create Employee class object</text:p>
      <text:p text:style-name="P88">var emp2 = new Employee("Merry","Pluto",2000);</text:p>
      <text:p text:style-name="P88">// Create Employee class object</text:p>
      <text:p text:style-name="P88">var emp3 = new Employee("Ren","Pluto",2500);</text:p>
      <text:p text:style-name="P88"/>
      <text:p text:style-name="P7"><text:soft-page-break/><text:span text:style-name="T71">Here each instance variable </text:span><text:span text:style-name="Source_20_Text"><text:span text:style-name="T73">emp1</text:span></text:span><text:span text:style-name="T71">, </text:span><text:span text:style-name="Source_20_Text"><text:span text:style-name="T73">emp2</text:span></text:span><text:span text:style-name="T71">, </text:span><text:span text:style-name="Source_20_Text"><text:span text:style-name="T73">emp3</text:span></text:span><text:span text:style-name="T71"> has its own copy of the </text:span><text:span text:style-name="Source_20_Text"><text:span text:style-name="T73">increaseSalary</text:span></text:span><text:span text:style-name="T71"> private method. </text:span><text:span text:style-name="T70">So, as a recommendation, don’t use private methods unless it’s necessary.</text:span></text:p>
      <text:p text:style-name="P89"/>
      <text:p text:style-name="P129">Write a mul function which will produce the following outputs when invoked:</text:p>
      <text:p text:style-name="P89"/>
      <text:p text:style-name="P89">javascript console.log(mul(2)(3)(4)); // output : 24 console.log(mul(4)(3)(4)); // output : 48</text:p>
      <text:p text:style-name="P89"/>
      <text:p text:style-name="P89">Below is the answer followed by an explanation to how it works:</text:p>
      <text:p text:style-name="P89"/>
      <text:p text:style-name="P89">function mul (x) {</text:p>
      <text:p text:style-name="P89"><text:s text:c="4"/>return function (y) { // anonymous function </text:p>
      <text:p text:style-name="P89"><text:s text:c="8"/>return function (z) { // anonymous function </text:p>
      <text:p text:style-name="P89"><text:s text:c="12"/>return x * y * z; </text:p>
      <text:p text:style-name="P89"><text:s text:c="8"/>};</text:p>
      <text:p text:style-name="P89"><text:s text:c="4"/>};</text:p>
      <text:p text:style-name="P89">}</text:p>
      <text:p text:style-name="P90">Here the mul function accepts the first argument and returns an anonymous function, which takes the second parameter and returns another anonymous function that will take the third parameter and return the multiplication of the arguments that have been passed.</text:p>
      <text:p text:style-name="P89"/>
      <text:p text:style-name="P90">In JavaScript, a function defined inside another one has access to the outer function's variables. Therefore, a function is a first-class object that can be returned by other functions as well and be passed as an argument in another function.</text:p>
      <text:p text:style-name="P89"/>
      <text:p text:style-name="P89">A function is an instance of the Object type</text:p>
      <text:p text:style-name="P89">A function can have properties and has a link back to its constructor method</text:p>
      <text:p text:style-name="P89">A function can be stored as a variable</text:p>
      <text:p text:style-name="P89">A function can be pass as a parameter to another function</text:p>
      <text:p text:style-name="P89">A function can be returned from another function</text:p>
      <text:p text:style-name="P89"/>
      <text:p text:style-name="P130">How to empty an array in JavaScript ?</text:p>
      <text:p text:style-name="P91"/>
      <text:p text:style-name="P91">For instance,</text:p>
      <text:p text:style-name="P91"/>
      <text:p text:style-name="P91"><text:s/>var arrayList = <text:s/>['a','b','c','d','e','f'];</text:p>
      <text:p text:style-name="P91">How can we empty the array above?</text:p>
      <text:p text:style-name="P91"/>
      <text:p text:style-name="P91">There are a couple ways we can use to empty an array, so let's discuss them all.</text:p>
      <text:p text:style-name="P91"/>
      <text:p text:style-name="P91">Method 1</text:p>
      <text:p text:style-name="P91"/>
      <text:p text:style-name="P91">arrayList = []</text:p>
      <text:p text:style-name="P91">Above code will set the variable arrayList to a new empty array. This is recommended if you don't have references to the original array arrayList anywhere else, because it will actually create a new, empty array. You should be careful with this method of emptying the array, because if you have referenced this array from another variable, then the original reference array will remain unchanged.</text:p>
      <text:p text:style-name="P91"/>
      <text:p text:style-name="P91">For Instance,</text:p>
      <text:p text:style-name="P91"/>
      <text:p text:style-name="P91">var arrayList = ['a','b','c','d','e','f']; // Created array </text:p>
      <text:p text:style-name="P91">var anotherArrayList = arrayList; <text:s/>// Referenced arrayList by another variable </text:p>
      <text:p text:style-name="P91">arrayList = []; // Empty the array </text:p>
      <text:p text:style-name="P91">console.log(anotherArrayList); // Output ['a','b','c','d','e','f']</text:p>
      <text:p text:style-name="P91">Method 2</text:p>
      <text:p text:style-name="P91"/>
      <text:p text:style-name="P91"><text:soft-page-break/>arrayList.length = 0;</text:p>
      <text:p text:style-name="P91">The code above will clear the existing array by setting its length to 0. This way of emptying the array also updates all the reference variables that point to the original array. Therefore, this method is useful when you want to update all reference variables pointing to arrayList.</text:p>
      <text:p text:style-name="P91"/>
      <text:p text:style-name="P91">For Instance,</text:p>
      <text:p text:style-name="P91"/>
      <text:p text:style-name="P91">var arrayList = ['a','b','c','d','e','f']; // Created array </text:p>
      <text:p text:style-name="P91">var anotherArrayList = arrayList; <text:s/>// Referenced arrayList by another variable </text:p>
      <text:p text:style-name="P91">arrayList.length = 0; // Empty the array by setting length to 0</text:p>
      <text:p text:style-name="P91">console.log(anotherArrayList); // Output []</text:p>
      <text:p text:style-name="P91">Method 3</text:p>
      <text:p text:style-name="P91"/>
      <text:p text:style-name="P91">arrayList.splice(0, arrayList.length);</text:p>
      <text:p text:style-name="P91">The implementation above will also work perfectly. This way of emptying the array will also update all the references to the original array.</text:p>
      <text:p text:style-name="P91"/>
      <text:p text:style-name="P91">var arrayList = ['a','b','c','d','e','f']; // Created array </text:p>
      <text:p text:style-name="P91">var anotherArrayList = arrayList; <text:s/>// Referenced arrayList by another variable </text:p>
      <text:p text:style-name="P91">arrayList.splice(0, arrayList.length); // Empty the array by setting length to 0</text:p>
      <text:p text:style-name="P91">console.log(anotherArrayList); // Output []</text:p>
      <text:p text:style-name="P91">Method 4</text:p>
      <text:p text:style-name="P91"/>
      <text:p text:style-name="P91">while(arrayList.length){</text:p>
      <text:p text:style-name="P91"><text:s text:c="4"/>arrayList.pop();</text:p>
      <text:p text:style-name="P91">}</text:p>
      <text:p text:style-name="P91">The implementation above can also empty arrays, but it is usually not recommended to use this method often.</text:p>
      <text:p text:style-name="P91"/>
      <text:p text:style-name="P131">How do you check if an object is an array or not?</text:p>
      <text:p text:style-name="P92"/>
      <text:p text:style-name="P93">The best way to find out whether or not an object is an instance of a particular class is to use the toString method from Object.prototype:</text:p>
      <text:p text:style-name="P92"/>
      <text:p text:style-name="P92"><text:s text:c="2"/>var arrayList = [1,2,3];</text:p>
      <text:p text:style-name="P92"/>
      <text:p text:style-name="P93">One of the best use cases of type-checking an object is when we do method overloading in JavaScript. For example, let's say we have a method called greet, which takes one single string and also a list of strings. To make our greet method workable in both situations, we need to know what kind of parameter is being passed. Is it a single value or a list of values?</text:p>
      <text:p text:style-name="P92"/>
      <text:p text:style-name="P92"><text:s/>function greet(param){</text:p>
      <text:p text:style-name="P92"><text:s text:c="5"/>if(){ // here have to check whether param is array or not </text:p>
      <text:p text:style-name="P92"><text:s text:c="5"/>}else{</text:p>
      <text:p text:style-name="P92"><text:s text:c="5"/>}</text:p>
      <text:p text:style-name="P92"><text:s/>}</text:p>
      <text:p text:style-name="P93">However, as the implementation above might not necessarily check the type for arrays, we can check for a single value string and put some array logic code in the else block. For example:</text:p>
      <text:p text:style-name="P92"/>
      <text:p text:style-name="P92"><text:s/>function greet(param){</text:p>
      <text:p text:style-name="P92"><text:s text:c="5"/>if(typeof param === 'string'){ </text:p>
      <text:p text:style-name="P92"><text:s text:c="5"/>}else{</text:p>
      <text:p text:style-name="P92"><text:s text:c="7"/>// If param is of type array then this block of code would execute</text:p>
      <text:p text:style-name="P92"><text:s text:c="5"/>}</text:p>
      <text:p text:style-name="P92"><text:s/>}</text:p>
      <text:p text:style-name="P92"/>
      <text:p text:style-name="P93">Now it's fine we can go with either of the aforementioned two implementations, but when we <text:soft-page-break/>have a situation where the parameter can be single value, array, and object type, we will be in trouble.</text:p>
      <text:p text:style-name="P92"/>
      <text:p text:style-name="P93">Coming back to checking the type of an object, as mentioned previously we can use Object.prototype.toString</text:p>
      <text:p text:style-name="P92"/>
      <text:p text:style-name="P92">if( Object.prototype.toString.call( arrayList ) === '[object Array]' ) {</text:p>
      <text:p text:style-name="P92"><text:s text:c="4"/>console.log('Array!');</text:p>
      <text:p text:style-name="P92">}</text:p>
      <text:p text:style-name="P92">If you are using jQuery, then you can also use the jQuery isArray method:</text:p>
      <text:p text:style-name="P92"/>
      <text:p text:style-name="P92"><text:s text:c="2"/>if($.isArray(arrayList)){</text:p>
      <text:p text:style-name="P92"><text:s text:c="4"/>console.log('Array');</text:p>
      <text:p text:style-name="P92"><text:s text:c="2"/>}else{</text:p>
      <text:p text:style-name="P92"><text:s text:c="6"/>console.log('Not an array');</text:p>
      <text:p text:style-name="P92"><text:s text:c="2"/>}</text:p>
      <text:p text:style-name="P92"/>
      <text:p text:style-name="P93">FYI, jQuery uses Object.prototype.toString.call internally to check whether an object is an array or not.</text:p>
      <text:p text:style-name="P92"/>
      <text:p text:style-name="P92">In modern browsers, you can also use</text:p>
      <text:p text:style-name="P92"/>
      <text:p text:style-name="P92">Array.isArray(arrayList);</text:p>
      <text:p text:style-name="P92"/>
      <text:p text:style-name="P92">Array.isArray is supported by Chrome 5, Firefox 4.0, IE 9, Opera 10.5 and Safari 5</text:p>
      <text:p text:style-name="P92"/>
      <text:p text:style-name="P132">What will be the output of the following code?</text:p>
      <text:p text:style-name="P94"/>
      <text:p text:style-name="P94">var output = (function(x){</text:p>
      <text:p text:style-name="P94"><text:s text:c="4"/>delete x;</text:p>
      <text:p text:style-name="P94"><text:s text:c="4"/>return x;</text:p>
      <text:p text:style-name="P94"><text:s text:c="2"/>})(0);</text:p>
      <text:p text:style-name="P94"/>
      <text:p text:style-name="P94"><text:s text:c="2"/>console.log(output);</text:p>
      <text:p text:style-name="P94"/>
      <text:p text:style-name="P95">The output would be 0. The delete operator is used to delete properties from an object. Here x is not an object but a local variable. delete operators don't affect local variables.</text:p>
      <text:p text:style-name="P95"/>
      <text:p text:style-name="P133">What will be the output of the following code?</text:p>
      <text:p text:style-name="P96"/>
      <text:p text:style-name="P96">var x = 1;</text:p>
      <text:p text:style-name="P96">var output = (function(){</text:p>
      <text:p text:style-name="P96"><text:s text:c="4"/>delete x;</text:p>
      <text:p text:style-name="P96"><text:s text:c="4"/>return x;</text:p>
      <text:p text:style-name="P96"><text:s text:c="2"/>})();</text:p>
      <text:p text:style-name="P96"/>
      <text:p text:style-name="P96"><text:s text:c="2"/>console.log(output);</text:p>
      <text:p text:style-name="P96">The output would be 1. The delete operator is used to delete the property of an object. Here x is not an object, but rather it's the global variable of type number.</text:p>
      <text:p text:style-name="P151">What will be the output of the code below?</text:p>
      <text:p text:style-name="P97"/>
      <text:p text:style-name="P97">var x = { foo : 1};</text:p>
      <text:p text:style-name="P97">var output = (function(){</text:p>
      <text:p text:style-name="P97"><text:s text:c="4"/>delete x.foo;</text:p>
      <text:p text:style-name="P97"><text:s text:c="4"/>return x.foo;</text:p>
      <text:p text:style-name="P97"><text:s text:c="2"/>})();</text:p>
      <text:p text:style-name="P97"/>
      <text:p text:style-name="P97"><text:s text:c="2"/>console.log(output);</text:p>
      <text:p text:style-name="P97">The output would be undefined. <text:span text:style-name="T127">The delete operator is used to delete the property of an object.</text:span> Here, x is an object which has the property foo, and as it is a self-invoking function, we will delete the foo property from object x. After doing so, when we try to reference a deleted property foo, the result isundefined.</text:p>
      <text:p text:style-name="P97"/>
      <text:p text:style-name="P134">What will be the output of the code below?</text:p>
      <text:p text:style-name="P98"/>
      <text:p text:style-name="P98">var Employee = {</text:p>
      <text:p text:style-name="P98"><text:s text:c="2"/>company: 'xyz'</text:p>
      <text:p text:style-name="P98">}</text:p>
      <text:p text:style-name="P98"/>
      <text:p text:style-name="P98">var emp1 = Object.create(Employee);</text:p>
      <text:p text:style-name="P98">delete emp1.company</text:p>
      <text:p text:style-name="P98">console.log(emp1.company);</text:p>
      <text:p text:style-name="P98"/>
      <text:p text:style-name="P98">The output would be xyz. Here, emp1 object has company as its prototype property. <text:span text:style-name="T127">The delete operator doesn't delete prototype property.</text:span></text:p>
      <text:p text:style-name="P98"/>
      <text:p text:style-name="P98">emp1 object doesn't have company as its own property. You can test it console.log(emp1.hasOwnProperty('company')); //output : false. However, we can delete the company property directly from theEmployee object using delete Employee.company. Or, <text:span text:style-name="T127">we can also delete the emp1 object using the __proto__ property delete emp1.__proto__.company</text:span>.</text:p>
      <text:p text:style-name="P98"/>
      <text:p text:style-name="P146">What is undefined x 1 in JavaScript?</text:p>
      <text:p text:style-name="P99"/>
      <text:p text:style-name="P99">var trees = ["redwood","bay","cedar","oak","maple"];</text:p>
      <text:p text:style-name="P99">delete trees[3];</text:p>
      <text:p text:style-name="P99"/>
      <text:p text:style-name="P99">When you run the code above and type console.log(trees); into your Chrome developer console, you will get ["redwood", "bay", "cedar", undefined × 1, "maple"]. When you run the code in Firefox's browser console, you will get ["redwood", "bay", "cedar", undefined, "maple"]. Thus, it's clear that the Chrome browser has its own way of displaying uninitialised indexes in arrays. However, when you check trees[3] === undefined in both browsers, you will get similar output as true.</text:p>
      <text:p text:style-name="P99"/>
      <text:p text:style-name="P99">Note: Please remember you do not need to check for the uninitialised index of array in trees[3] === 'undefined × 1', as it will give you an error. 'undefined × 1' is just way of displaying an array's uninitialised index in Chrome.</text:p>
      <text:p text:style-name="P99"/>
      <text:p text:style-name="P135"/>
      <text:p text:style-name="P152">What will be the output of the code below?</text:p>
      <text:p text:style-name="P100"/>
      <text:p text:style-name="P100">var trees = ["xyz","xxxx","test","ryan","apple"];</text:p>
      <text:p text:style-name="P100">delete trees[3];</text:p>
      <text:p text:style-name="P100"/>
      <text:p text:style-name="P100"><text:s text:c="2"/>console.log(trees.length);</text:p>
      <text:p text:style-name="P100"/>
      <text:p text:style-name="P100">The output would be 5. <text:span text:style-name="T127">When we use the delete operator to delete an array element, the array length is not affected from this. This holds even if you deleted all elements of an array using the delete operator.</text:span></text:p>
      <text:p text:style-name="P100"/>
      <text:p text:style-name="P100">In other words, when the delete operator removes an array element, that deleted element is not longer present in array. In place of value at deleted index undefined x 1 in chrome and undefined is placed at the index. If you do console.log(trees) output ["xyz", "xxxx", "test", undefined × 1, "apple"] in Chrome and in Firefox ["xyz", "xxxx", "test", undefined, "apple"].</text:p>
      <text:p text:style-name="P100"/>
      <text:p text:style-name="P136">What will be the output of the code below?</text:p>
      <text:p text:style-name="P101"/>
      <text:p text:style-name="P101">var bar = true;</text:p>
      <text:p text:style-name="P101">console.log(bar + 0); <text:s text:c="2"/></text:p>
      <text:p text:style-name="P101">console.log(bar + "xyz"); <text:s/></text:p>
      <text:p text:style-name="P101">console.log(bar + true); <text:s/></text:p>
      <text:p text:style-name="P101">console.log(bar + false); <text:s text:c="2"/></text:p>
      <text:p text:style-name="P101">The code will output 1, "truexyz", 2, 1. Here's a general guideline for addition operators:</text:p>
      <text:p text:style-name="P101"/>
      <text:p text:style-name="P101">Number + Number -&gt; Addition</text:p>
      <text:p text:style-name="P101">Boolean + Number -&gt; Addition</text:p>
      <text:p text:style-name="P101">Boolean + Number -&gt; Addition</text:p>
      <text:p text:style-name="P101">Number + String -&gt; Concatenation</text:p>
      <text:p text:style-name="P101">String + Boolean -&gt; Concatenation</text:p>
      <text:p text:style-name="P101">String + String -&gt; Concatenation</text:p>
      <text:p text:style-name="P101"/>
      <text:p text:style-name="P137">What will be the output of the code below?</text:p>
      <text:p text:style-name="P102"/>
      <text:p text:style-name="P102">var z = 1, y = z = typeof y;</text:p>
      <text:p text:style-name="P102">console.log(y); <text:s/></text:p>
      <text:p text:style-name="P102"/>
      <text:p text:style-name="P102">The output would be undefined. <text:span text:style-name="T127">According to the associativity rule, operators with the same precedence are processed based on the associativity property of the operator.</text:span> Here, the associativity of the assignment operator is Right to Left, so typeof y will evaluate first , which is undefined. It will be assigned to z, and then y would be assigned the value of z and then z would be assigned the value 1.</text:p>
      <text:p text:style-name="P102"/>
      <text:p text:style-name="P138">What is the difference between the function declarations below?</text:p>
      <text:p text:style-name="P103"/>
      <text:p text:style-name="P103"><text:s/>var foo = function(){ </text:p>
      <text:p text:style-name="P103"><text:s text:c="4"/>// Some code</text:p>
      <text:p text:style-name="P103"><text:s/>}; </text:p>
      <text:p text:style-name="P103"><text:s/>function bar(){ </text:p>
      <text:p text:style-name="P103"><text:s text:c="4"/>// Some code</text:p>
      <text:p text:style-name="P103"><text:s/>}; </text:p>
      <text:p text:style-name="P103"/>
      <text:p text:style-name="P103">The main difference is the function foo is defined at run-time whereas function bar is defined at parse time. To understand this in better way, let's take a look at the code below:</text:p>
      <text:p text:style-name="P153">What is function hoisting in JavaScript?</text:p>
      <text:p text:style-name="P104"/>
      <text:p text:style-name="P104">Function Expression</text:p>
      <text:p text:style-name="P104"/>
      <text:p text:style-name="P104"><text:s/>var foo = function foo(){ </text:p>
      <text:p text:style-name="P104"><text:s text:c="5"/>return 12; </text:p>
      <text:p text:style-name="P104"><text:s/>}; </text:p>
      <text:p text:style-name="P104"/>
      <text:p text:style-name="P104">In JavaScript, variable and functions are hoisted. Let's take function hoisting first. Basically, the JavaScript interpreter looks ahead to find all variable declarations and then hoists them to the top of the function where they're declared. For example:</text:p>
      <text:p text:style-name="P104"/>
      <text:p text:style-name="P104"><text:s/>foo(); // Here foo is still undefined </text:p>
      <text:p text:style-name="P104"><text:s/>var foo = function foo(){ </text:p>
      <text:p text:style-name="P104"><text:s text:c="5"/>return 12; </text:p>
      <text:p text:style-name="P104"><text:s/>}; </text:p>
      <text:p text:style-name="P104"/>
      <text:p text:style-name="P139">What will be the output of code below?</text:p>
      <text:p text:style-name="P105"/>
      <text:p text:style-name="P105"><text:s/>var salary = "1000$";</text:p>
      <text:p text:style-name="P105"/>
      <text:p text:style-name="P105"><text:s/>(function () {</text:p>
      <text:p text:style-name="P105"><text:s text:c="5"/>console.log("Original salary was " + salary);</text:p>
      <text:p text:style-name="P105"/>
      <text:p text:style-name="P105"><text:s text:c="5"/>var salary = "5000$";</text:p>
      <text:p text:style-name="P105"/>
      <text:p text:style-name="P105"><text:s text:c="5"/>console.log("My New Salary " + salary);</text:p>
      <text:p text:style-name="P105"><text:s/>})();</text:p>
      <text:p text:style-name="P105"/>
      <text:p text:style-name="P105">The output would be undefined, 5000$. Newbies often get tricked by JavaScript's hoisting concept. In the code above, you might be expecting salary to retain its value from the outer scope until the point that salary gets re-declared in the inner scope. However, due to hoisting, the salary value was undefined instead. To understand this better, have a look of the code below:</text:p>
      <text:p text:style-name="P105"/>
      <text:p text:style-name="P105"><text:s/>var salary = "1000$";</text:p>
      <text:p text:style-name="P105"/>
      <text:p text:style-name="P105"><text:s/>(function () {</text:p>
      <text:p text:style-name="P105"><text:s text:c="5"/>var salary = undefined;</text:p>
      <text:p text:style-name="P105"><text:s text:c="5"/>console.log("Original salary was " + salary);</text:p>
      <text:p text:style-name="P105"/>
      <text:p text:style-name="P105"><text:s text:c="5"/>salary = "5000$";</text:p>
      <text:p text:style-name="P105"/>
      <text:p text:style-name="P105"><text:s text:c="5"/>console.log("My New Salary " + salary);</text:p>
      <text:p text:style-name="P105"><text:s/>})();</text:p>
      <text:p text:style-name="P105"/>
      <text:p text:style-name="P105">salary variable is hoisted and declared at the top in the function's scope. The console.log inside returns undefined. After the console.log, salary is redeclared and assigned 5000$.</text:p>
      <text:p text:style-name="P105"/>
      <text:p text:style-name="P140">What is the instanceof operator in JavaScript? What would be the output of the code below?</text:p>
      <text:p text:style-name="P106"/>
      <text:p text:style-name="P106">function foo(){ </text:p>
      <text:p text:style-name="P106"><text:s text:c="4"/>return foo; </text:p>
      <text:p text:style-name="P106">}</text:p>
      <text:p text:style-name="P106"/>
      <text:p text:style-name="P106">new foo() instanceof foo;</text:p>
      <text:p text:style-name="P106"/>
      <text:p text:style-name="P106"><text:soft-page-break/>Here, instanceof operator checks the current object and returns true if the object is of the specified type.</text:p>
      <text:p text:style-name="P106"/>
      <text:p text:style-name="P106">For Example:</text:p>
      <text:p text:style-name="P106"/>
      <text:p text:style-name="P106"><text:s/>var dog = new Animal();</text:p>
      <text:p text:style-name="P106"><text:s/>dog instanceof Animal // Output : true</text:p>
      <text:p text:style-name="P106"/>
      <text:p text:style-name="P106">Here dog instanceof Animal is true since dog inherits from Animal.prototype</text:p>
      <text:p text:style-name="P106"/>
      <text:p text:style-name="P106"><text:s/>var name = new String("xyz");</text:p>
      <text:p text:style-name="P106"><text:s/>name instanceof String // Output : true</text:p>
      <text:p text:style-name="P106"/>
      <text:p text:style-name="P106">Here name instanceof String is true since <text:span text:style-name="T171">name</text:span> inherits from String.prototype. Now let's understand the code below:</text:p>
      <text:p text:style-name="P106"/>
      <text:p text:style-name="P106">function foo(){ </text:p>
      <text:p text:style-name="P106"><text:s text:c="4"/>return foo; </text:p>
      <text:p text:style-name="P106">}</text:p>
      <text:p text:style-name="P106">new foo() instanceof foo;</text:p>
      <text:p text:style-name="P106"/>
      <text:p text:style-name="P106">Here function foo is returning foo, which again points to function foo.</text:p>
      <text:p text:style-name="P106"/>
      <text:p text:style-name="P106">function foo(){ </text:p>
      <text:p text:style-name="P106"><text:s text:c="4"/>return foo; </text:p>
      <text:p text:style-name="P106">}</text:p>
      <text:p text:style-name="P106">var bar = new foo();</text:p>
      <text:p text:style-name="P106"/>
      <text:p text:style-name="P106">// here bar is pointer to function foo(){return foo}.</text:p>
      <text:p text:style-name="P106"/>
      <text:p text:style-name="P106">So the new foo() instanceof foo return false;</text:p>
      <text:p text:style-name="P154">If we have a JavaScript associative array</text:p>
      <text:p text:style-name="P141"/>
      <text:p text:style-name="P141"><text:s text:c="2"/>var counterArray = {</text:p>
      <text:p text:style-name="P141"><text:s text:c="11"/>A : 3,</text:p>
      <text:p text:style-name="P141"><text:s text:c="11"/>B : 4</text:p>
      <text:p text:style-name="P141"><text:s text:c="2"/>};</text:p>
      <text:p text:style-name="P141"><text:s text:c="2"/>counterArray["C"] = 1;</text:p>
      <text:p text:style-name="P141">How can we calculate the length of the above associative array's counterArray?</text:p>
      <text:p text:style-name="P107"/>
      <text:p text:style-name="P107">There are no in-built functions and properties available to calculate the length of associative array object here. However, there are other ways by which we can calculate the length of an associative array object. In addition to this, we can also extend an Object by adding a method or property to the prototype in order to calculate length. However, extending an object might break enumeration in various libraries or might create cross-browser issues, so it's not recommended unless it's necessary. Again, there are various ways by which we can calculate length.</text:p>
      <text:p text:style-name="P107"/>
      <text:p text:style-name="P107">Object has the keys method which can be used to calculate the length of an object:</text:p>
      <text:p text:style-name="P107"/>
      <text:p text:style-name="P107"><text:s/>Object.keys(counterArray).length // Output 2 </text:p>
      <text:p text:style-name="P107"/>
      <text:p text:style-name="P107">We can also calculate the length of an object by iterating through an object and by counting the object's own property.</text:p>
      <text:p text:style-name="P107"/>
      <text:p text:style-name="P107">function getSize(object){</text:p>
      <text:p text:style-name="P107"><text:s text:c="4"/>var count = 0;</text:p>
      <text:p text:style-name="P107"><text:s text:c="4"/>for(key in object){</text:p>
      <text:p text:style-name="P107"><text:s text:c="6"/>// hasOwnProperty method check own property of object</text:p>
      <text:p text:style-name="P107"><text:s text:c="6"/>if(object.hasOwnProperty(key)) count++;</text:p>
      <text:p text:style-name="P107"><text:s text:c="4"/>}</text:p>
      <text:p text:style-name="P107"><text:s text:c="4"/>return count;</text:p>
      <text:p text:style-name="P107">}</text:p>
      <text:p text:style-name="P107"/>
      <text:p text:style-name="P109">We can also add a length method directly on Object:</text:p>
      <text:p text:style-name="P109"/>
      <text:p text:style-name="P109"><text:s text:c="2"/>Object.length = function(){</text:p>
      <text:p text:style-name="P109"><text:s text:c="6"/>var count = 0;</text:p>
      <text:p text:style-name="P109"><text:s text:c="4"/>for(key in object){</text:p>
      <text:p text:style-name="P109"><text:s text:c="6"/>// hasOwnProperty method check own property of object</text:p>
      <text:p text:style-name="P109"><text:s text:c="6"/>if(object.hasOwnProperty(key)) count++;</text:p>
      <text:p text:style-name="P109"><text:s text:c="4"/>}</text:p>
      <text:p text:style-name="P109"><text:s text:c="4"/>return count;</text:p>
      <text:p text:style-name="P109"><text:s text:c="2"/>}</text:p>
      <text:p text:style-name="P109"><text:s text:c="2"/>//Get the size of any object using</text:p>
      <text:p text:style-name="P109"><text:s text:c="2"/>console.log(Object.length(counterArray))</text:p>
      <text:p text:style-name="P107"/>
      <text:p text:style-name="P108"></text:p>
      <text:p text:style-name="P108">var bar = null;</text:p>
      <text:p text:style-name="P108">console.log(typeof bar === "object"); <text:s/>// logs 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ucida Console', 'DejaVu Sans Mono', Monaco, 'Courier New', monospace"/>
    <style:font-face style:name="Menlo" svg:font-family="Menlo, Monaco, Consolas, 'Courier New', monospace"/>
    <style:font-face style:name="Proxima Nova" svg:font-family="'Proxima Nova', Arial, sans-serif"/>
    <style:font-face style:name="Verdana1" svg:font-family="Verdana, Geneva, Tahoma, Arial, Helvetica, sans-serif"/>
    <style:font-face style:name="FreeSans1" svg:font-family="FreeSans" style:font-family-generic="swiss"/>
    <style:font-face style:name="Geneva" svg:font-family="Geneva" style:font-family-generic="swiss"/>
    <style:font-face style:name="Helvetica" svg:font-family="Helvetica" style:font-family-generic="swiss"/>
    <style:font-face style:name="Tahoma" svg:font-family="Tahoma" style:font-family-generic="swiss"/>
    <style:font-face style:name="sans-serif" svg:font-family="sans-serif"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90d66" officeooo:paragraph-rsid="00090d6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Page <text:page-number text:select-page="current">28</text:page-number> of <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09:08:38.867668532</meta:creation-date>
    <dc:date>2016-09-09T18:31:54.169899260</dc:date>
    <meta:editing-duration>PT9H1M4S</meta:editing-duration>
    <meta:editing-cycles>77</meta:editing-cycles>
    <meta:generator>LibreOffice/4.2.8.2$Linux_X86_64 LibreOffice_project/420m0$Build-2</meta:generator>
    <meta:document-statistic meta:table-count="0" meta:image-count="0" meta:object-count="0" meta:page-count="28" meta:paragraph-count="696" meta:word-count="8027" meta:character-count="48337" meta:non-whitespace-character-count="40113"/>
  </office:meta>
</office:document-meta>
</file>